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995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2.45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49">
      <style:text-properties fo:font-weight="bold" style:font-weight-asian="bold" style:font-weight-complex="bold"/>
    </style:style>
    <style:style style:name="ce7" style:family="table-cell" style:parent-style-name="Default" style:data-style-name="N49"/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9" style:family="table-cell" style:parent-style-name="Default" style:data-style-name="N61"/>
    <style:style style:name="ce12" style:family="table-cell" style:parent-style-name="Default">
      <style:table-cell-properties style:diagonal-bl-tr="0.74pt solid #000000" style:diagonal-tl-br="0.74pt solid #000000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fo:border="0.74pt solid #000000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61">
      <style:table-cell-properties style:diagonal-bl-tr="none" style:diagonal-tl-br="none" fo:border="0.74pt solid #000000"/>
    </style:style>
    <style:style style:name="ce16" style:family="table-cell" style:parent-style-name="Default" style:data-style-name="N64">
      <style:table-cell-properties style:diagonal-bl-tr="none" style:diagonal-tl-br="none" fo:border="0.74pt solid #000000"/>
    </style:style>
    <style:style style:name="ce17" style:family="table-cell" style:parent-style-name="Default" style:data-style-name="N49">
      <style:table-cell-properties style:diagonal-bl-tr="none" style:diagonal-tl-br="none" fo:border="0.74pt solid #000000"/>
    </style:style>
    <style:style style:name="ce5" style:family="table-cell" style:parent-style-name="Default" style:data-style-name="N64"/>
    <style:style style:name="ce19" style:family="table-cell" style:parent-style-name="Default">
      <style:table-cell-properties style:diagonal-bl-tr="none" style:diagonal-tl-br="none" fo:wrap-option="wrap"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apadatok" table:style-name="ta1">
        <table:table-column table:style-name="co1" table:default-cell-style-name="ce7"/>
        <table:table-column table:style-name="co2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Dátum</text:p>
          </table:table-cell>
          <table:table-cell table:style-name="ce3" office:value-type="string" calcext:value-type="string">
            <text:p>Nap</text:p>
          </table:table-cell>
          <table:table-cell table:style-name="ce3" office:value-type="string" calcext:value-type="string">
            <text:p>Napkelte</text:p>
          </table:table-cell>
          <table:table-cell table:style-name="ce3" office:value-type="string" calcext:value-type="string">
            <text:p>Napnyugta</text:p>
          </table:table-cell>
          <table:table-cell table:style-name="ce3" office:value-type="string" calcext:value-type="string">
            <text:p>Nappal Hossza</text:p>
          </table:table-cell>
          <table:table-cell table:style-name="ce3"/>
          <table:table-cell table:style-name="ce12"/>
          <table:table-cell table:style-name="ce14" office:value-type="string" calcext:value-type="string">
            <text:p>Nyári Napforduló</text:p>
          </table:table-cell>
          <table:table-cell table:style-name="ce19" office:value-type="string" calcext:value-type="string">
            <text:p>Téli Napforduló</text:p>
          </table:table-cell>
          <table:table-cell table:style-name="ce3" office:value-type="string" calcext:value-type="string">
            <text:p>A nap hossza</text:p>
          </table:table-cell>
          <table:table-cell table:style-name="ce3" table:number-columns-repeated="1014"/>
        </table:table-row>
        <table:table-row table:style-name="ro2">
          <table:table-cell office:value-type="date" office:date-value="2022-01-01" calcext:value-type="date">
            <text:p>2022-01-01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7:32:53</text:p>
          </table:table-cell>
          <table:table-cell office:value-type="string" calcext:value-type="string">
            <text:p>16:03:59</text:p>
          </table:table-cell>
          <table:table-cell table:formula="of:=[.D2]-[.C2]" office:value-type="time" office:time-value="PT08H31M06S" calcext:value-type="time">
            <text:p>8:31:06</text:p>
          </table:table-cell>
          <table:table-cell/>
          <table:table-cell table:style-name="ce13" office:value-type="string" calcext:value-type="string">
            <text:p>Nappal hossza</text:p>
          </table:table-cell>
          <table:table-cell table:style-name="ce15" table:formula="of:=MAX([.E2:.E366])" office:value-type="time" office:time-value="PT15H58M11S" calcext:value-type="time">
            <text:p>15:58:11</text:p>
          </table:table-cell>
          <table:table-cell table:style-name="ce15" table:formula="of:=MIN([.E2:.E366])" office:value-type="time" office:time-value="PT08H26M13S" calcext:value-type="time">
            <text:p>8:26:13</text:p>
          </table:table-cell>
          <table:table-cell table:style-name="ce8" office:value-type="string" calcext:value-type="string">
            <text:p>24:00:00</text:p>
          </table:table-cell>
          <table:table-cell table:number-columns-repeated="1014"/>
        </table:table-row>
        <table:table-row table:style-name="ro2">
          <table:table-cell office:value-type="date" office:date-value="2022-01-02" calcext:value-type="date">
            <text:p>2022-01-02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7:32:52</text:p>
          </table:table-cell>
          <table:table-cell office:value-type="string" calcext:value-type="string">
            <text:p>16:04:56</text:p>
          </table:table-cell>
          <table:table-cell table:formula="of:=[.D3]-[.C3]" office:value-type="time" office:time-value="PT08H32M04S" calcext:value-type="time">
            <text:p>8:32:04</text:p>
          </table:table-cell>
          <table:table-cell/>
          <table:table-cell table:style-name="ce13" office:value-type="string" calcext:value-type="string">
            <text:p>Éjszaka hossza</text:p>
          </table:table-cell>
          <table:table-cell table:style-name="ce16" table:formula="of:=[.J2] - [.H2]" office:value-type="time" office:time-value="PT08H01M49S" calcext:value-type="time">
            <text:p>08:01:49</text:p>
          </table:table-cell>
          <table:table-cell table:style-name="ce16" table:formula="of:=[.J2] - [.I2]" office:value-type="time" office:time-value="PT15H33M47S" calcext:value-type="time">
            <text:p>15:33:47</text:p>
          </table:table-cell>
          <table:table-cell table:number-columns-repeated="1015"/>
        </table:table-row>
        <table:table-row table:style-name="ro2"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7:32:48</text:p>
          </table:table-cell>
          <table:table-cell office:value-type="string" calcext:value-type="string">
            <text:p>16:05:54</text:p>
          </table:table-cell>
          <table:table-cell table:formula="of:=[.D4]-[.C4]" office:value-type="time" office:time-value="PT08H33M06S" calcext:value-type="time">
            <text:p>8:33:06</text:p>
          </table:table-cell>
          <table:table-cell/>
          <table:table-cell table:style-name="ce13" office:value-type="string" calcext:value-type="string">
            <text:p>Dátum</text:p>
          </table:table-cell>
          <table:table-cell table:style-name="ce17" table:formula="of:=INDEX([.A2:.A366];MATCH([.H2];[.E2:.E366];0))" office:value-type="date" office:date-value="2022-06-21" calcext:value-type="date">
            <text:p>2022-06-21</text:p>
          </table:table-cell>
          <table:table-cell table:style-name="ce17" table:formula="of:=INDEX([.A2:.A366];MATCH([.I2];[.E2:.E366];0))" office:value-type="date" office:date-value="2022-12-22" calcext:value-type="date">
            <text:p>2022-12-22</text:p>
          </table:table-cell>
          <table:table-cell table:number-columns-repeated="1015"/>
        </table:table-row>
        <table:table-row table:style-name="ro2">
          <table:table-cell office:value-type="date" office:date-value="2022-01-04" calcext:value-type="date">
            <text:p>2022-01-04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7:32:40</text:p>
          </table:table-cell>
          <table:table-cell office:value-type="string" calcext:value-type="string">
            <text:p>16:06:55</text:p>
          </table:table-cell>
          <table:table-cell table:formula="of:=[.D5]-[.C5]" office:value-type="time" office:time-value="PT08H34M15S" calcext:value-type="time">
            <text:p>8:34:15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date" office:date-value="2022-01-05" calcext:value-type="date">
            <text:p>2022-01-05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7:32:31</text:p>
          </table:table-cell>
          <table:table-cell office:value-type="string" calcext:value-type="string">
            <text:p>16:07:58</text:p>
          </table:table-cell>
          <table:table-cell table:formula="of:=[.D6]-[.C6]" office:value-type="time" office:time-value="PT08H35M27S" calcext:value-type="time">
            <text:p>8:35:27</text:p>
          </table:table-cell>
          <table:table-cell table:number-columns-repeated="1019"/>
        </table:table-row>
        <table:table-row table:style-name="ro2">
          <table:table-cell office:value-type="date" office:date-value="2022-01-06" calcext:value-type="date">
            <text:p>2022-01-06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7:32:18</text:p>
          </table:table-cell>
          <table:table-cell office:value-type="string" calcext:value-type="string">
            <text:p>16:09:03</text:p>
          </table:table-cell>
          <table:table-cell table:formula="of:=[.D7]-[.C7]" office:value-type="time" office:time-value="PT08H36M45S" calcext:value-type="time">
            <text:p>8:36:45</text:p>
          </table:table-cell>
          <table:table-cell table:number-columns-repeated="1019"/>
        </table:table-row>
        <table:table-row table:style-name="ro2">
          <table:table-cell office:value-type="date" office:date-value="2022-01-07" calcext:value-type="date">
            <text:p>2022-01-07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7:32:02</text:p>
          </table:table-cell>
          <table:table-cell office:value-type="string" calcext:value-type="string">
            <text:p>16:10:10</text:p>
          </table:table-cell>
          <table:table-cell table:formula="of:=[.D8]-[.C8]" office:value-type="time" office:time-value="PT08H38M08S" calcext:value-type="time">
            <text:p>8:38:08</text:p>
          </table:table-cell>
          <table:table-cell table:number-columns-repeated="1019"/>
        </table:table-row>
        <table:table-row table:style-name="ro2">
          <table:table-cell office:value-type="date" office:date-value="2022-01-08" calcext:value-type="date">
            <text:p>2022-01-08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7:31:44</text:p>
          </table:table-cell>
          <table:table-cell office:value-type="string" calcext:value-type="string">
            <text:p>16:11:19</text:p>
          </table:table-cell>
          <table:table-cell table:formula="of:=[.D9]-[.C9]" office:value-type="time" office:time-value="PT08H39M35S" calcext:value-type="time">
            <text:p>8:39:35</text:p>
          </table:table-cell>
          <table:table-cell table:number-columns-repeated="1019"/>
        </table:table-row>
        <table:table-row table:style-name="ro2">
          <table:table-cell office:value-type="date" office:date-value="2022-01-09" calcext:value-type="date">
            <text:p>2022-01-09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7:31:23</text:p>
          </table:table-cell>
          <table:table-cell office:value-type="string" calcext:value-type="string">
            <text:p>16:12:30</text:p>
          </table:table-cell>
          <table:table-cell table:formula="of:=[.D10]-[.C10]" office:value-type="time" office:time-value="PT08H41M07S" calcext:value-type="time">
            <text:p>8:41:07</text:p>
          </table:table-cell>
          <table:table-cell table:number-columns-repeated="1019"/>
        </table:table-row>
        <table:table-row table:style-name="ro2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7:30:59</text:p>
          </table:table-cell>
          <table:table-cell office:value-type="string" calcext:value-type="string">
            <text:p>16:13:43</text:p>
          </table:table-cell>
          <table:table-cell table:formula="of:=[.D11]-[.C11]" office:value-type="time" office:time-value="PT08H42M44S" calcext:value-type="time">
            <text:p>8:42:44</text:p>
          </table:table-cell>
          <table:table-cell table:number-columns-repeated="1019"/>
        </table:table-row>
        <table:table-row table:style-name="ro2">
          <table:table-cell office:value-type="date" office:date-value="2022-01-11" calcext:value-type="date">
            <text:p>2022-01-11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7:30:33</text:p>
          </table:table-cell>
          <table:table-cell office:value-type="string" calcext:value-type="string">
            <text:p>16:14:57</text:p>
          </table:table-cell>
          <table:table-cell table:formula="of:=[.D12]-[.C12]" office:value-type="time" office:time-value="PT08H44M24S" calcext:value-type="time">
            <text:p>8:44:24</text:p>
          </table:table-cell>
          <table:table-cell table:number-columns-repeated="1019"/>
        </table:table-row>
        <table:table-row table:style-name="ro2">
          <table:table-cell office:value-type="date" office:date-value="2022-01-12" calcext:value-type="date">
            <text:p>2022-01-12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7:30:04</text:p>
          </table:table-cell>
          <table:table-cell office:value-type="string" calcext:value-type="string">
            <text:p>16:16:13</text:p>
          </table:table-cell>
          <table:table-cell table:formula="of:=[.D13]-[.C13]" office:value-type="time" office:time-value="PT08H46M09S" calcext:value-type="time">
            <text:p>8:46:09</text:p>
          </table:table-cell>
          <table:table-cell table:style-name="ce9"/>
          <table:table-cell table:number-columns-repeated="1018"/>
        </table:table-row>
        <table:table-row table:style-name="ro2">
          <table:table-cell office:value-type="date" office:date-value="2022-01-13" calcext:value-type="date">
            <text:p>2022-01-13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7:29:32</text:p>
          </table:table-cell>
          <table:table-cell office:value-type="string" calcext:value-type="string">
            <text:p>16:17:30</text:p>
          </table:table-cell>
          <table:table-cell table:formula="of:=[.D14]-[.C14]" office:value-type="time" office:time-value="PT08H47M58S" calcext:value-type="time">
            <text:p>8:47:58</text:p>
          </table:table-cell>
          <table:table-cell table:number-columns-repeated="1019"/>
        </table:table-row>
        <table:table-row table:style-name="ro2"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7:28:58</text:p>
          </table:table-cell>
          <table:table-cell office:value-type="string" calcext:value-type="string">
            <text:p>16:18:49</text:p>
          </table:table-cell>
          <table:table-cell table:formula="of:=[.D15]-[.C15]" office:value-type="time" office:time-value="PT08H49M51S" calcext:value-type="time">
            <text:p>8:49:51</text:p>
          </table:table-cell>
          <table:table-cell table:number-columns-repeated="1019"/>
        </table:table-row>
        <table:table-row table:style-name="ro2">
          <table:table-cell office:value-type="date" office:date-value="2022-01-15" calcext:value-type="date">
            <text:p>2022-01-15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7:28:21</text:p>
          </table:table-cell>
          <table:table-cell office:value-type="string" calcext:value-type="string">
            <text:p>16:20:09</text:p>
          </table:table-cell>
          <table:table-cell table:formula="of:=[.D16]-[.C16]" office:value-type="time" office:time-value="PT08H51M48S" calcext:value-type="time">
            <text:p>8:51:48</text:p>
          </table:table-cell>
          <table:table-cell table:number-columns-repeated="1019"/>
        </table:table-row>
        <table:table-row table:style-name="ro2">
          <table:table-cell office:value-type="date" office:date-value="2022-01-16" calcext:value-type="date">
            <text:p>2022-01-16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7:27:41</text:p>
          </table:table-cell>
          <table:table-cell office:value-type="string" calcext:value-type="string">
            <text:p>16:21:31</text:p>
          </table:table-cell>
          <table:table-cell table:formula="of:=[.D17]-[.C17]" office:value-type="time" office:time-value="PT08H53M50S" calcext:value-type="time">
            <text:p>8:53:50</text:p>
          </table:table-cell>
          <table:table-cell table:number-columns-repeated="1019"/>
        </table:table-row>
        <table:table-row table:style-name="ro2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7:26:59</text:p>
          </table:table-cell>
          <table:table-cell office:value-type="string" calcext:value-type="string">
            <text:p>16:22:54</text:p>
          </table:table-cell>
          <table:table-cell table:formula="of:=[.D18]-[.C18]" office:value-type="time" office:time-value="PT08H55M55S" calcext:value-type="time">
            <text:p>8:55:55</text:p>
          </table:table-cell>
          <table:table-cell table:number-columns-repeated="1019"/>
        </table:table-row>
        <table:table-row table:style-name="ro2">
          <table:table-cell office:value-type="date" office:date-value="2022-01-18" calcext:value-type="date">
            <text:p>2022-01-18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7:26:15</text:p>
          </table:table-cell>
          <table:table-cell office:value-type="string" calcext:value-type="string">
            <text:p>16:24:18</text:p>
          </table:table-cell>
          <table:table-cell table:formula="of:=[.D19]-[.C19]" office:value-type="time" office:time-value="PT08H58M03S" calcext:value-type="time">
            <text:p>8:58:03</text:p>
          </table:table-cell>
          <table:table-cell table:number-columns-repeated="1019"/>
        </table:table-row>
        <table:table-row table:style-name="ro2">
          <table:table-cell office:value-type="date" office:date-value="2022-01-19" calcext:value-type="date">
            <text:p>2022-01-19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7:25:28</text:p>
          </table:table-cell>
          <table:table-cell office:value-type="string" calcext:value-type="string">
            <text:p>16:25:43</text:p>
          </table:table-cell>
          <table:table-cell table:formula="of:=[.D20]-[.C20]" office:value-type="time" office:time-value="PT09H00M15S" calcext:value-type="time">
            <text:p>9:00:15</text:p>
          </table:table-cell>
          <table:table-cell table:number-columns-repeated="1019"/>
        </table:table-row>
        <table:table-row table:style-name="ro2">
          <table:table-cell office:value-type="date" office:date-value="2022-01-20" calcext:value-type="date">
            <text:p>2022-01-20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7:24:39</text:p>
          </table:table-cell>
          <table:table-cell office:value-type="string" calcext:value-type="string">
            <text:p>16:27:10</text:p>
          </table:table-cell>
          <table:table-cell table:formula="of:=[.D21]-[.C21]" office:value-type="time" office:time-value="PT09H02M31S" calcext:value-type="time">
            <text:p>9:02:31</text:p>
          </table:table-cell>
          <table:table-cell table:number-columns-repeated="1019"/>
        </table:table-row>
        <table:table-row table:style-name="ro2">
          <table:table-cell office:value-type="date" office:date-value="2022-01-21" calcext:value-type="date">
            <text:p>2022-01-21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7:23:47</text:p>
          </table:table-cell>
          <table:table-cell office:value-type="string" calcext:value-type="string">
            <text:p>16:28:37</text:p>
          </table:table-cell>
          <table:table-cell table:formula="of:=[.D22]-[.C22]" office:value-type="time" office:time-value="PT09H04M50S" calcext:value-type="time">
            <text:p>9:04:50</text:p>
          </table:table-cell>
          <table:table-cell table:number-columns-repeated="1019"/>
        </table:table-row>
        <table:table-row table:style-name="ro2">
          <table:table-cell office:value-type="date" office:date-value="2022-01-22" calcext:value-type="date">
            <text:p>2022-01-22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7:22:53</text:p>
          </table:table-cell>
          <table:table-cell office:value-type="string" calcext:value-type="string">
            <text:p>16:30:05</text:p>
          </table:table-cell>
          <table:table-cell table:formula="of:=[.D23]-[.C23]" office:value-type="time" office:time-value="PT09H07M12S" calcext:value-type="time">
            <text:p>9:07:12</text:p>
          </table:table-cell>
          <table:table-cell table:number-columns-repeated="1019"/>
        </table:table-row>
        <table:table-row table:style-name="ro2">
          <table:table-cell office:value-type="date" office:date-value="2022-01-23" calcext:value-type="date">
            <text:p>2022-01-23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7:21:56</text:p>
          </table:table-cell>
          <table:table-cell office:value-type="string" calcext:value-type="string">
            <text:p>16:31:34</text:p>
          </table:table-cell>
          <table:table-cell table:formula="of:=[.D24]-[.C24]" office:value-type="time" office:time-value="PT09H09M38S" calcext:value-type="time">
            <text:p>9:09:38</text:p>
          </table:table-cell>
          <table:table-cell table:number-columns-repeated="1019"/>
        </table:table-row>
        <table:table-row table:style-name="ro2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7:20:58</text:p>
          </table:table-cell>
          <table:table-cell office:value-type="string" calcext:value-type="string">
            <text:p>16:33:04</text:p>
          </table:table-cell>
          <table:table-cell table:formula="of:=[.D25]-[.C25]" office:value-type="time" office:time-value="PT09H12M06S" calcext:value-type="time">
            <text:p>9:12:06</text:p>
          </table:table-cell>
          <table:table-cell table:number-columns-repeated="1019"/>
        </table:table-row>
        <table:table-row table:style-name="ro2">
          <table:table-cell office:value-type="date" office:date-value="2022-01-25" calcext:value-type="date">
            <text:p>2022-01-25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7:19:57</text:p>
          </table:table-cell>
          <table:table-cell office:value-type="string" calcext:value-type="string">
            <text:p>16:34:35</text:p>
          </table:table-cell>
          <table:table-cell table:formula="of:=[.D26]-[.C26]" office:value-type="time" office:time-value="PT09H14M38S" calcext:value-type="time">
            <text:p>9:14:38</text:p>
          </table:table-cell>
          <table:table-cell table:number-columns-repeated="1019"/>
        </table:table-row>
        <table:table-row table:style-name="ro2">
          <table:table-cell office:value-type="date" office:date-value="2022-01-26" calcext:value-type="date">
            <text:p>2022-01-26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7:18:54</text:p>
          </table:table-cell>
          <table:table-cell office:value-type="string" calcext:value-type="string">
            <text:p>16:36:06</text:p>
          </table:table-cell>
          <table:table-cell table:formula="of:=[.D27]-[.C27]" office:value-type="time" office:time-value="PT09H17M12S" calcext:value-type="time">
            <text:p>9:17:12</text:p>
          </table:table-cell>
          <table:table-cell table:number-columns-repeated="1019"/>
        </table:table-row>
        <table:table-row table:style-name="ro2">
          <table:table-cell office:value-type="date" office:date-value="2022-01-27" calcext:value-type="date">
            <text:p>2022-01-27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7:17:49</text:p>
          </table:table-cell>
          <table:table-cell office:value-type="string" calcext:value-type="string">
            <text:p>16:37:38</text:p>
          </table:table-cell>
          <table:table-cell table:formula="of:=[.D28]-[.C28]" office:value-type="time" office:time-value="PT09H19M49S" calcext:value-type="time">
            <text:p>9:19:49</text:p>
          </table:table-cell>
          <table:table-cell table:number-columns-repeated="1019"/>
        </table:table-row>
        <table:table-row table:style-name="ro2">
          <table:table-cell office:value-type="date" office:date-value="2022-01-28" calcext:value-type="date">
            <text:p>2022-01-28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7:16:42</text:p>
          </table:table-cell>
          <table:table-cell office:value-type="string" calcext:value-type="string">
            <text:p>16:39:11</text:p>
          </table:table-cell>
          <table:table-cell table:formula="of:=[.D29]-[.C29]" office:value-type="time" office:time-value="PT09H22M29S" calcext:value-type="time">
            <text:p>9:22:29</text:p>
          </table:table-cell>
          <table:table-cell table:number-columns-repeated="1019"/>
        </table:table-row>
        <table:table-row table:style-name="ro2">
          <table:table-cell office:value-type="date" office:date-value="2022-01-29" calcext:value-type="date">
            <text:p>2022-01-29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7:15:32</text:p>
          </table:table-cell>
          <table:table-cell office:value-type="string" calcext:value-type="string">
            <text:p>16:40:44</text:p>
          </table:table-cell>
          <table:table-cell table:formula="of:=[.D30]-[.C30]" office:value-type="time" office:time-value="PT09H25M12S" calcext:value-type="time">
            <text:p>9:25:12</text:p>
          </table:table-cell>
          <table:table-cell table:number-columns-repeated="1019"/>
        </table:table-row>
        <table:table-row table:style-name="ro2">
          <table:table-cell office:value-type="date" office:date-value="2022-01-30" calcext:value-type="date">
            <text:p>2022-01-30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7:14:21</text:p>
          </table:table-cell>
          <table:table-cell office:value-type="string" calcext:value-type="string">
            <text:p>16:42:17</text:p>
          </table:table-cell>
          <table:table-cell table:formula="of:=[.D31]-[.C31]" office:value-type="time" office:time-value="PT09H27M56S" calcext:value-type="time">
            <text:p>9:27:56</text:p>
          </table:table-cell>
          <table:table-cell table:number-columns-repeated="1019"/>
        </table:table-row>
        <table:table-row table:style-name="ro2"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7:13:08</text:p>
          </table:table-cell>
          <table:table-cell office:value-type="string" calcext:value-type="string">
            <text:p>16:43:51</text:p>
          </table:table-cell>
          <table:table-cell table:formula="of:=[.D32]-[.C32]" office:value-type="time" office:time-value="PT09H30M43S" calcext:value-type="time">
            <text:p>9:30:43</text:p>
          </table:table-cell>
          <table:table-cell table:number-columns-repeated="1019"/>
        </table:table-row>
        <table:table-row table:style-name="ro2"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7:11:52</text:p>
          </table:table-cell>
          <table:table-cell office:value-type="string" calcext:value-type="string">
            <text:p>16:45:25</text:p>
          </table:table-cell>
          <table:table-cell table:formula="of:=[.D33]-[.C33]" office:value-type="time" office:time-value="PT09H33M33S" calcext:value-type="time">
            <text:p>9:33:33</text:p>
          </table:table-cell>
          <table:table-cell table:number-columns-repeated="1019"/>
        </table:table-row>
        <table:table-row table:style-name="ro2">
          <table:table-cell office:value-type="date" office:date-value="2022-02-02" calcext:value-type="date">
            <text:p>2022-02-02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7:10:35</text:p>
          </table:table-cell>
          <table:table-cell office:value-type="string" calcext:value-type="string">
            <text:p>16:46:59</text:p>
          </table:table-cell>
          <table:table-cell table:formula="of:=[.D34]-[.C34]" office:value-type="time" office:time-value="PT09H36M24S" calcext:value-type="time">
            <text:p>9:36:24</text:p>
          </table:table-cell>
          <table:table-cell table:number-columns-repeated="1019"/>
        </table:table-row>
        <table:table-row table:style-name="ro2">
          <table:table-cell office:value-type="date" office:date-value="2022-02-03" calcext:value-type="date">
            <text:p>2022-02-03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7:09:16</text:p>
          </table:table-cell>
          <table:table-cell office:value-type="string" calcext:value-type="string">
            <text:p>16:48:34</text:p>
          </table:table-cell>
          <table:table-cell table:formula="of:=[.D35]-[.C35]" office:value-type="time" office:time-value="PT09H39M18S" calcext:value-type="time">
            <text:p>9:39:18</text:p>
          </table:table-cell>
          <table:table-cell table:number-columns-repeated="1019"/>
        </table:table-row>
        <table:table-row table:style-name="ro2">
          <table:table-cell office:value-type="date" office:date-value="2022-02-04" calcext:value-type="date">
            <text:p>2022-02-04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7:07:55</text:p>
          </table:table-cell>
          <table:table-cell office:value-type="string" calcext:value-type="string">
            <text:p>16:50:08</text:p>
          </table:table-cell>
          <table:table-cell table:formula="of:=[.D36]-[.C36]" office:value-type="time" office:time-value="PT09H42M13S" calcext:value-type="time">
            <text:p>9:42:13</text:p>
          </table:table-cell>
          <table:table-cell table:number-columns-repeated="1019"/>
        </table:table-row>
        <table:table-row table:style-name="ro2">
          <table:table-cell office:value-type="date" office:date-value="2022-02-05" calcext:value-type="date">
            <text:p>2022-02-05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7:06:33</text:p>
          </table:table-cell>
          <table:table-cell office:value-type="string" calcext:value-type="string">
            <text:p>16:51:43</text:p>
          </table:table-cell>
          <table:table-cell table:formula="of:=[.D37]-[.C37]" office:value-type="time" office:time-value="PT09H45M10S" calcext:value-type="time">
            <text:p>9:45:10</text:p>
          </table:table-cell>
          <table:table-cell table:number-columns-repeated="1019"/>
        </table:table-row>
        <table:table-row table:style-name="ro2">
          <table:table-cell office:value-type="date" office:date-value="2022-02-06" calcext:value-type="date">
            <text:p>2022-02-06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7:05:09</text:p>
          </table:table-cell>
          <table:table-cell office:value-type="string" calcext:value-type="string">
            <text:p>16:53:18</text:p>
          </table:table-cell>
          <table:table-cell table:formula="of:=[.D38]-[.C38]" office:value-type="time" office:time-value="PT09H48M09S" calcext:value-type="time">
            <text:p>9:48:09</text:p>
          </table:table-cell>
          <table:table-cell table:number-columns-repeated="1019"/>
        </table:table-row>
        <table:table-row table:style-name="ro2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7:03:43</text:p>
          </table:table-cell>
          <table:table-cell office:value-type="string" calcext:value-type="string">
            <text:p>16:54:53</text:p>
          </table:table-cell>
          <table:table-cell table:formula="of:=[.D39]-[.C39]" office:value-type="time" office:time-value="PT09H51M10S" calcext:value-type="time">
            <text:p>9:51:10</text:p>
          </table:table-cell>
          <table:table-cell table:number-columns-repeated="1019"/>
        </table:table-row>
        <table:table-row table:style-name="ro2">
          <table:table-cell office:value-type="date" office:date-value="2022-02-08" calcext:value-type="date">
            <text:p>2022-02-08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7:02:15</text:p>
          </table:table-cell>
          <table:table-cell office:value-type="string" calcext:value-type="string">
            <text:p>16:56:28</text:p>
          </table:table-cell>
          <table:table-cell table:formula="of:=[.D40]-[.C40]" office:value-type="time" office:time-value="PT09H54M13S" calcext:value-type="time">
            <text:p>9:54:13</text:p>
          </table:table-cell>
          <table:table-cell table:number-columns-repeated="1019"/>
        </table:table-row>
        <table:table-row table:style-name="ro2">
          <table:table-cell office:value-type="date" office:date-value="2022-02-09" calcext:value-type="date">
            <text:p>2022-02-09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7:00:46</text:p>
          </table:table-cell>
          <table:table-cell office:value-type="string" calcext:value-type="string">
            <text:p>16:58:03</text:p>
          </table:table-cell>
          <table:table-cell table:formula="of:=[.D41]-[.C41]" office:value-type="time" office:time-value="PT09H57M17S" calcext:value-type="time">
            <text:p>9:57:17</text:p>
          </table:table-cell>
          <table:table-cell table:number-columns-repeated="1019"/>
        </table:table-row>
        <table:table-row table:style-name="ro2">
          <table:table-cell office:value-type="date" office:date-value="2022-02-10" calcext:value-type="date">
            <text:p>2022-02-10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6:59:15</text:p>
          </table:table-cell>
          <table:table-cell office:value-type="string" calcext:value-type="string">
            <text:p>16:59:38</text:p>
          </table:table-cell>
          <table:table-cell table:formula="of:=[.D42]-[.C42]" office:value-type="time" office:time-value="PT10H00M23S" calcext:value-type="time">
            <text:p>10:00:23</text:p>
          </table:table-cell>
          <table:table-cell table:number-columns-repeated="1019"/>
        </table:table-row>
        <table:table-row table:style-name="ro2">
          <table:table-cell office:value-type="date" office:date-value="2022-02-11" calcext:value-type="date">
            <text:p>2022-02-11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6:57:43</text:p>
          </table:table-cell>
          <table:table-cell office:value-type="string" calcext:value-type="string">
            <text:p>17:01:13</text:p>
          </table:table-cell>
          <table:table-cell table:formula="of:=[.D43]-[.C43]" office:value-type="time" office:time-value="PT10H03M30S" calcext:value-type="time">
            <text:p>10:03:30</text:p>
          </table:table-cell>
          <table:table-cell table:number-columns-repeated="1019"/>
        </table:table-row>
        <table:table-row table:style-name="ro2">
          <table:table-cell office:value-type="date" office:date-value="2022-02-12" calcext:value-type="date">
            <text:p>2022-02-12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6:56:09</text:p>
          </table:table-cell>
          <table:table-cell office:value-type="string" calcext:value-type="string">
            <text:p>17:02:48</text:p>
          </table:table-cell>
          <table:table-cell table:formula="of:=[.D44]-[.C44]" office:value-type="time" office:time-value="PT10H06M39S" calcext:value-type="time">
            <text:p>10:06:39</text:p>
          </table:table-cell>
          <table:table-cell table:number-columns-repeated="1019"/>
        </table:table-row>
        <table:table-row table:style-name="ro2">
          <table:table-cell office:value-type="date" office:date-value="2022-02-13" calcext:value-type="date">
            <text:p>2022-02-13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6:54:33</text:p>
          </table:table-cell>
          <table:table-cell office:value-type="string" calcext:value-type="string">
            <text:p>17:04:23</text:p>
          </table:table-cell>
          <table:table-cell table:formula="of:=[.D45]-[.C45]" office:value-type="time" office:time-value="PT10H09M50S" calcext:value-type="time">
            <text:p>10:09:50</text:p>
          </table:table-cell>
          <table:table-cell table:number-columns-repeated="1019"/>
        </table:table-row>
        <table:table-row table:style-name="ro2">
          <table:table-cell office:value-type="date" office:date-value="2022-02-14" calcext:value-type="date">
            <text:p>2022-02-14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6:52:57</text:p>
          </table:table-cell>
          <table:table-cell office:value-type="string" calcext:value-type="string">
            <text:p>17:05:57</text:p>
          </table:table-cell>
          <table:table-cell table:formula="of:=[.D46]-[.C46]" office:value-type="time" office:time-value="PT10H13M00S" calcext:value-type="time">
            <text:p>10:13:00</text:p>
          </table:table-cell>
          <table:table-cell table:number-columns-repeated="1019"/>
        </table:table-row>
        <table:table-row table:style-name="ro2">
          <table:table-cell office:value-type="date" office:date-value="2022-02-15" calcext:value-type="date">
            <text:p>2022-02-15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6:51:19</text:p>
          </table:table-cell>
          <table:table-cell office:value-type="string" calcext:value-type="string">
            <text:p>17:07:32</text:p>
          </table:table-cell>
          <table:table-cell table:formula="of:=[.D47]-[.C47]" office:value-type="time" office:time-value="PT10H16M13S" calcext:value-type="time">
            <text:p>10:16:13</text:p>
          </table:table-cell>
          <table:table-cell table:number-columns-repeated="1019"/>
        </table:table-row>
        <table:table-row table:style-name="ro2">
          <table:table-cell office:value-type="date" office:date-value="2022-02-16" calcext:value-type="date">
            <text:p>2022-02-16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6:49:39</text:p>
          </table:table-cell>
          <table:table-cell office:value-type="string" calcext:value-type="string">
            <text:p>17:09:06</text:p>
          </table:table-cell>
          <table:table-cell table:formula="of:=[.D48]-[.C48]" office:value-type="time" office:time-value="PT10H19M27S" calcext:value-type="time">
            <text:p>10:19:27</text:p>
          </table:table-cell>
          <table:table-cell table:number-columns-repeated="1019"/>
        </table:table-row>
        <table:table-row table:style-name="ro2">
          <table:table-cell office:value-type="date" office:date-value="2022-02-17" calcext:value-type="date">
            <text:p>2022-02-17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6:47:59</text:p>
          </table:table-cell>
          <table:table-cell office:value-type="string" calcext:value-type="string">
            <text:p>17:10:39</text:p>
          </table:table-cell>
          <table:table-cell table:formula="of:=[.D49]-[.C49]" office:value-type="time" office:time-value="PT10H22M40S" calcext:value-type="time">
            <text:p>10:22:40</text:p>
          </table:table-cell>
          <table:table-cell table:number-columns-repeated="1019"/>
        </table:table-row>
        <table:table-row table:style-name="ro2">
          <table:table-cell office:value-type="date" office:date-value="2022-02-18" calcext:value-type="date">
            <text:p>2022-02-18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6:46:17</text:p>
          </table:table-cell>
          <table:table-cell office:value-type="string" calcext:value-type="string">
            <text:p>17:12:13</text:p>
          </table:table-cell>
          <table:table-cell table:formula="of:=[.D50]-[.C50]" office:value-type="time" office:time-value="PT10H25M56S" calcext:value-type="time">
            <text:p>10:25:56</text:p>
          </table:table-cell>
          <table:table-cell table:number-columns-repeated="1019"/>
        </table:table-row>
        <table:table-row table:style-name="ro2">
          <table:table-cell office:value-type="date" office:date-value="2022-02-19" calcext:value-type="date">
            <text:p>2022-02-19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6:44:34</text:p>
          </table:table-cell>
          <table:table-cell office:value-type="string" calcext:value-type="string">
            <text:p>17:13:46</text:p>
          </table:table-cell>
          <table:table-cell table:formula="of:=[.D51]-[.C51]" office:value-type="time" office:time-value="PT10H29M12S" calcext:value-type="time">
            <text:p>10:29:12</text:p>
          </table:table-cell>
          <table:table-cell table:number-columns-repeated="1019"/>
        </table:table-row>
        <table:table-row table:style-name="ro2">
          <table:table-cell office:value-type="date" office:date-value="2022-02-20" calcext:value-type="date">
            <text:p>2022-02-20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6:42:49</text:p>
          </table:table-cell>
          <table:table-cell office:value-type="string" calcext:value-type="string">
            <text:p>17:15:19</text:p>
          </table:table-cell>
          <table:table-cell table:formula="of:=[.D52]-[.C52]" office:value-type="time" office:time-value="PT10H32M30S" calcext:value-type="time">
            <text:p>10:32:30</text:p>
          </table:table-cell>
          <table:table-cell table:number-columns-repeated="1019"/>
        </table:table-row>
        <table:table-row table:style-name="ro2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6:41:04</text:p>
          </table:table-cell>
          <table:table-cell office:value-type="string" calcext:value-type="string">
            <text:p>17:16:52</text:p>
          </table:table-cell>
          <table:table-cell table:formula="of:=[.D53]-[.C53]" office:value-type="time" office:time-value="PT10H35M48S" calcext:value-type="time">
            <text:p>10:35:48</text:p>
          </table:table-cell>
          <table:table-cell table:number-columns-repeated="1019"/>
        </table:table-row>
        <table:table-row table:style-name="ro2">
          <table:table-cell office:value-type="date" office:date-value="2022-02-22" calcext:value-type="date">
            <text:p>2022-02-22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6:39:17</text:p>
          </table:table-cell>
          <table:table-cell office:value-type="string" calcext:value-type="string">
            <text:p>17:18:25</text:p>
          </table:table-cell>
          <table:table-cell table:formula="of:=[.D54]-[.C54]" office:value-type="time" office:time-value="PT10H39M08S" calcext:value-type="time">
            <text:p>10:39:08</text:p>
          </table:table-cell>
          <table:table-cell table:number-columns-repeated="1019"/>
        </table:table-row>
        <table:table-row table:style-name="ro2">
          <table:table-cell office:value-type="date" office:date-value="2022-02-23" calcext:value-type="date">
            <text:p>2022-02-23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6:37:30</text:p>
          </table:table-cell>
          <table:table-cell office:value-type="string" calcext:value-type="string">
            <text:p>17:19:57</text:p>
          </table:table-cell>
          <table:table-cell table:formula="of:=[.D55]-[.C55]" office:value-type="time" office:time-value="PT10H42M27S" calcext:value-type="time">
            <text:p>10:42:27</text:p>
          </table:table-cell>
          <table:table-cell table:number-columns-repeated="1019"/>
        </table:table-row>
        <table:table-row table:style-name="ro2">
          <table:table-cell office:value-type="date" office:date-value="2022-02-24" calcext:value-type="date">
            <text:p>2022-02-24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6:35:41</text:p>
          </table:table-cell>
          <table:table-cell office:value-type="string" calcext:value-type="string">
            <text:p>17:21:28</text:p>
          </table:table-cell>
          <table:table-cell table:formula="of:=[.D56]-[.C56]" office:value-type="time" office:time-value="PT10H45M47S" calcext:value-type="time">
            <text:p>10:45:47</text:p>
          </table:table-cell>
          <table:table-cell table:number-columns-repeated="1019"/>
        </table:table-row>
        <table:table-row table:style-name="ro2">
          <table:table-cell office:value-type="date" office:date-value="2022-02-25" calcext:value-type="date">
            <text:p>2022-02-25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6:33:52</text:p>
          </table:table-cell>
          <table:table-cell office:value-type="string" calcext:value-type="string">
            <text:p>17:23:00</text:p>
          </table:table-cell>
          <table:table-cell table:formula="of:=[.D57]-[.C57]" office:value-type="time" office:time-value="PT10H49M08S" calcext:value-type="time">
            <text:p>10:49:08</text:p>
          </table:table-cell>
          <table:table-cell table:number-columns-repeated="1019"/>
        </table:table-row>
        <table:table-row table:style-name="ro2">
          <table:table-cell office:value-type="date" office:date-value="2022-02-26" calcext:value-type="date">
            <text:p>2022-02-26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6:32:01</text:p>
          </table:table-cell>
          <table:table-cell office:value-type="string" calcext:value-type="string">
            <text:p>17:24:31</text:p>
          </table:table-cell>
          <table:table-cell table:formula="of:=[.D58]-[.C58]" office:value-type="time" office:time-value="PT10H52M30S" calcext:value-type="time">
            <text:p>10:52:30</text:p>
          </table:table-cell>
          <table:table-cell table:number-columns-repeated="1019"/>
        </table:table-row>
        <table:table-row table:style-name="ro2">
          <table:table-cell office:value-type="date" office:date-value="2022-02-27" calcext:value-type="date">
            <text:p>2022-02-27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6:30:10</text:p>
          </table:table-cell>
          <table:table-cell office:value-type="string" calcext:value-type="string">
            <text:p>17:26:02</text:p>
          </table:table-cell>
          <table:table-cell table:formula="of:=[.D59]-[.C59]" office:value-type="time" office:time-value="PT10H55M52S" calcext:value-type="time">
            <text:p>10:55:52</text:p>
          </table:table-cell>
          <table:table-cell table:number-columns-repeated="1019"/>
        </table:table-row>
        <table:table-row table:style-name="ro2">
          <table:table-cell office:value-type="date" office:date-value="2022-02-28" calcext:value-type="date">
            <text:p>2022-02-28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6:28:17</text:p>
          </table:table-cell>
          <table:table-cell office:value-type="string" calcext:value-type="string">
            <text:p>17:27:32</text:p>
          </table:table-cell>
          <table:table-cell table:formula="of:=[.D60]-[.C60]" office:value-type="time" office:time-value="PT10H59M15S" calcext:value-type="time">
            <text:p>10:59:15</text:p>
          </table:table-cell>
          <table:table-cell table:number-columns-repeated="1019"/>
        </table:table-row>
        <table:table-row table:style-name="ro2">
          <table:table-cell office:value-type="date" office:date-value="2022-03-01" calcext:value-type="date">
            <text:p>2022-03-01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6:26:24</text:p>
          </table:table-cell>
          <table:table-cell office:value-type="string" calcext:value-type="string">
            <text:p>17:29:02</text:p>
          </table:table-cell>
          <table:table-cell table:formula="of:=[.D61]-[.C61]" office:value-type="time" office:time-value="PT11H02M38S" calcext:value-type="time">
            <text:p>11:02:38</text:p>
          </table:table-cell>
          <table:table-cell table:number-columns-repeated="1019"/>
        </table:table-row>
        <table:table-row table:style-name="ro2">
          <table:table-cell office:value-type="date" office:date-value="2022-03-02" calcext:value-type="date">
            <text:p>2022-03-02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6:24:30</text:p>
          </table:table-cell>
          <table:table-cell office:value-type="string" calcext:value-type="string">
            <text:p>17:30:32</text:p>
          </table:table-cell>
          <table:table-cell table:formula="of:=[.D62]-[.C62]" office:value-type="time" office:time-value="PT11H06M02S" calcext:value-type="time">
            <text:p>11:06:02</text:p>
          </table:table-cell>
          <table:table-cell table:number-columns-repeated="1019"/>
        </table:table-row>
        <table:table-row table:style-name="ro2">
          <table:table-cell office:value-type="date" office:date-value="2022-03-03" calcext:value-type="date">
            <text:p>2022-03-03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6:22:35</text:p>
          </table:table-cell>
          <table:table-cell office:value-type="string" calcext:value-type="string">
            <text:p>17:32:02</text:p>
          </table:table-cell>
          <table:table-cell table:formula="of:=[.D63]-[.C63]" office:value-type="time" office:time-value="PT11H09M27S" calcext:value-type="time">
            <text:p>11:09:27</text:p>
          </table:table-cell>
          <table:table-cell table:number-columns-repeated="1019"/>
        </table:table-row>
        <table:table-row table:style-name="ro2">
          <table:table-cell office:value-type="date" office:date-value="2022-03-04" calcext:value-type="date">
            <text:p>2022-03-04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6:20:40</text:p>
          </table:table-cell>
          <table:table-cell office:value-type="string" calcext:value-type="string">
            <text:p>17:33:31</text:p>
          </table:table-cell>
          <table:table-cell table:formula="of:=[.D64]-[.C64]" office:value-type="time" office:time-value="PT11H12M51S" calcext:value-type="time">
            <text:p>11:12:51</text:p>
          </table:table-cell>
          <table:table-cell table:number-columns-repeated="1019"/>
        </table:table-row>
        <table:table-row table:style-name="ro2">
          <table:table-cell office:value-type="date" office:date-value="2022-03-05" calcext:value-type="date">
            <text:p>2022-03-05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6:18:44</text:p>
          </table:table-cell>
          <table:table-cell office:value-type="string" calcext:value-type="string">
            <text:p>17:35:00</text:p>
          </table:table-cell>
          <table:table-cell table:formula="of:=[.D65]-[.C65]" office:value-type="time" office:time-value="PT11H16M16S" calcext:value-type="time">
            <text:p>11:16:16</text:p>
          </table:table-cell>
          <table:table-cell table:number-columns-repeated="1019"/>
        </table:table-row>
        <table:table-row table:style-name="ro2">
          <table:table-cell office:value-type="date" office:date-value="2022-03-06" calcext:value-type="date">
            <text:p>2022-03-06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6:16:47</text:p>
          </table:table-cell>
          <table:table-cell office:value-type="string" calcext:value-type="string">
            <text:p>17:36:28</text:p>
          </table:table-cell>
          <table:table-cell table:formula="of:=[.D66]-[.C66]" office:value-type="time" office:time-value="PT11H19M41S" calcext:value-type="time">
            <text:p>11:19:41</text:p>
          </table:table-cell>
          <table:table-cell table:number-columns-repeated="1019"/>
        </table:table-row>
        <table:table-row table:style-name="ro2">
          <table:table-cell office:value-type="date" office:date-value="2022-03-07" calcext:value-type="date">
            <text:p>2022-03-07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6:14:50</text:p>
          </table:table-cell>
          <table:table-cell office:value-type="string" calcext:value-type="string">
            <text:p>17:37:56</text:p>
          </table:table-cell>
          <table:table-cell table:formula="of:=[.D67]-[.C67]" office:value-type="time" office:time-value="PT11H23M06S" calcext:value-type="time">
            <text:p>11:23:06</text:p>
          </table:table-cell>
          <table:table-cell table:number-columns-repeated="1019"/>
        </table:table-row>
        <table:table-row table:style-name="ro2">
          <table:table-cell office:value-type="date" office:date-value="2022-03-08" calcext:value-type="date">
            <text:p>2022-03-08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6:12:52</text:p>
          </table:table-cell>
          <table:table-cell office:value-type="string" calcext:value-type="string">
            <text:p>17:39:24</text:p>
          </table:table-cell>
          <table:table-cell table:formula="of:=[.D68]-[.C68]" office:value-type="time" office:time-value="PT11H26M32S" calcext:value-type="time">
            <text:p>11:26:32</text:p>
          </table:table-cell>
          <table:table-cell table:number-columns-repeated="1019"/>
        </table:table-row>
        <table:table-row table:style-name="ro2">
          <table:table-cell office:value-type="date" office:date-value="2022-03-09" calcext:value-type="date">
            <text:p>2022-03-09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6:10:53</text:p>
          </table:table-cell>
          <table:table-cell office:value-type="string" calcext:value-type="string">
            <text:p>17:40:52</text:p>
          </table:table-cell>
          <table:table-cell table:formula="of:=[.D69]-[.C69]" office:value-type="time" office:time-value="PT11H29M59S" calcext:value-type="time">
            <text:p>11:29:59</text:p>
          </table:table-cell>
          <table:table-cell table:number-columns-repeated="1019"/>
        </table:table-row>
        <table:table-row table:style-name="ro2">
          <table:table-cell office:value-type="date" office:date-value="2022-03-10" calcext:value-type="date">
            <text:p>2022-03-10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6:08:54</text:p>
          </table:table-cell>
          <table:table-cell office:value-type="string" calcext:value-type="string">
            <text:p>17:42:19</text:p>
          </table:table-cell>
          <table:table-cell table:formula="of:=[.D70]-[.C70]" office:value-type="time" office:time-value="PT11H33M25S" calcext:value-type="time">
            <text:p>11:33:25</text:p>
          </table:table-cell>
          <table:table-cell table:number-columns-repeated="1019"/>
        </table:table-row>
        <table:table-row table:style-name="ro2">
          <table:table-cell office:value-type="date" office:date-value="2022-03-11" calcext:value-type="date">
            <text:p>2022-03-11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6:06:55</text:p>
          </table:table-cell>
          <table:table-cell office:value-type="string" calcext:value-type="string">
            <text:p>17:43:46</text:p>
          </table:table-cell>
          <table:table-cell table:formula="of:=[.D71]-[.C71]" office:value-type="time" office:time-value="PT11H36M51S" calcext:value-type="time">
            <text:p>11:36:51</text:p>
          </table:table-cell>
          <table:table-cell table:number-columns-repeated="1019"/>
        </table:table-row>
        <table:table-row table:style-name="ro2">
          <table:table-cell office:value-type="date" office:date-value="2022-03-12" calcext:value-type="date">
            <text:p>2022-03-12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6:04:55</text:p>
          </table:table-cell>
          <table:table-cell office:value-type="string" calcext:value-type="string">
            <text:p>17:45:13</text:p>
          </table:table-cell>
          <table:table-cell table:formula="of:=[.D72]-[.C72]" office:value-type="time" office:time-value="PT11H40M18S" calcext:value-type="time">
            <text:p>11:40:18</text:p>
          </table:table-cell>
          <table:table-cell table:number-columns-repeated="1019"/>
        </table:table-row>
        <table:table-row table:style-name="ro2">
          <table:table-cell office:value-type="date" office:date-value="2022-03-13" calcext:value-type="date">
            <text:p>2022-03-13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6:02:55</text:p>
          </table:table-cell>
          <table:table-cell office:value-type="string" calcext:value-type="string">
            <text:p>17:46:39</text:p>
          </table:table-cell>
          <table:table-cell table:formula="of:=[.D73]-[.C73]" office:value-type="time" office:time-value="PT11H43M44S" calcext:value-type="time">
            <text:p>11:43:44</text:p>
          </table:table-cell>
          <table:table-cell table:number-columns-repeated="1019"/>
        </table:table-row>
        <table:table-row table:style-name="ro2">
          <table:table-cell office:value-type="date" office:date-value="2022-03-14" calcext:value-type="date">
            <text:p>2022-03-14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6:00:54</text:p>
          </table:table-cell>
          <table:table-cell office:value-type="string" calcext:value-type="string">
            <text:p>17:48:05</text:p>
          </table:table-cell>
          <table:table-cell table:formula="of:=[.D74]-[.C74]" office:value-type="time" office:time-value="PT11H47M11S" calcext:value-type="time">
            <text:p>11:47:11</text:p>
          </table:table-cell>
          <table:table-cell table:number-columns-repeated="1019"/>
        </table:table-row>
        <table:table-row table:style-name="ro2">
          <table:table-cell office:value-type="date" office:date-value="2022-03-15" calcext:value-type="date">
            <text:p>2022-03-15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5:58:53</text:p>
          </table:table-cell>
          <table:table-cell office:value-type="string" calcext:value-type="string">
            <text:p>17:49:31</text:p>
          </table:table-cell>
          <table:table-cell table:formula="of:=[.D75]-[.C75]" office:value-type="time" office:time-value="PT11H50M38S" calcext:value-type="time">
            <text:p>11:50:38</text:p>
          </table:table-cell>
          <table:table-cell table:number-columns-repeated="1019"/>
        </table:table-row>
        <table:table-row table:style-name="ro2">
          <table:table-cell office:value-type="date" office:date-value="2022-03-16" calcext:value-type="date">
            <text:p>2022-03-16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5:56:52</text:p>
          </table:table-cell>
          <table:table-cell office:value-type="string" calcext:value-type="string">
            <text:p>17:50:57</text:p>
          </table:table-cell>
          <table:table-cell table:formula="of:=[.D76]-[.C76]" office:value-type="time" office:time-value="PT11H54M05S" calcext:value-type="time">
            <text:p>11:54:05</text:p>
          </table:table-cell>
          <table:table-cell table:number-columns-repeated="1019"/>
        </table:table-row>
        <table:table-row table:style-name="ro2">
          <table:table-cell office:value-type="date" office:date-value="2022-03-17" calcext:value-type="date">
            <text:p>2022-03-17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5:54:50</text:p>
          </table:table-cell>
          <table:table-cell office:value-type="string" calcext:value-type="string">
            <text:p>17:52:23</text:p>
          </table:table-cell>
          <table:table-cell table:formula="of:=[.D77]-[.C77]" office:value-type="time" office:time-value="PT11H57M33S" calcext:value-type="time">
            <text:p>11:57:33</text:p>
          </table:table-cell>
          <table:table-cell table:number-columns-repeated="1019"/>
        </table:table-row>
        <table:table-row table:style-name="ro2">
          <table:table-cell office:value-type="date" office:date-value="2022-03-18" calcext:value-type="date">
            <text:p>2022-03-18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5:52:49</text:p>
          </table:table-cell>
          <table:table-cell office:value-type="string" calcext:value-type="string">
            <text:p>17:53:48</text:p>
          </table:table-cell>
          <table:table-cell table:formula="of:=[.D78]-[.C78]" office:value-type="time" office:time-value="PT12H00M59S" calcext:value-type="time">
            <text:p>12:00:59</text:p>
          </table:table-cell>
          <table:table-cell table:number-columns-repeated="1019"/>
        </table:table-row>
        <table:table-row table:style-name="ro2">
          <table:table-cell office:value-type="date" office:date-value="2022-03-19" calcext:value-type="date">
            <text:p>2022-03-19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5:50:47</text:p>
          </table:table-cell>
          <table:table-cell office:value-type="string" calcext:value-type="string">
            <text:p>17:55:13</text:p>
          </table:table-cell>
          <table:table-cell table:formula="of:=[.D79]-[.C79]" office:value-type="time" office:time-value="PT12H04M26S" calcext:value-type="time">
            <text:p>12:04:26</text:p>
          </table:table-cell>
          <table:table-cell table:number-columns-repeated="1019"/>
        </table:table-row>
        <table:table-row table:style-name="ro2">
          <table:table-cell office:value-type="date" office:date-value="2022-03-20" calcext:value-type="date">
            <text:p>2022-03-20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5:48:45</text:p>
          </table:table-cell>
          <table:table-cell office:value-type="string" calcext:value-type="string">
            <text:p>17:56:38</text:p>
          </table:table-cell>
          <table:table-cell table:formula="of:=[.D80]-[.C80]" office:value-type="time" office:time-value="PT12H07M53S" calcext:value-type="time">
            <text:p>12:07:53</text:p>
          </table:table-cell>
          <table:table-cell table:number-columns-repeated="1019"/>
        </table:table-row>
        <table:table-row table:style-name="ro2">
          <table:table-cell office:value-type="date" office:date-value="2022-03-21" calcext:value-type="date">
            <text:p>2022-03-21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5:46:43</text:p>
          </table:table-cell>
          <table:table-cell office:value-type="string" calcext:value-type="string">
            <text:p>17:58:03</text:p>
          </table:table-cell>
          <table:table-cell table:formula="of:=[.D81]-[.C81]" office:value-type="time" office:time-value="PT12H11M20S" calcext:value-type="time">
            <text:p>12:11:20</text:p>
          </table:table-cell>
          <table:table-cell table:number-columns-repeated="1019"/>
        </table:table-row>
        <table:table-row table:style-name="ro2">
          <table:table-cell office:value-type="date" office:date-value="2022-03-22" calcext:value-type="date">
            <text:p>2022-03-22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5:44:40</text:p>
          </table:table-cell>
          <table:table-cell office:value-type="string" calcext:value-type="string">
            <text:p>17:59:28</text:p>
          </table:table-cell>
          <table:table-cell table:formula="of:=[.D82]-[.C82]" office:value-type="time" office:time-value="PT12H14M48S" calcext:value-type="time">
            <text:p>12:14:48</text:p>
          </table:table-cell>
          <table:table-cell table:number-columns-repeated="1019"/>
        </table:table-row>
        <table:table-row table:style-name="ro2">
          <table:table-cell office:value-type="date" office:date-value="2022-03-23" calcext:value-type="date">
            <text:p>2022-03-23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5:42:38</text:p>
          </table:table-cell>
          <table:table-cell office:value-type="string" calcext:value-type="string">
            <text:p>18:00:52</text:p>
          </table:table-cell>
          <table:table-cell table:formula="of:=[.D83]-[.C83]" office:value-type="time" office:time-value="PT12H18M14S" calcext:value-type="time">
            <text:p>12:18:14</text:p>
          </table:table-cell>
          <table:table-cell table:number-columns-repeated="1019"/>
        </table:table-row>
        <table:table-row table:style-name="ro2">
          <table:table-cell office:value-type="date" office:date-value="2022-03-24" calcext:value-type="date">
            <text:p>2022-03-24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5:40:36</text:p>
          </table:table-cell>
          <table:table-cell office:value-type="string" calcext:value-type="string">
            <text:p>18:02:17</text:p>
          </table:table-cell>
          <table:table-cell table:formula="of:=[.D84]-[.C84]" office:value-type="time" office:time-value="PT12H21M41S" calcext:value-type="time">
            <text:p>12:21:41</text:p>
          </table:table-cell>
          <table:table-cell table:number-columns-repeated="1019"/>
        </table:table-row>
        <table:table-row table:style-name="ro2">
          <table:table-cell office:value-type="date" office:date-value="2022-03-25" calcext:value-type="date">
            <text:p>2022-03-25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5:38:33</text:p>
          </table:table-cell>
          <table:table-cell office:value-type="string" calcext:value-type="string">
            <text:p>18:03:41</text:p>
          </table:table-cell>
          <table:table-cell table:formula="of:=[.D85]-[.C85]" office:value-type="time" office:time-value="PT12H25M08S" calcext:value-type="time">
            <text:p>12:25:08</text:p>
          </table:table-cell>
          <table:table-cell table:number-columns-repeated="1019"/>
        </table:table-row>
        <table:table-row table:style-name="ro2">
          <table:table-cell office:value-type="date" office:date-value="2022-03-26" calcext:value-type="date">
            <text:p>2022-03-26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5:36:31</text:p>
          </table:table-cell>
          <table:table-cell office:value-type="string" calcext:value-type="string">
            <text:p>18:05:06</text:p>
          </table:table-cell>
          <table:table-cell table:formula="of:=[.D86]-[.C86]" office:value-type="time" office:time-value="PT12H28M35S" calcext:value-type="time">
            <text:p>12:28:35</text:p>
          </table:table-cell>
          <table:table-cell table:number-columns-repeated="1019"/>
        </table:table-row>
        <table:table-row table:style-name="ro2">
          <table:table-cell office:value-type="date" office:date-value="2022-03-27" calcext:value-type="date">
            <text:p>2022-03-27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6:34:29</text:p>
          </table:table-cell>
          <table:table-cell office:value-type="string" calcext:value-type="string">
            <text:p>19:06:30</text:p>
          </table:table-cell>
          <table:table-cell table:formula="of:=[.D87]-[.C87]" office:value-type="time" office:time-value="PT12H32M01S" calcext:value-type="time">
            <text:p>12:32:01</text:p>
          </table:table-cell>
          <table:table-cell table:number-columns-repeated="1019"/>
        </table:table-row>
        <table:table-row table:style-name="ro2">
          <table:table-cell office:value-type="date" office:date-value="2022-03-28" calcext:value-type="date">
            <text:p>2022-03-28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6:32:27</text:p>
          </table:table-cell>
          <table:table-cell office:value-type="string" calcext:value-type="string">
            <text:p>19:07:54</text:p>
          </table:table-cell>
          <table:table-cell table:formula="of:=[.D88]-[.C88]" office:value-type="time" office:time-value="PT12H35M27S" calcext:value-type="time">
            <text:p>12:35:27</text:p>
          </table:table-cell>
          <table:table-cell table:number-columns-repeated="1019"/>
        </table:table-row>
        <table:table-row table:style-name="ro2">
          <table:table-cell office:value-type="date" office:date-value="2022-03-29" calcext:value-type="date">
            <text:p>2022-03-29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6:30:25</text:p>
          </table:table-cell>
          <table:table-cell office:value-type="string" calcext:value-type="string">
            <text:p>19:09:18</text:p>
          </table:table-cell>
          <table:table-cell table:formula="of:=[.D89]-[.C89]" office:value-type="time" office:time-value="PT12H38M53S" calcext:value-type="time">
            <text:p>12:38:53</text:p>
          </table:table-cell>
          <table:table-cell table:number-columns-repeated="1019"/>
        </table:table-row>
        <table:table-row table:style-name="ro2">
          <table:table-cell office:value-type="date" office:date-value="2022-03-30" calcext:value-type="date">
            <text:p>2022-03-30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6:28:24</text:p>
          </table:table-cell>
          <table:table-cell office:value-type="string" calcext:value-type="string">
            <text:p>19:10:42</text:p>
          </table:table-cell>
          <table:table-cell table:formula="of:=[.D90]-[.C90]" office:value-type="time" office:time-value="PT12H42M18S" calcext:value-type="time">
            <text:p>12:42:18</text:p>
          </table:table-cell>
          <table:table-cell table:number-columns-repeated="1019"/>
        </table:table-row>
        <table:table-row table:style-name="ro2">
          <table:table-cell office:value-type="date" office:date-value="2022-03-31" calcext:value-type="date">
            <text:p>2022-03-31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6:26:22</text:p>
          </table:table-cell>
          <table:table-cell office:value-type="string" calcext:value-type="string">
            <text:p>19:12:06</text:p>
          </table:table-cell>
          <table:table-cell table:formula="of:=[.D91]-[.C91]" office:value-type="time" office:time-value="PT12H45M44S" calcext:value-type="time">
            <text:p>12:45:44</text:p>
          </table:table-cell>
          <table:table-cell table:number-columns-repeated="1019"/>
        </table:table-row>
        <table:table-row table:style-name="ro2">
          <table:table-cell office:value-type="date" office:date-value="2022-04-01" calcext:value-type="date">
            <text:p>2022-04-01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6:24:21</text:p>
          </table:table-cell>
          <table:table-cell office:value-type="string" calcext:value-type="string">
            <text:p>19:13:30</text:p>
          </table:table-cell>
          <table:table-cell table:formula="of:=[.D92]-[.C92]" office:value-type="time" office:time-value="PT12H49M09S" calcext:value-type="time">
            <text:p>12:49:09</text:p>
          </table:table-cell>
          <table:table-cell table:number-columns-repeated="1019"/>
        </table:table-row>
        <table:table-row table:style-name="ro2">
          <table:table-cell office:value-type="date" office:date-value="2022-04-02" calcext:value-type="date">
            <text:p>2022-04-02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6:22:20</text:p>
          </table:table-cell>
          <table:table-cell office:value-type="string" calcext:value-type="string">
            <text:p>19:14:54</text:p>
          </table:table-cell>
          <table:table-cell table:formula="of:=[.D93]-[.C93]" office:value-type="time" office:time-value="PT12H52M34S" calcext:value-type="time">
            <text:p>12:52:34</text:p>
          </table:table-cell>
          <table:table-cell table:number-columns-repeated="1019"/>
        </table:table-row>
        <table:table-row table:style-name="ro2">
          <table:table-cell office:value-type="date" office:date-value="2022-04-03" calcext:value-type="date">
            <text:p>2022-04-03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6:20:20</text:p>
          </table:table-cell>
          <table:table-cell office:value-type="string" calcext:value-type="string">
            <text:p>19:16:18</text:p>
          </table:table-cell>
          <table:table-cell table:formula="of:=[.D94]-[.C94]" office:value-type="time" office:time-value="PT12H55M58S" calcext:value-type="time">
            <text:p>12:55:58</text:p>
          </table:table-cell>
          <table:table-cell table:number-columns-repeated="1019"/>
        </table:table-row>
        <table:table-row table:style-name="ro2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6:18:20</text:p>
          </table:table-cell>
          <table:table-cell office:value-type="string" calcext:value-type="string">
            <text:p>19:17:42</text:p>
          </table:table-cell>
          <table:table-cell table:formula="of:=[.D95]-[.C95]" office:value-type="time" office:time-value="PT12H59M22S" calcext:value-type="time">
            <text:p>12:59:22</text:p>
          </table:table-cell>
          <table:table-cell table:number-columns-repeated="1019"/>
        </table:table-row>
        <table:table-row table:style-name="ro2">
          <table:table-cell office:value-type="date" office:date-value="2022-04-05" calcext:value-type="date">
            <text:p>2022-04-05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6:16:20</text:p>
          </table:table-cell>
          <table:table-cell office:value-type="string" calcext:value-type="string">
            <text:p>19:19:06</text:p>
          </table:table-cell>
          <table:table-cell table:formula="of:=[.D96]-[.C96]" office:value-type="time" office:time-value="PT13H02M46S" calcext:value-type="time">
            <text:p>13:02:46</text:p>
          </table:table-cell>
          <table:table-cell table:number-columns-repeated="1019"/>
        </table:table-row>
        <table:table-row table:style-name="ro2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6:14:21</text:p>
          </table:table-cell>
          <table:table-cell office:value-type="string" calcext:value-type="string">
            <text:p>19:20:30</text:p>
          </table:table-cell>
          <table:table-cell table:formula="of:=[.D97]-[.C97]" office:value-type="time" office:time-value="PT13H06M09S" calcext:value-type="time">
            <text:p>13:06:09</text:p>
          </table:table-cell>
          <table:table-cell table:number-columns-repeated="1019"/>
        </table:table-row>
        <table:table-row table:style-name="ro2">
          <table:table-cell office:value-type="date" office:date-value="2022-04-07" calcext:value-type="date">
            <text:p>2022-04-07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6:12:22</text:p>
          </table:table-cell>
          <table:table-cell office:value-type="string" calcext:value-type="string">
            <text:p>19:21:55</text:p>
          </table:table-cell>
          <table:table-cell table:formula="of:=[.D98]-[.C98]" office:value-type="time" office:time-value="PT13H09M33S" calcext:value-type="time">
            <text:p>13:09:33</text:p>
          </table:table-cell>
          <table:table-cell table:number-columns-repeated="1019"/>
        </table:table-row>
        <table:table-row table:style-name="ro2">
          <table:table-cell office:value-type="date" office:date-value="2022-04-08" calcext:value-type="date">
            <text:p>2022-04-08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6:10:24</text:p>
          </table:table-cell>
          <table:table-cell office:value-type="string" calcext:value-type="string">
            <text:p>19:23:19</text:p>
          </table:table-cell>
          <table:table-cell table:formula="of:=[.D99]-[.C99]" office:value-type="time" office:time-value="PT13H12M55S" calcext:value-type="time">
            <text:p>13:12:55</text:p>
          </table:table-cell>
          <table:table-cell table:number-columns-repeated="1019"/>
        </table:table-row>
        <table:table-row table:style-name="ro2">
          <table:table-cell office:value-type="date" office:date-value="2022-04-09" calcext:value-type="date">
            <text:p>2022-04-09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6:08:26</text:p>
          </table:table-cell>
          <table:table-cell office:value-type="string" calcext:value-type="string">
            <text:p>19:24:43</text:p>
          </table:table-cell>
          <table:table-cell table:formula="of:=[.D100]-[.C100]" office:value-type="time" office:time-value="PT13H16M17S" calcext:value-type="time">
            <text:p>13:16:17</text:p>
          </table:table-cell>
          <table:table-cell table:number-columns-repeated="1019"/>
        </table:table-row>
        <table:table-row table:style-name="ro2">
          <table:table-cell office:value-type="date" office:date-value="2022-04-10" calcext:value-type="date">
            <text:p>2022-04-10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6:06:29</text:p>
          </table:table-cell>
          <table:table-cell office:value-type="string" calcext:value-type="string">
            <text:p>19:26:07</text:p>
          </table:table-cell>
          <table:table-cell table:formula="of:=[.D101]-[.C101]" office:value-type="time" office:time-value="PT13H19M38S" calcext:value-type="time">
            <text:p>13:19:38</text:p>
          </table:table-cell>
          <table:table-cell table:number-columns-repeated="1019"/>
        </table:table-row>
        <table:table-row table:style-name="ro2">
          <table:table-cell office:value-type="date" office:date-value="2022-04-11" calcext:value-type="date">
            <text:p>2022-04-11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6:04:32</text:p>
          </table:table-cell>
          <table:table-cell office:value-type="string" calcext:value-type="string">
            <text:p>19:27:31</text:p>
          </table:table-cell>
          <table:table-cell table:formula="of:=[.D102]-[.C102]" office:value-type="time" office:time-value="PT13H22M59S" calcext:value-type="time">
            <text:p>13:22:59</text:p>
          </table:table-cell>
          <table:table-cell table:number-columns-repeated="1019"/>
        </table:table-row>
        <table:table-row table:style-name="ro2">
          <table:table-cell office:value-type="date" office:date-value="2022-04-12" calcext:value-type="date">
            <text:p>2022-04-12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6:02:36</text:p>
          </table:table-cell>
          <table:table-cell office:value-type="string" calcext:value-type="string">
            <text:p>19:28:56</text:p>
          </table:table-cell>
          <table:table-cell table:formula="of:=[.D103]-[.C103]" office:value-type="time" office:time-value="PT13H26M20S" calcext:value-type="time">
            <text:p>13:26:20</text:p>
          </table:table-cell>
          <table:table-cell table:number-columns-repeated="1019"/>
        </table:table-row>
        <table:table-row table:style-name="ro2">
          <table:table-cell office:value-type="date" office:date-value="2022-04-13" calcext:value-type="date">
            <text:p>2022-04-13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6:00:41</text:p>
          </table:table-cell>
          <table:table-cell office:value-type="string" calcext:value-type="string">
            <text:p>19:30:20</text:p>
          </table:table-cell>
          <table:table-cell table:formula="of:=[.D104]-[.C104]" office:value-type="time" office:time-value="PT13H29M39S" calcext:value-type="time">
            <text:p>13:29:39</text:p>
          </table:table-cell>
          <table:table-cell table:number-columns-repeated="1019"/>
        </table:table-row>
        <table:table-row table:style-name="ro2">
          <table:table-cell office:value-type="date" office:date-value="2022-04-14" calcext:value-type="date">
            <text:p>2022-04-14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5:58:47</text:p>
          </table:table-cell>
          <table:table-cell office:value-type="string" calcext:value-type="string">
            <text:p>19:31:45</text:p>
          </table:table-cell>
          <table:table-cell table:formula="of:=[.D105]-[.C105]" office:value-type="time" office:time-value="PT13H32M58S" calcext:value-type="time">
            <text:p>13:32:58</text:p>
          </table:table-cell>
          <table:table-cell table:number-columns-repeated="1019"/>
        </table:table-row>
        <table:table-row table:style-name="ro2">
          <table:table-cell office:value-type="date" office:date-value="2022-04-15" calcext:value-type="date">
            <text:p>2022-04-15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5:56:53</text:p>
          </table:table-cell>
          <table:table-cell office:value-type="string" calcext:value-type="string">
            <text:p>19:33:09</text:p>
          </table:table-cell>
          <table:table-cell table:formula="of:=[.D106]-[.C106]" office:value-type="time" office:time-value="PT13H36M16S" calcext:value-type="time">
            <text:p>13:36:16</text:p>
          </table:table-cell>
          <table:table-cell table:number-columns-repeated="1019"/>
        </table:table-row>
        <table:table-row table:style-name="ro2">
          <table:table-cell office:value-type="date" office:date-value="2022-04-16" calcext:value-type="date">
            <text:p>2022-04-16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5:55:00</text:p>
          </table:table-cell>
          <table:table-cell office:value-type="string" calcext:value-type="string">
            <text:p>19:34:34</text:p>
          </table:table-cell>
          <table:table-cell table:formula="of:=[.D107]-[.C107]" office:value-type="time" office:time-value="PT13H39M34S" calcext:value-type="time">
            <text:p>13:39:34</text:p>
          </table:table-cell>
          <table:table-cell table:number-columns-repeated="1019"/>
        </table:table-row>
        <table:table-row table:style-name="ro2">
          <table:table-cell office:value-type="date" office:date-value="2022-04-17" calcext:value-type="date">
            <text:p>2022-04-17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5:53:08</text:p>
          </table:table-cell>
          <table:table-cell office:value-type="string" calcext:value-type="string">
            <text:p>19:35:58</text:p>
          </table:table-cell>
          <table:table-cell table:formula="of:=[.D108]-[.C108]" office:value-type="time" office:time-value="PT13H42M50S" calcext:value-type="time">
            <text:p>13:42:50</text:p>
          </table:table-cell>
          <table:table-cell table:number-columns-repeated="1019"/>
        </table:table-row>
        <table:table-row table:style-name="ro2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5:51:16</text:p>
          </table:table-cell>
          <table:table-cell office:value-type="string" calcext:value-type="string">
            <text:p>19:37:23</text:p>
          </table:table-cell>
          <table:table-cell table:formula="of:=[.D109]-[.C109]" office:value-type="time" office:time-value="PT13H46M07S" calcext:value-type="time">
            <text:p>13:46:07</text:p>
          </table:table-cell>
          <table:table-cell table:number-columns-repeated="1019"/>
        </table:table-row>
        <table:table-row table:style-name="ro2">
          <table:table-cell office:value-type="date" office:date-value="2022-04-19" calcext:value-type="date">
            <text:p>2022-04-19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5:49:26</text:p>
          </table:table-cell>
          <table:table-cell office:value-type="string" calcext:value-type="string">
            <text:p>19:38:47</text:p>
          </table:table-cell>
          <table:table-cell table:formula="of:=[.D110]-[.C110]" office:value-type="time" office:time-value="PT13H49M21S" calcext:value-type="time">
            <text:p>13:49:21</text:p>
          </table:table-cell>
          <table:table-cell table:number-columns-repeated="1019"/>
        </table:table-row>
        <table:table-row table:style-name="ro2">
          <table:table-cell office:value-type="date" office:date-value="2022-04-20" calcext:value-type="date">
            <text:p>2022-04-20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5:47:36</text:p>
          </table:table-cell>
          <table:table-cell office:value-type="string" calcext:value-type="string">
            <text:p>19:40:12</text:p>
          </table:table-cell>
          <table:table-cell table:formula="of:=[.D111]-[.C111]" office:value-type="time" office:time-value="PT13H52M36S" calcext:value-type="time">
            <text:p>13:52:36</text:p>
          </table:table-cell>
          <table:table-cell table:number-columns-repeated="1019"/>
        </table:table-row>
        <table:table-row table:style-name="ro2">
          <table:table-cell office:value-type="date" office:date-value="2022-04-21" calcext:value-type="date">
            <text:p>2022-04-21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5:45:48</text:p>
          </table:table-cell>
          <table:table-cell office:value-type="string" calcext:value-type="string">
            <text:p>19:41:37</text:p>
          </table:table-cell>
          <table:table-cell table:formula="of:=[.D112]-[.C112]" office:value-type="time" office:time-value="PT13H55M49S" calcext:value-type="time">
            <text:p>13:55:49</text:p>
          </table:table-cell>
          <table:table-cell table:number-columns-repeated="1019"/>
        </table:table-row>
        <table:table-row table:style-name="ro2">
          <table:table-cell office:value-type="date" office:date-value="2022-04-22" calcext:value-type="date">
            <text:p>2022-04-22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5:44:00</text:p>
          </table:table-cell>
          <table:table-cell office:value-type="string" calcext:value-type="string">
            <text:p>19:43:01</text:p>
          </table:table-cell>
          <table:table-cell table:formula="of:=[.D113]-[.C113]" office:value-type="time" office:time-value="PT13H59M01S" calcext:value-type="time">
            <text:p>13:59:01</text:p>
          </table:table-cell>
          <table:table-cell table:number-columns-repeated="1019"/>
        </table:table-row>
        <table:table-row table:style-name="ro2">
          <table:table-cell office:value-type="date" office:date-value="2022-04-23" calcext:value-type="date">
            <text:p>2022-04-23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5:42:13</text:p>
          </table:table-cell>
          <table:table-cell office:value-type="string" calcext:value-type="string">
            <text:p>19:44:26</text:p>
          </table:table-cell>
          <table:table-cell table:formula="of:=[.D114]-[.C114]" office:value-type="time" office:time-value="PT14H02M13S" calcext:value-type="time">
            <text:p>14:02:13</text:p>
          </table:table-cell>
          <table:table-cell table:number-columns-repeated="1019"/>
        </table:table-row>
        <table:table-row table:style-name="ro2">
          <table:table-cell office:value-type="date" office:date-value="2022-04-24" calcext:value-type="date">
            <text:p>2022-04-24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5:40:28</text:p>
          </table:table-cell>
          <table:table-cell office:value-type="string" calcext:value-type="string">
            <text:p>19:45:50</text:p>
          </table:table-cell>
          <table:table-cell table:formula="of:=[.D115]-[.C115]" office:value-type="time" office:time-value="PT14H05M22S" calcext:value-type="time">
            <text:p>14:05:22</text:p>
          </table:table-cell>
          <table:table-cell table:number-columns-repeated="1019"/>
        </table:table-row>
        <table:table-row table:style-name="ro2">
          <table:table-cell office:value-type="date" office:date-value="2022-04-25" calcext:value-type="date">
            <text:p>2022-04-25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5:38:43</text:p>
          </table:table-cell>
          <table:table-cell office:value-type="string" calcext:value-type="string">
            <text:p>19:47:15</text:p>
          </table:table-cell>
          <table:table-cell table:formula="of:=[.D116]-[.C116]" office:value-type="time" office:time-value="PT14H08M32S" calcext:value-type="time">
            <text:p>14:08:32</text:p>
          </table:table-cell>
          <table:table-cell table:number-columns-repeated="1019"/>
        </table:table-row>
        <table:table-row table:style-name="ro2">
          <table:table-cell office:value-type="date" office:date-value="2022-04-26" calcext:value-type="date">
            <text:p>2022-04-26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5:37:00</text:p>
          </table:table-cell>
          <table:table-cell office:value-type="string" calcext:value-type="string">
            <text:p>19:48:39</text:p>
          </table:table-cell>
          <table:table-cell table:formula="of:=[.D117]-[.C117]" office:value-type="time" office:time-value="PT14H11M39S" calcext:value-type="time">
            <text:p>14:11:39</text:p>
          </table:table-cell>
          <table:table-cell table:number-columns-repeated="1019"/>
        </table:table-row>
        <table:table-row table:style-name="ro2">
          <table:table-cell office:value-type="date" office:date-value="2022-04-27" calcext:value-type="date">
            <text:p>2022-04-27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5:35:17</text:p>
          </table:table-cell>
          <table:table-cell office:value-type="string" calcext:value-type="string">
            <text:p>19:50:04</text:p>
          </table:table-cell>
          <table:table-cell table:formula="of:=[.D118]-[.C118]" office:value-type="time" office:time-value="PT14H14M47S" calcext:value-type="time">
            <text:p>14:14:47</text:p>
          </table:table-cell>
          <table:table-cell table:number-columns-repeated="1019"/>
        </table:table-row>
        <table:table-row table:style-name="ro2">
          <table:table-cell office:value-type="date" office:date-value="2022-04-28" calcext:value-type="date">
            <text:p>2022-04-28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5:33:36</text:p>
          </table:table-cell>
          <table:table-cell office:value-type="string" calcext:value-type="string">
            <text:p>19:51:28</text:p>
          </table:table-cell>
          <table:table-cell table:formula="of:=[.D119]-[.C119]" office:value-type="time" office:time-value="PT14H17M52S" calcext:value-type="time">
            <text:p>14:17:52</text:p>
          </table:table-cell>
          <table:table-cell table:number-columns-repeated="1019"/>
        </table:table-row>
        <table:table-row table:style-name="ro2">
          <table:table-cell office:value-type="date" office:date-value="2022-04-29" calcext:value-type="date">
            <text:p>2022-04-29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5:31:56</text:p>
          </table:table-cell>
          <table:table-cell office:value-type="string" calcext:value-type="string">
            <text:p>19:52:52</text:p>
          </table:table-cell>
          <table:table-cell table:formula="of:=[.D120]-[.C120]" office:value-type="time" office:time-value="PT14H20M56S" calcext:value-type="time">
            <text:p>14:20:56</text:p>
          </table:table-cell>
          <table:table-cell table:number-columns-repeated="1019"/>
        </table:table-row>
        <table:table-row table:style-name="ro2">
          <table:table-cell office:value-type="date" office:date-value="2022-04-30" calcext:value-type="date">
            <text:p>2022-04-30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5:30:18</text:p>
          </table:table-cell>
          <table:table-cell office:value-type="string" calcext:value-type="string">
            <text:p>19:54:16</text:p>
          </table:table-cell>
          <table:table-cell table:formula="of:=[.D121]-[.C121]" office:value-type="time" office:time-value="PT14H23M58S" calcext:value-type="time">
            <text:p>14:23:58</text:p>
          </table:table-cell>
          <table:table-cell table:number-columns-repeated="1019"/>
        </table:table-row>
        <table:table-row table:style-name="ro2">
          <table:table-cell office:value-type="date" office:date-value="2022-05-01" calcext:value-type="date">
            <text:p>2022-05-01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5:28:40</text:p>
          </table:table-cell>
          <table:table-cell office:value-type="string" calcext:value-type="string">
            <text:p>19:55:40</text:p>
          </table:table-cell>
          <table:table-cell table:formula="of:=[.D122]-[.C122]" office:value-type="time" office:time-value="PT14H27M00S" calcext:value-type="time">
            <text:p>14:27:00</text:p>
          </table:table-cell>
          <table:table-cell table:number-columns-repeated="1019"/>
        </table:table-row>
        <table:table-row table:style-name="ro2">
          <table:table-cell office:value-type="date" office:date-value="2022-05-02" calcext:value-type="date">
            <text:p>2022-05-02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5:27:04</text:p>
          </table:table-cell>
          <table:table-cell office:value-type="string" calcext:value-type="string">
            <text:p>19:57:03</text:p>
          </table:table-cell>
          <table:table-cell table:formula="of:=[.D123]-[.C123]" office:value-type="time" office:time-value="PT14H29M59S" calcext:value-type="time">
            <text:p>14:29:59</text:p>
          </table:table-cell>
          <table:table-cell table:number-columns-repeated="1019"/>
        </table:table-row>
        <table:table-row table:style-name="ro2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5:25:30</text:p>
          </table:table-cell>
          <table:table-cell office:value-type="string" calcext:value-type="string">
            <text:p>19:58:27</text:p>
          </table:table-cell>
          <table:table-cell table:formula="of:=[.D124]-[.C124]" office:value-type="time" office:time-value="PT14H32M57S" calcext:value-type="time">
            <text:p>14:32:57</text:p>
          </table:table-cell>
          <table:table-cell table:number-columns-repeated="1019"/>
        </table:table-row>
        <table:table-row table:style-name="ro2">
          <table:table-cell office:value-type="date" office:date-value="2022-05-04" calcext:value-type="date">
            <text:p>2022-05-04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5:23:57</text:p>
          </table:table-cell>
          <table:table-cell office:value-type="string" calcext:value-type="string">
            <text:p>19:59:50</text:p>
          </table:table-cell>
          <table:table-cell table:formula="of:=[.D125]-[.C125]" office:value-type="time" office:time-value="PT14H35M53S" calcext:value-type="time">
            <text:p>14:35:53</text:p>
          </table:table-cell>
          <table:table-cell table:number-columns-repeated="1019"/>
        </table:table-row>
        <table:table-row table:style-name="ro2">
          <table:table-cell office:value-type="date" office:date-value="2022-05-05" calcext:value-type="date">
            <text:p>2022-05-05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5:22:25</text:p>
          </table:table-cell>
          <table:table-cell office:value-type="string" calcext:value-type="string">
            <text:p>20:01:13</text:p>
          </table:table-cell>
          <table:table-cell table:formula="of:=[.D126]-[.C126]" office:value-type="time" office:time-value="PT14H38M48S" calcext:value-type="time">
            <text:p>14:38:48</text:p>
          </table:table-cell>
          <table:table-cell table:number-columns-repeated="1019"/>
        </table:table-row>
        <table:table-row table:style-name="ro2">
          <table:table-cell office:value-type="date" office:date-value="2022-05-06" calcext:value-type="date">
            <text:p>2022-05-06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5:20:54</text:p>
          </table:table-cell>
          <table:table-cell office:value-type="string" calcext:value-type="string">
            <text:p>20:02:35</text:p>
          </table:table-cell>
          <table:table-cell table:formula="of:=[.D127]-[.C127]" office:value-type="time" office:time-value="PT14H41M41S" calcext:value-type="time">
            <text:p>14:41:41</text:p>
          </table:table-cell>
          <table:table-cell table:number-columns-repeated="1019"/>
        </table:table-row>
        <table:table-row table:style-name="ro2">
          <table:table-cell office:value-type="date" office:date-value="2022-05-07" calcext:value-type="date">
            <text:p>2022-05-07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5:19:26</text:p>
          </table:table-cell>
          <table:table-cell office:value-type="string" calcext:value-type="string">
            <text:p>20:03:57</text:p>
          </table:table-cell>
          <table:table-cell table:formula="of:=[.D128]-[.C128]" office:value-type="time" office:time-value="PT14H44M31S" calcext:value-type="time">
            <text:p>14:44:31</text:p>
          </table:table-cell>
          <table:table-cell table:number-columns-repeated="1019"/>
        </table:table-row>
        <table:table-row table:style-name="ro2">
          <table:table-cell office:value-type="date" office:date-value="2022-05-08" calcext:value-type="date">
            <text:p>2022-05-08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5:17:58</text:p>
          </table:table-cell>
          <table:table-cell office:value-type="string" calcext:value-type="string">
            <text:p>20:05:19</text:p>
          </table:table-cell>
          <table:table-cell table:formula="of:=[.D129]-[.C129]" office:value-type="time" office:time-value="PT14H47M21S" calcext:value-type="time">
            <text:p>14:47:21</text:p>
          </table:table-cell>
          <table:table-cell table:number-columns-repeated="1019"/>
        </table:table-row>
        <table:table-row table:style-name="ro2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5:16:33</text:p>
          </table:table-cell>
          <table:table-cell office:value-type="string" calcext:value-type="string">
            <text:p>20:06:40</text:p>
          </table:table-cell>
          <table:table-cell table:formula="of:=[.D130]-[.C130]" office:value-type="time" office:time-value="PT14H50M07S" calcext:value-type="time">
            <text:p>14:50:07</text:p>
          </table:table-cell>
          <table:table-cell table:number-columns-repeated="1019"/>
        </table:table-row>
        <table:table-row table:style-name="ro2">
          <table:table-cell office:value-type="date" office:date-value="2022-05-10" calcext:value-type="date">
            <text:p>2022-05-10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5:15:09</text:p>
          </table:table-cell>
          <table:table-cell office:value-type="string" calcext:value-type="string">
            <text:p>20:08:00</text:p>
          </table:table-cell>
          <table:table-cell table:formula="of:=[.D131]-[.C131]" office:value-type="time" office:time-value="PT14H52M51S" calcext:value-type="time">
            <text:p>14:52:51</text:p>
          </table:table-cell>
          <table:table-cell table:number-columns-repeated="1019"/>
        </table:table-row>
        <table:table-row table:style-name="ro2">
          <table:table-cell office:value-type="date" office:date-value="2022-05-11" calcext:value-type="date">
            <text:p>2022-05-11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5:13:46</text:p>
          </table:table-cell>
          <table:table-cell office:value-type="string" calcext:value-type="string">
            <text:p>20:09:21</text:p>
          </table:table-cell>
          <table:table-cell table:formula="of:=[.D132]-[.C132]" office:value-type="time" office:time-value="PT14H55M35S" calcext:value-type="time">
            <text:p>14:55:35</text:p>
          </table:table-cell>
          <table:table-cell table:number-columns-repeated="1019"/>
        </table:table-row>
        <table:table-row table:style-name="ro2">
          <table:table-cell office:value-type="date" office:date-value="2022-05-12" calcext:value-type="date">
            <text:p>2022-05-12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5:12:25</text:p>
          </table:table-cell>
          <table:table-cell office:value-type="string" calcext:value-type="string">
            <text:p>20:10:40</text:p>
          </table:table-cell>
          <table:table-cell table:formula="of:=[.D133]-[.C133]" office:value-type="time" office:time-value="PT14H58M15S" calcext:value-type="time">
            <text:p>14:58:15</text:p>
          </table:table-cell>
          <table:table-cell table:number-columns-repeated="1019"/>
        </table:table-row>
        <table:table-row table:style-name="ro2">
          <table:table-cell office:value-type="date" office:date-value="2022-05-13" calcext:value-type="date">
            <text:p>2022-05-13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5:11:06</text:p>
          </table:table-cell>
          <table:table-cell office:value-type="string" calcext:value-type="string">
            <text:p>20:11:59</text:p>
          </table:table-cell>
          <table:table-cell table:formula="of:=[.D134]-[.C134]" office:value-type="time" office:time-value="PT15H00M53S" calcext:value-type="time">
            <text:p>15:00:53</text:p>
          </table:table-cell>
          <table:table-cell table:number-columns-repeated="1019"/>
        </table:table-row>
        <table:table-row table:style-name="ro2">
          <table:table-cell office:value-type="date" office:date-value="2022-05-14" calcext:value-type="date">
            <text:p>2022-05-14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5:09:49</text:p>
          </table:table-cell>
          <table:table-cell office:value-type="string" calcext:value-type="string">
            <text:p>20:13:17</text:p>
          </table:table-cell>
          <table:table-cell table:formula="of:=[.D135]-[.C135]" office:value-type="time" office:time-value="PT15H03M28S" calcext:value-type="time">
            <text:p>15:03:28</text:p>
          </table:table-cell>
          <table:table-cell table:number-columns-repeated="1019"/>
        </table:table-row>
        <table:table-row table:style-name="ro2">
          <table:table-cell office:value-type="date" office:date-value="2022-05-15" calcext:value-type="date">
            <text:p>2022-05-15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5:08:33</text:p>
          </table:table-cell>
          <table:table-cell office:value-type="string" calcext:value-type="string">
            <text:p>20:14:35</text:p>
          </table:table-cell>
          <table:table-cell table:formula="of:=[.D136]-[.C136]" office:value-type="time" office:time-value="PT15H06M02S" calcext:value-type="time">
            <text:p>15:06:02</text:p>
          </table:table-cell>
          <table:table-cell table:number-columns-repeated="1019"/>
        </table:table-row>
        <table:table-row table:style-name="ro2">
          <table:table-cell office:value-type="date" office:date-value="2022-05-16" calcext:value-type="date">
            <text:p>2022-05-16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5:07:20</text:p>
          </table:table-cell>
          <table:table-cell office:value-type="string" calcext:value-type="string">
            <text:p>20:15:52</text:p>
          </table:table-cell>
          <table:table-cell table:formula="of:=[.D137]-[.C137]" office:value-type="time" office:time-value="PT15H08M32S" calcext:value-type="time">
            <text:p>15:08:32</text:p>
          </table:table-cell>
          <table:table-cell table:number-columns-repeated="1019"/>
        </table:table-row>
        <table:table-row table:style-name="ro2">
          <table:table-cell office:value-type="date" office:date-value="2022-05-17" calcext:value-type="date">
            <text:p>2022-05-17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5:06:08</text:p>
          </table:table-cell>
          <table:table-cell office:value-type="string" calcext:value-type="string">
            <text:p>20:17:08</text:p>
          </table:table-cell>
          <table:table-cell table:formula="of:=[.D138]-[.C138]" office:value-type="time" office:time-value="PT15H11M00S" calcext:value-type="time">
            <text:p>15:11:00</text:p>
          </table:table-cell>
          <table:table-cell table:number-columns-repeated="1019"/>
        </table:table-row>
        <table:table-row table:style-name="ro2">
          <table:table-cell office:value-type="date" office:date-value="2022-05-18" calcext:value-type="date">
            <text:p>2022-05-18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5:04:58</text:p>
          </table:table-cell>
          <table:table-cell office:value-type="string" calcext:value-type="string">
            <text:p>20:18:23</text:p>
          </table:table-cell>
          <table:table-cell table:formula="of:=[.D139]-[.C139]" office:value-type="time" office:time-value="PT15H13M25S" calcext:value-type="time">
            <text:p>15:13:25</text:p>
          </table:table-cell>
          <table:table-cell table:number-columns-repeated="1019"/>
        </table:table-row>
        <table:table-row table:style-name="ro2">
          <table:table-cell office:value-type="date" office:date-value="2022-05-19" calcext:value-type="date">
            <text:p>2022-05-19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5:03:50</text:p>
          </table:table-cell>
          <table:table-cell office:value-type="string" calcext:value-type="string">
            <text:p>20:19:37</text:p>
          </table:table-cell>
          <table:table-cell table:formula="of:=[.D140]-[.C140]" office:value-type="time" office:time-value="PT15H15M47S" calcext:value-type="time">
            <text:p>15:15:47</text:p>
          </table:table-cell>
          <table:table-cell table:number-columns-repeated="1019"/>
        </table:table-row>
        <table:table-row table:style-name="ro2">
          <table:table-cell office:value-type="date" office:date-value="2022-05-20" calcext:value-type="date">
            <text:p>2022-05-20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5:02:44</text:p>
          </table:table-cell>
          <table:table-cell office:value-type="string" calcext:value-type="string">
            <text:p>20:20:50</text:p>
          </table:table-cell>
          <table:table-cell table:formula="of:=[.D141]-[.C141]" office:value-type="time" office:time-value="PT15H18M06S" calcext:value-type="time">
            <text:p>15:18:06</text:p>
          </table:table-cell>
          <table:table-cell table:number-columns-repeated="1019"/>
        </table:table-row>
        <table:table-row table:style-name="ro2">
          <table:table-cell office:value-type="date" office:date-value="2022-05-21" calcext:value-type="date">
            <text:p>2022-05-21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5:01:40</text:p>
          </table:table-cell>
          <table:table-cell office:value-type="string" calcext:value-type="string">
            <text:p>20:22:02</text:p>
          </table:table-cell>
          <table:table-cell table:formula="of:=[.D142]-[.C142]" office:value-type="time" office:time-value="PT15H20M22S" calcext:value-type="time">
            <text:p>15:20:22</text:p>
          </table:table-cell>
          <table:table-cell table:number-columns-repeated="1019"/>
        </table:table-row>
        <table:table-row table:style-name="ro2">
          <table:table-cell office:value-type="date" office:date-value="2022-05-22" calcext:value-type="date">
            <text:p>2022-05-22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5:00:38</text:p>
          </table:table-cell>
          <table:table-cell office:value-type="string" calcext:value-type="string">
            <text:p>20:23:14</text:p>
          </table:table-cell>
          <table:table-cell table:formula="of:=[.D143]-[.C143]" office:value-type="time" office:time-value="PT15H22M36S" calcext:value-type="time">
            <text:p>15:22:36</text:p>
          </table:table-cell>
          <table:table-cell table:number-columns-repeated="1019"/>
        </table:table-row>
        <table:table-row table:style-name="ro2">
          <table:table-cell office:value-type="date" office:date-value="2022-05-23" calcext:value-type="date">
            <text:p>2022-05-23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4:59:39</text:p>
          </table:table-cell>
          <table:table-cell office:value-type="string" calcext:value-type="string">
            <text:p>20:24:24</text:p>
          </table:table-cell>
          <table:table-cell table:formula="of:=[.D144]-[.C144]" office:value-type="time" office:time-value="PT15H24M45S" calcext:value-type="time">
            <text:p>15:24:45</text:p>
          </table:table-cell>
          <table:table-cell table:number-columns-repeated="1019"/>
        </table:table-row>
        <table:table-row table:style-name="ro2">
          <table:table-cell office:value-type="date" office:date-value="2022-05-24" calcext:value-type="date">
            <text:p>2022-05-24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4:58:41</text:p>
          </table:table-cell>
          <table:table-cell office:value-type="string" calcext:value-type="string">
            <text:p>20:25:32</text:p>
          </table:table-cell>
          <table:table-cell table:formula="of:=[.D145]-[.C145]" office:value-type="time" office:time-value="PT15H26M51S" calcext:value-type="time">
            <text:p>15:26:51</text:p>
          </table:table-cell>
          <table:table-cell table:number-columns-repeated="1019"/>
        </table:table-row>
        <table:table-row table:style-name="ro2">
          <table:table-cell office:value-type="date" office:date-value="2022-05-25" calcext:value-type="date">
            <text:p>2022-05-25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4:57:45</text:p>
          </table:table-cell>
          <table:table-cell office:value-type="string" calcext:value-type="string">
            <text:p>20:26:40</text:p>
          </table:table-cell>
          <table:table-cell table:formula="of:=[.D146]-[.C146]" office:value-type="time" office:time-value="PT15H28M55S" calcext:value-type="time">
            <text:p>15:28:55</text:p>
          </table:table-cell>
          <table:table-cell table:number-columns-repeated="1019"/>
        </table:table-row>
        <table:table-row table:style-name="ro2">
          <table:table-cell office:value-type="date" office:date-value="2022-05-26" calcext:value-type="date">
            <text:p>2022-05-26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4:56:52</text:p>
          </table:table-cell>
          <table:table-cell office:value-type="string" calcext:value-type="string">
            <text:p>20:27:46</text:p>
          </table:table-cell>
          <table:table-cell table:formula="of:=[.D147]-[.C147]" office:value-type="time" office:time-value="PT15H30M54S" calcext:value-type="time">
            <text:p>15:30:54</text:p>
          </table:table-cell>
          <table:table-cell table:number-columns-repeated="1019"/>
        </table:table-row>
        <table:table-row table:style-name="ro2">
          <table:table-cell office:value-type="date" office:date-value="2022-05-27" calcext:value-type="date">
            <text:p>2022-05-27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4:56:01</text:p>
          </table:table-cell>
          <table:table-cell office:value-type="string" calcext:value-type="string">
            <text:p>20:28:51</text:p>
          </table:table-cell>
          <table:table-cell table:formula="of:=[.D148]-[.C148]" office:value-type="time" office:time-value="PT15H32M50S" calcext:value-type="time">
            <text:p>15:32:50</text:p>
          </table:table-cell>
          <table:table-cell table:number-columns-repeated="1019"/>
        </table:table-row>
        <table:table-row table:style-name="ro2">
          <table:table-cell office:value-type="date" office:date-value="2022-05-28" calcext:value-type="date">
            <text:p>2022-05-28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4:55:12</text:p>
          </table:table-cell>
          <table:table-cell office:value-type="string" calcext:value-type="string">
            <text:p>20:29:55</text:p>
          </table:table-cell>
          <table:table-cell table:formula="of:=[.D149]-[.C149]" office:value-type="time" office:time-value="PT15H34M43S" calcext:value-type="time">
            <text:p>15:34:43</text:p>
          </table:table-cell>
          <table:table-cell table:number-columns-repeated="1019"/>
        </table:table-row>
        <table:table-row table:style-name="ro2">
          <table:table-cell office:value-type="date" office:date-value="2022-05-29" calcext:value-type="date">
            <text:p>2022-05-29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4:54:25</text:p>
          </table:table-cell>
          <table:table-cell office:value-type="string" calcext:value-type="string">
            <text:p>20:30:57</text:p>
          </table:table-cell>
          <table:table-cell table:formula="of:=[.D150]-[.C150]" office:value-type="time" office:time-value="PT15H36M32S" calcext:value-type="time">
            <text:p>15:36:32</text:p>
          </table:table-cell>
          <table:table-cell table:number-columns-repeated="1019"/>
        </table:table-row>
        <table:table-row table:style-name="ro2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4:53:41</text:p>
          </table:table-cell>
          <table:table-cell office:value-type="string" calcext:value-type="string">
            <text:p>20:31:57</text:p>
          </table:table-cell>
          <table:table-cell table:formula="of:=[.D151]-[.C151]" office:value-type="time" office:time-value="PT15H38M16S" calcext:value-type="time">
            <text:p>15:38:16</text:p>
          </table:table-cell>
          <table:table-cell table:number-columns-repeated="1019"/>
        </table:table-row>
        <table:table-row table:style-name="ro2">
          <table:table-cell office:value-type="date" office:date-value="2022-05-31" calcext:value-type="date">
            <text:p>2022-05-31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4:52:59</text:p>
          </table:table-cell>
          <table:table-cell office:value-type="string" calcext:value-type="string">
            <text:p>20:32:56</text:p>
          </table:table-cell>
          <table:table-cell table:formula="of:=[.D152]-[.C152]" office:value-type="time" office:time-value="PT15H39M57S" calcext:value-type="time">
            <text:p>15:39:57</text:p>
          </table:table-cell>
          <table:table-cell table:number-columns-repeated="1019"/>
        </table:table-row>
        <table:table-row table:style-name="ro2">
          <table:table-cell office:value-type="date" office:date-value="2022-06-01" calcext:value-type="date">
            <text:p>2022-06-01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4:52:19</text:p>
          </table:table-cell>
          <table:table-cell office:value-type="string" calcext:value-type="string">
            <text:p>20:33:53</text:p>
          </table:table-cell>
          <table:table-cell table:formula="of:=[.D153]-[.C153]" office:value-type="time" office:time-value="PT15H41M34S" calcext:value-type="time">
            <text:p>15:41:34</text:p>
          </table:table-cell>
          <table:table-cell table:number-columns-repeated="1019"/>
        </table:table-row>
        <table:table-row table:style-name="ro2">
          <table:table-cell office:value-type="date" office:date-value="2022-06-02" calcext:value-type="date">
            <text:p>2022-06-02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4:51:42</text:p>
          </table:table-cell>
          <table:table-cell office:value-type="string" calcext:value-type="string">
            <text:p>20:34:49</text:p>
          </table:table-cell>
          <table:table-cell table:formula="of:=[.D154]-[.C154]" office:value-type="time" office:time-value="PT15H43M07S" calcext:value-type="time">
            <text:p>15:43:07</text:p>
          </table:table-cell>
          <table:table-cell table:number-columns-repeated="1019"/>
        </table:table-row>
        <table:table-row table:style-name="ro2">
          <table:table-cell office:value-type="date" office:date-value="2022-06-03" calcext:value-type="date">
            <text:p>2022-06-03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4:51:07</text:p>
          </table:table-cell>
          <table:table-cell office:value-type="string" calcext:value-type="string">
            <text:p>20:35:43</text:p>
          </table:table-cell>
          <table:table-cell table:formula="of:=[.D155]-[.C155]" office:value-type="time" office:time-value="PT15H44M36S" calcext:value-type="time">
            <text:p>15:44:36</text:p>
          </table:table-cell>
          <table:table-cell table:number-columns-repeated="1019"/>
        </table:table-row>
        <table:table-row table:style-name="ro2">
          <table:table-cell office:value-type="date" office:date-value="2022-06-04" calcext:value-type="date">
            <text:p>2022-06-04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4:50:34</text:p>
          </table:table-cell>
          <table:table-cell office:value-type="string" calcext:value-type="string">
            <text:p>20:36:35</text:p>
          </table:table-cell>
          <table:table-cell table:formula="of:=[.D156]-[.C156]" office:value-type="time" office:time-value="PT15H46M01S" calcext:value-type="time">
            <text:p>15:46:01</text:p>
          </table:table-cell>
          <table:table-cell table:number-columns-repeated="1019"/>
        </table:table-row>
        <table:table-row table:style-name="ro2">
          <table:table-cell office:value-type="date" office:date-value="2022-06-05" calcext:value-type="date">
            <text:p>2022-06-05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4:50:04</text:p>
          </table:table-cell>
          <table:table-cell office:value-type="string" calcext:value-type="string">
            <text:p>20:37:25</text:p>
          </table:table-cell>
          <table:table-cell table:formula="of:=[.D157]-[.C157]" office:value-type="time" office:time-value="PT15H47M21S" calcext:value-type="time">
            <text:p>15:47:21</text:p>
          </table:table-cell>
          <table:table-cell table:number-columns-repeated="1019"/>
        </table:table-row>
        <table:table-row table:style-name="ro2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4:49:37</text:p>
          </table:table-cell>
          <table:table-cell office:value-type="string" calcext:value-type="string">
            <text:p>20:38:13</text:p>
          </table:table-cell>
          <table:table-cell table:formula="of:=[.D158]-[.C158]" office:value-type="time" office:time-value="PT15H48M36S" calcext:value-type="time">
            <text:p>15:48:36</text:p>
          </table:table-cell>
          <table:table-cell table:number-columns-repeated="1019"/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4:49:11</text:p>
          </table:table-cell>
          <table:table-cell office:value-type="string" calcext:value-type="string">
            <text:p>20:38:59</text:p>
          </table:table-cell>
          <table:table-cell table:formula="of:=[.D159]-[.C159]" office:value-type="time" office:time-value="PT15H49M48S" calcext:value-type="time">
            <text:p>15:49:48</text:p>
          </table:table-cell>
          <table:table-cell table:number-columns-repeated="1019"/>
        </table:table-row>
        <table:table-row table:style-name="ro2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4:48:49</text:p>
          </table:table-cell>
          <table:table-cell office:value-type="string" calcext:value-type="string">
            <text:p>20:39:43</text:p>
          </table:table-cell>
          <table:table-cell table:formula="of:=[.D160]-[.C160]" office:value-type="time" office:time-value="PT15H50M54S" calcext:value-type="time">
            <text:p>15:50:54</text:p>
          </table:table-cell>
          <table:table-cell table:number-columns-repeated="1019"/>
        </table:table-row>
        <table:table-row table:style-name="ro2">
          <table:table-cell office:value-type="date" office:date-value="2022-06-09" calcext:value-type="date">
            <text:p>2022-06-09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4:48:29</text:p>
          </table:table-cell>
          <table:table-cell office:value-type="string" calcext:value-type="string">
            <text:p>20:40:26</text:p>
          </table:table-cell>
          <table:table-cell table:formula="of:=[.D161]-[.C161]" office:value-type="time" office:time-value="PT15H51M57S" calcext:value-type="time">
            <text:p>15:51:57</text:p>
          </table:table-cell>
          <table:table-cell table:number-columns-repeated="1019"/>
        </table:table-row>
        <table:table-row table:style-name="ro2">
          <table:table-cell office:value-type="date" office:date-value="2022-06-10" calcext:value-type="date">
            <text:p>2022-06-10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4:48:11</text:p>
          </table:table-cell>
          <table:table-cell office:value-type="string" calcext:value-type="string">
            <text:p>20:41:06</text:p>
          </table:table-cell>
          <table:table-cell table:formula="of:=[.D162]-[.C162]" office:value-type="time" office:time-value="PT15H52M55S" calcext:value-type="time">
            <text:p>15:52:55</text:p>
          </table:table-cell>
          <table:table-cell table:number-columns-repeated="1019"/>
        </table:table-row>
        <table:table-row table:style-name="ro2"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4:47:56</text:p>
          </table:table-cell>
          <table:table-cell office:value-type="string" calcext:value-type="string">
            <text:p>20:41:43</text:p>
          </table:table-cell>
          <table:table-cell table:formula="of:=[.D163]-[.C163]" office:value-type="time" office:time-value="PT15H53M47S" calcext:value-type="time">
            <text:p>15:53:47</text:p>
          </table:table-cell>
          <table:table-cell table:number-columns-repeated="1019"/>
        </table:table-row>
        <table:table-row table:style-name="ro2">
          <table:table-cell office:value-type="date" office:date-value="2022-06-12" calcext:value-type="date">
            <text:p>2022-06-12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4:47:44</text:p>
          </table:table-cell>
          <table:table-cell office:value-type="string" calcext:value-type="string">
            <text:p>20:42:19</text:p>
          </table:table-cell>
          <table:table-cell table:formula="of:=[.D164]-[.C164]" office:value-type="time" office:time-value="PT15H54M35S" calcext:value-type="time">
            <text:p>15:54:35</text:p>
          </table:table-cell>
          <table:table-cell table:number-columns-repeated="1019"/>
        </table:table-row>
        <table:table-row table:style-name="ro2"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4:47:34</text:p>
          </table:table-cell>
          <table:table-cell office:value-type="string" calcext:value-type="string">
            <text:p>20:42:53</text:p>
          </table:table-cell>
          <table:table-cell table:formula="of:=[.D165]-[.C165]" office:value-type="time" office:time-value="PT15H55M19S" calcext:value-type="time">
            <text:p>15:55:19</text:p>
          </table:table-cell>
          <table:table-cell table:number-columns-repeated="1019"/>
        </table:table-row>
        <table:table-row table:style-name="ro2"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4:47:26</text:p>
          </table:table-cell>
          <table:table-cell office:value-type="string" calcext:value-type="string">
            <text:p>20:43:24</text:p>
          </table:table-cell>
          <table:table-cell table:formula="of:=[.D166]-[.C166]" office:value-type="time" office:time-value="PT15H55M58S" calcext:value-type="time">
            <text:p>15:55:58</text:p>
          </table:table-cell>
          <table:table-cell table:number-columns-repeated="1019"/>
        </table:table-row>
        <table:table-row table:style-name="ro2"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4:47:21</text:p>
          </table:table-cell>
          <table:table-cell office:value-type="string" calcext:value-type="string">
            <text:p>20:43:53</text:p>
          </table:table-cell>
          <table:table-cell table:formula="of:=[.D167]-[.C167]" office:value-type="time" office:time-value="PT15H56M32S" calcext:value-type="time">
            <text:p>15:56:32</text:p>
          </table:table-cell>
          <table:table-cell table:number-columns-repeated="1019"/>
        </table:table-row>
        <table:table-row table:style-name="ro2">
          <table:table-cell office:value-type="date" office:date-value="2022-06-16" calcext:value-type="date">
            <text:p>2022-06-16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4:47:19</text:p>
          </table:table-cell>
          <table:table-cell office:value-type="string" calcext:value-type="string">
            <text:p>20:44:19</text:p>
          </table:table-cell>
          <table:table-cell table:formula="of:=[.D168]-[.C168]" office:value-type="time" office:time-value="PT15H57M00S" calcext:value-type="time">
            <text:p>15:57:00</text:p>
          </table:table-cell>
          <table:table-cell table:number-columns-repeated="1019"/>
        </table:table-row>
        <table:table-row table:style-name="ro2">
          <table:table-cell office:value-type="date" office:date-value="2022-06-17" calcext:value-type="date">
            <text:p>2022-06-17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4:47:19</text:p>
          </table:table-cell>
          <table:table-cell office:value-type="string" calcext:value-type="string">
            <text:p>20:44:43</text:p>
          </table:table-cell>
          <table:table-cell table:formula="of:=[.D169]-[.C169]" office:value-type="time" office:time-value="PT15H57M24S" calcext:value-type="time">
            <text:p>15:57:24</text:p>
          </table:table-cell>
          <table:table-cell table:number-columns-repeated="1019"/>
        </table:table-row>
        <table:table-row table:style-name="ro2">
          <table:table-cell office:value-type="date" office:date-value="2022-06-18" calcext:value-type="date">
            <text:p>2022-06-18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4:47:22</text:p>
          </table:table-cell>
          <table:table-cell office:value-type="string" calcext:value-type="string">
            <text:p>20:45:05</text:p>
          </table:table-cell>
          <table:table-cell table:formula="of:=[.D170]-[.C170]" office:value-type="time" office:time-value="PT15H57M43S" calcext:value-type="time">
            <text:p>15:57:43</text:p>
          </table:table-cell>
          <table:table-cell table:number-columns-repeated="1019"/>
        </table:table-row>
        <table:table-row table:style-name="ro2">
          <table:table-cell office:value-type="date" office:date-value="2022-06-19" calcext:value-type="date">
            <text:p>2022-06-19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4:47:27</text:p>
          </table:table-cell>
          <table:table-cell office:value-type="string" calcext:value-type="string">
            <text:p>20:45:24</text:p>
          </table:table-cell>
          <table:table-cell table:formula="of:=[.D171]-[.C171]" office:value-type="time" office:time-value="PT15H57M57S" calcext:value-type="time">
            <text:p>15:57:57</text:p>
          </table:table-cell>
          <table:table-cell table:number-columns-repeated="1019"/>
        </table:table-row>
        <table:table-row table:style-name="ro2">
          <table:table-cell office:value-type="date" office:date-value="2022-06-20" calcext:value-type="date">
            <text:p>2022-06-20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4:47:34</text:p>
          </table:table-cell>
          <table:table-cell office:value-type="string" calcext:value-type="string">
            <text:p>20:45:41</text:p>
          </table:table-cell>
          <table:table-cell table:formula="of:=[.D172]-[.C172]" office:value-type="time" office:time-value="PT15H58M07S" calcext:value-type="time">
            <text:p>15:58:07</text:p>
          </table:table-cell>
          <table:table-cell table:number-columns-repeated="1019"/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4:47:44</text:p>
          </table:table-cell>
          <table:table-cell office:value-type="string" calcext:value-type="string">
            <text:p>20:45:55</text:p>
          </table:table-cell>
          <table:table-cell table:formula="of:=[.D173]-[.C173]" office:value-type="time" office:time-value="PT15H58M11S" calcext:value-type="time">
            <text:p>15:58:11</text:p>
          </table:table-cell>
          <table:table-cell table:number-columns-repeated="1019"/>
        </table:table-row>
        <table:table-row table:style-name="ro2">
          <table:table-cell office:value-type="date" office:date-value="2022-06-22" calcext:value-type="date">
            <text:p>2022-06-22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4:47:57</text:p>
          </table:table-cell>
          <table:table-cell office:value-type="string" calcext:value-type="string">
            <text:p>20:46:07</text:p>
          </table:table-cell>
          <table:table-cell table:formula="of:=[.D174]-[.C174]" office:value-type="time" office:time-value="PT15H58M10S" calcext:value-type="time">
            <text:p>15:58:10</text:p>
          </table:table-cell>
          <table:table-cell table:number-columns-repeated="1019"/>
        </table:table-row>
        <table:table-row table:style-name="ro2">
          <table:table-cell office:value-type="date" office:date-value="2022-06-23" calcext:value-type="date">
            <text:p>2022-06-23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4:48:12</text:p>
          </table:table-cell>
          <table:table-cell office:value-type="string" calcext:value-type="string">
            <text:p>20:46:16</text:p>
          </table:table-cell>
          <table:table-cell table:formula="of:=[.D175]-[.C175]" office:value-type="time" office:time-value="PT15H58M04S" calcext:value-type="time">
            <text:p>15:58:04</text:p>
          </table:table-cell>
          <table:table-cell table:number-columns-repeated="1019"/>
        </table:table-row>
        <table:table-row table:style-name="ro2"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4:48:30</text:p>
          </table:table-cell>
          <table:table-cell office:value-type="string" calcext:value-type="string">
            <text:p>20:46:23</text:p>
          </table:table-cell>
          <table:table-cell table:formula="of:=[.D176]-[.C176]" office:value-type="time" office:time-value="PT15H57M53S" calcext:value-type="time">
            <text:p>15:57:53</text:p>
          </table:table-cell>
          <table:table-cell table:number-columns-repeated="1019"/>
        </table:table-row>
        <table:table-row table:style-name="ro2">
          <table:table-cell office:value-type="date" office:date-value="2022-06-25" calcext:value-type="date">
            <text:p>2022-06-25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4:48:49</text:p>
          </table:table-cell>
          <table:table-cell office:value-type="string" calcext:value-type="string">
            <text:p>20:46:27</text:p>
          </table:table-cell>
          <table:table-cell table:formula="of:=[.D177]-[.C177]" office:value-type="time" office:time-value="PT15H57M38S" calcext:value-type="time">
            <text:p>15:57:38</text:p>
          </table:table-cell>
          <table:table-cell table:number-columns-repeated="1019"/>
        </table:table-row>
        <table:table-row table:style-name="ro2">
          <table:table-cell office:value-type="date" office:date-value="2022-06-26" calcext:value-type="date">
            <text:p>2022-06-26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4:49:12</text:p>
          </table:table-cell>
          <table:table-cell office:value-type="string" calcext:value-type="string">
            <text:p>20:46:29</text:p>
          </table:table-cell>
          <table:table-cell table:formula="of:=[.D178]-[.C178]" office:value-type="time" office:time-value="PT15H57M17S" calcext:value-type="time">
            <text:p>15:57:17</text:p>
          </table:table-cell>
          <table:table-cell table:number-columns-repeated="1019"/>
        </table:table-row>
        <table:table-row table:style-name="ro2">
          <table:table-cell office:value-type="date" office:date-value="2022-06-27" calcext:value-type="date">
            <text:p>2022-06-27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4:49:36</text:p>
          </table:table-cell>
          <table:table-cell office:value-type="string" calcext:value-type="string">
            <text:p>20:46:28</text:p>
          </table:table-cell>
          <table:table-cell table:formula="of:=[.D179]-[.C179]" office:value-type="time" office:time-value="PT15H56M52S" calcext:value-type="time">
            <text:p>15:56:52</text:p>
          </table:table-cell>
          <table:table-cell table:number-columns-repeated="1019"/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4:50:03</text:p>
          </table:table-cell>
          <table:table-cell office:value-type="string" calcext:value-type="string">
            <text:p>20:46:24</text:p>
          </table:table-cell>
          <table:table-cell table:formula="of:=[.D180]-[.C180]" office:value-type="time" office:time-value="PT15H56M21S" calcext:value-type="time">
            <text:p>15:56:21</text:p>
          </table:table-cell>
          <table:table-cell table:number-columns-repeated="1019"/>
        </table:table-row>
        <table:table-row table:style-name="ro2">
          <table:table-cell office:value-type="date" office:date-value="2022-06-29" calcext:value-type="date">
            <text:p>2022-06-29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4:50:32</text:p>
          </table:table-cell>
          <table:table-cell office:value-type="string" calcext:value-type="string">
            <text:p>20:46:18</text:p>
          </table:table-cell>
          <table:table-cell table:formula="of:=[.D181]-[.C181]" office:value-type="time" office:time-value="PT15H55M46S" calcext:value-type="time">
            <text:p>15:55:46</text:p>
          </table:table-cell>
          <table:table-cell table:number-columns-repeated="1019"/>
        </table:table-row>
        <table:table-row table:style-name="ro2">
          <table:table-cell office:value-type="date" office:date-value="2022-06-30" calcext:value-type="date">
            <text:p>2022-06-30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4:51:03</text:p>
          </table:table-cell>
          <table:table-cell office:value-type="string" calcext:value-type="string">
            <text:p>20:46:09</text:p>
          </table:table-cell>
          <table:table-cell table:formula="of:=[.D182]-[.C182]" office:value-type="time" office:time-value="PT15H55M06S" calcext:value-type="time">
            <text:p>15:55:06</text:p>
          </table:table-cell>
          <table:table-cell table:number-columns-repeated="1019"/>
        </table:table-row>
        <table:table-row table:style-name="ro2">
          <table:table-cell office:value-type="date" office:date-value="2022-07-01" calcext:value-type="date">
            <text:p>2022-07-01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4:51:37</text:p>
          </table:table-cell>
          <table:table-cell office:value-type="string" calcext:value-type="string">
            <text:p>20:45:58</text:p>
          </table:table-cell>
          <table:table-cell table:formula="of:=[.D183]-[.C183]" office:value-type="time" office:time-value="PT15H54M21S" calcext:value-type="time">
            <text:p>15:54:21</text:p>
          </table:table-cell>
          <table:table-cell table:number-columns-repeated="1019"/>
        </table:table-row>
        <table:table-row table:style-name="ro2">
          <table:table-cell office:value-type="date" office:date-value="2022-07-02" calcext:value-type="date">
            <text:p>2022-07-02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4:52:13</text:p>
          </table:table-cell>
          <table:table-cell office:value-type="string" calcext:value-type="string">
            <text:p>20:45:44</text:p>
          </table:table-cell>
          <table:table-cell table:formula="of:=[.D184]-[.C184]" office:value-type="time" office:time-value="PT15H53M31S" calcext:value-type="time">
            <text:p>15:53:31</text:p>
          </table:table-cell>
          <table:table-cell table:number-columns-repeated="1019"/>
        </table:table-row>
        <table:table-row table:style-name="ro2">
          <table:table-cell office:value-type="date" office:date-value="2022-07-03" calcext:value-type="date">
            <text:p>2022-07-03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4:52:50</text:p>
          </table:table-cell>
          <table:table-cell office:value-type="string" calcext:value-type="string">
            <text:p>20:45:27</text:p>
          </table:table-cell>
          <table:table-cell table:formula="of:=[.D185]-[.C185]" office:value-type="time" office:time-value="PT15H52M37S" calcext:value-type="time">
            <text:p>15:52:37</text:p>
          </table:table-cell>
          <table:table-cell table:number-columns-repeated="1019"/>
        </table:table-row>
        <table:table-row table:style-name="ro2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4:53:30</text:p>
          </table:table-cell>
          <table:table-cell office:value-type="string" calcext:value-type="string">
            <text:p>20:45:08</text:p>
          </table:table-cell>
          <table:table-cell table:formula="of:=[.D186]-[.C186]" office:value-type="time" office:time-value="PT15H51M38S" calcext:value-type="time">
            <text:p>15:51:38</text:p>
          </table:table-cell>
          <table:table-cell table:number-columns-repeated="1019"/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4:54:12</text:p>
          </table:table-cell>
          <table:table-cell office:value-type="string" calcext:value-type="string">
            <text:p>20:44:46</text:p>
          </table:table-cell>
          <table:table-cell table:formula="of:=[.D187]-[.C187]" office:value-type="time" office:time-value="PT15H50M34S" calcext:value-type="time">
            <text:p>15:50:34</text:p>
          </table:table-cell>
          <table:table-cell table:number-columns-repeated="1019"/>
        </table:table-row>
        <table:table-row table:style-name="ro2">
          <table:table-cell office:value-type="date" office:date-value="2022-07-06" calcext:value-type="date">
            <text:p>2022-07-06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4:54:56</text:p>
          </table:table-cell>
          <table:table-cell office:value-type="string" calcext:value-type="string">
            <text:p>20:44:22</text:p>
          </table:table-cell>
          <table:table-cell table:formula="of:=[.D188]-[.C188]" office:value-type="time" office:time-value="PT15H49M26S" calcext:value-type="time">
            <text:p>15:49:26</text:p>
          </table:table-cell>
          <table:table-cell table:number-columns-repeated="1019"/>
        </table:table-row>
        <table:table-row table:style-name="ro2">
          <table:table-cell office:value-type="date" office:date-value="2022-07-07" calcext:value-type="date">
            <text:p>2022-07-07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4:55:42</text:p>
          </table:table-cell>
          <table:table-cell office:value-type="string" calcext:value-type="string">
            <text:p>20:43:56</text:p>
          </table:table-cell>
          <table:table-cell table:formula="of:=[.D189]-[.C189]" office:value-type="time" office:time-value="PT15H48M14S" calcext:value-type="time">
            <text:p>15:48:14</text:p>
          </table:table-cell>
          <table:table-cell table:number-columns-repeated="1019"/>
        </table:table-row>
        <table:table-row table:style-name="ro2">
          <table:table-cell office:value-type="date" office:date-value="2022-07-08" calcext:value-type="date">
            <text:p>2022-07-08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4:56:29</text:p>
          </table:table-cell>
          <table:table-cell office:value-type="string" calcext:value-type="string">
            <text:p>20:43:26</text:p>
          </table:table-cell>
          <table:table-cell table:formula="of:=[.D190]-[.C190]" office:value-type="time" office:time-value="PT15H46M57S" calcext:value-type="time">
            <text:p>15:46:57</text:p>
          </table:table-cell>
          <table:table-cell table:number-columns-repeated="1019"/>
        </table:table-row>
        <table:table-row table:style-name="ro2">
          <table:table-cell office:value-type="date" office:date-value="2022-07-09" calcext:value-type="date">
            <text:p>2022-07-09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4:57:19</text:p>
          </table:table-cell>
          <table:table-cell office:value-type="string" calcext:value-type="string">
            <text:p>20:42:55</text:p>
          </table:table-cell>
          <table:table-cell table:formula="of:=[.D191]-[.C191]" office:value-type="time" office:time-value="PT15H45M36S" calcext:value-type="time">
            <text:p>15:45:36</text:p>
          </table:table-cell>
          <table:table-cell table:number-columns-repeated="1019"/>
        </table:table-row>
        <table:table-row table:style-name="ro2">
          <table:table-cell office:value-type="date" office:date-value="2022-07-10" calcext:value-type="date">
            <text:p>2022-07-10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4:58:10</text:p>
          </table:table-cell>
          <table:table-cell office:value-type="string" calcext:value-type="string">
            <text:p>20:42:20</text:p>
          </table:table-cell>
          <table:table-cell table:formula="of:=[.D192]-[.C192]" office:value-type="time" office:time-value="PT15H44M10S" calcext:value-type="time">
            <text:p>15:44:10</text:p>
          </table:table-cell>
          <table:table-cell table:number-columns-repeated="1019"/>
        </table:table-row>
        <table:table-row table:style-name="ro2"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4:59:02</text:p>
          </table:table-cell>
          <table:table-cell office:value-type="string" calcext:value-type="string">
            <text:p>20:41:44</text:p>
          </table:table-cell>
          <table:table-cell table:formula="of:=[.D193]-[.C193]" office:value-type="time" office:time-value="PT15H42M42S" calcext:value-type="time">
            <text:p>15:42:42</text:p>
          </table:table-cell>
          <table:table-cell table:number-columns-repeated="1019"/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4:59:57</text:p>
          </table:table-cell>
          <table:table-cell office:value-type="string" calcext:value-type="string">
            <text:p>20:41:05</text:p>
          </table:table-cell>
          <table:table-cell table:formula="of:=[.D194]-[.C194]" office:value-type="time" office:time-value="PT15H41M08S" calcext:value-type="time">
            <text:p>15:41:08</text:p>
          </table:table-cell>
          <table:table-cell table:number-columns-repeated="1019"/>
        </table:table-row>
        <table:table-row table:style-name="ro2">
          <table:table-cell office:value-type="date" office:date-value="2022-07-13" calcext:value-type="date">
            <text:p>2022-07-13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5:00:53</text:p>
          </table:table-cell>
          <table:table-cell office:value-type="string" calcext:value-type="string">
            <text:p>20:40:23</text:p>
          </table:table-cell>
          <table:table-cell table:formula="of:=[.D195]-[.C195]" office:value-type="time" office:time-value="PT15H39M30S" calcext:value-type="time">
            <text:p>15:39:30</text:p>
          </table:table-cell>
          <table:table-cell table:number-columns-repeated="1019"/>
        </table:table-row>
        <table:table-row table:style-name="ro2">
          <table:table-cell office:value-type="date" office:date-value="2022-07-14" calcext:value-type="date">
            <text:p>2022-07-14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5:01:51</text:p>
          </table:table-cell>
          <table:table-cell office:value-type="string" calcext:value-type="string">
            <text:p>20:39:39</text:p>
          </table:table-cell>
          <table:table-cell table:formula="of:=[.D196]-[.C196]" office:value-type="time" office:time-value="PT15H37M48S" calcext:value-type="time">
            <text:p>15:37:48</text:p>
          </table:table-cell>
          <table:table-cell table:number-columns-repeated="1019"/>
        </table:table-row>
        <table:table-row table:style-name="ro2"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5:02:50</text:p>
          </table:table-cell>
          <table:table-cell office:value-type="string" calcext:value-type="string">
            <text:p>20:38:53</text:p>
          </table:table-cell>
          <table:table-cell table:formula="of:=[.D197]-[.C197]" office:value-type="time" office:time-value="PT15H36M03S" calcext:value-type="time">
            <text:p>15:36:03</text:p>
          </table:table-cell>
          <table:table-cell table:number-columns-repeated="1019"/>
        </table:table-row>
        <table:table-row table:style-name="ro2">
          <table:table-cell office:value-type="date" office:date-value="2022-07-16" calcext:value-type="date">
            <text:p>2022-07-16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5:03:50</text:p>
          </table:table-cell>
          <table:table-cell office:value-type="string" calcext:value-type="string">
            <text:p>20:38:05</text:p>
          </table:table-cell>
          <table:table-cell table:formula="of:=[.D198]-[.C198]" office:value-type="time" office:time-value="PT15H34M15S" calcext:value-type="time">
            <text:p>15:34:15</text:p>
          </table:table-cell>
          <table:table-cell table:number-columns-repeated="1019"/>
        </table:table-row>
        <table:table-row table:style-name="ro2"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5:04:52</text:p>
          </table:table-cell>
          <table:table-cell office:value-type="string" calcext:value-type="string">
            <text:p>20:37:14</text:p>
          </table:table-cell>
          <table:table-cell table:formula="of:=[.D199]-[.C199]" office:value-type="time" office:time-value="PT15H32M22S" calcext:value-type="time">
            <text:p>15:32:22</text:p>
          </table:table-cell>
          <table:table-cell table:number-columns-repeated="1019"/>
        </table:table-row>
        <table:table-row table:style-name="ro2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5:05:55</text:p>
          </table:table-cell>
          <table:table-cell office:value-type="string" calcext:value-type="string">
            <text:p>20:36:21</text:p>
          </table:table-cell>
          <table:table-cell table:formula="of:=[.D200]-[.C200]" office:value-type="time" office:time-value="PT15H30M26S" calcext:value-type="time">
            <text:p>15:30:26</text:p>
          </table:table-cell>
          <table:table-cell table:number-columns-repeated="1019"/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5:07:00</text:p>
          </table:table-cell>
          <table:table-cell office:value-type="string" calcext:value-type="string">
            <text:p>20:35:26</text:p>
          </table:table-cell>
          <table:table-cell table:formula="of:=[.D201]-[.C201]" office:value-type="time" office:time-value="PT15H28M26S" calcext:value-type="time">
            <text:p>15:28:26</text:p>
          </table:table-cell>
          <table:table-cell table:number-columns-repeated="1019"/>
        </table:table-row>
        <table:table-row table:style-name="ro2">
          <table:table-cell office:value-type="date" office:date-value="2022-07-20" calcext:value-type="date">
            <text:p>2022-07-20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5:08:06</text:p>
          </table:table-cell>
          <table:table-cell office:value-type="string" calcext:value-type="string">
            <text:p>20:34:28</text:p>
          </table:table-cell>
          <table:table-cell table:formula="of:=[.D202]-[.C202]" office:value-type="time" office:time-value="PT15H26M22S" calcext:value-type="time">
            <text:p>15:26:22</text:p>
          </table:table-cell>
          <table:table-cell table:number-columns-repeated="1019"/>
        </table:table-row>
        <table:table-row table:style-name="ro2">
          <table:table-cell office:value-type="date" office:date-value="2022-07-21" calcext:value-type="date">
            <text:p>2022-07-21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5:09:12</text:p>
          </table:table-cell>
          <table:table-cell office:value-type="string" calcext:value-type="string">
            <text:p>20:33:29</text:p>
          </table:table-cell>
          <table:table-cell table:formula="of:=[.D203]-[.C203]" office:value-type="time" office:time-value="PT15H24M17S" calcext:value-type="time">
            <text:p>15:24:17</text:p>
          </table:table-cell>
          <table:table-cell table:number-columns-repeated="1019"/>
        </table:table-row>
        <table:table-row table:style-name="ro2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5:10:20</text:p>
          </table:table-cell>
          <table:table-cell office:value-type="string" calcext:value-type="string">
            <text:p>20:32:27</text:p>
          </table:table-cell>
          <table:table-cell table:formula="of:=[.D204]-[.C204]" office:value-type="time" office:time-value="PT15H22M07S" calcext:value-type="time">
            <text:p>15:22:07</text:p>
          </table:table-cell>
          <table:table-cell table:number-columns-repeated="1019"/>
        </table:table-row>
        <table:table-row table:style-name="ro2">
          <table:table-cell office:value-type="date" office:date-value="2022-07-23" calcext:value-type="date">
            <text:p>2022-07-23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5:11:29</text:p>
          </table:table-cell>
          <table:table-cell office:value-type="string" calcext:value-type="string">
            <text:p>20:31:23</text:p>
          </table:table-cell>
          <table:table-cell table:formula="of:=[.D205]-[.C205]" office:value-type="time" office:time-value="PT15H19M54S" calcext:value-type="time">
            <text:p>15:19:54</text:p>
          </table:table-cell>
          <table:table-cell table:number-columns-repeated="1019"/>
        </table:table-row>
        <table:table-row table:style-name="ro2">
          <table:table-cell office:value-type="date" office:date-value="2022-07-24" calcext:value-type="date">
            <text:p>2022-07-24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5:12:39</text:p>
          </table:table-cell>
          <table:table-cell office:value-type="string" calcext:value-type="string">
            <text:p>20:30:17</text:p>
          </table:table-cell>
          <table:table-cell table:formula="of:=[.D206]-[.C206]" office:value-type="time" office:time-value="PT15H17M38S" calcext:value-type="time">
            <text:p>15:17:38</text:p>
          </table:table-cell>
          <table:table-cell table:number-columns-repeated="1019"/>
        </table:table-row>
        <table:table-row table:style-name="ro2"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5:13:50</text:p>
          </table:table-cell>
          <table:table-cell office:value-type="string" calcext:value-type="string">
            <text:p>20:29:10</text:p>
          </table:table-cell>
          <table:table-cell table:formula="of:=[.D207]-[.C207]" office:value-type="time" office:time-value="PT15H15M20S" calcext:value-type="time">
            <text:p>15:15:20</text:p>
          </table:table-cell>
          <table:table-cell table:number-columns-repeated="1019"/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5:15:02</text:p>
          </table:table-cell>
          <table:table-cell office:value-type="string" calcext:value-type="string">
            <text:p>20:28:00</text:p>
          </table:table-cell>
          <table:table-cell table:formula="of:=[.D208]-[.C208]" office:value-type="time" office:time-value="PT15H12M58S" calcext:value-type="time">
            <text:p>15:12:58</text:p>
          </table:table-cell>
          <table:table-cell table:number-columns-repeated="1019"/>
        </table:table-row>
        <table:table-row table:style-name="ro2">
          <table:table-cell office:value-type="date" office:date-value="2022-07-27" calcext:value-type="date">
            <text:p>2022-07-27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5:16:14</text:p>
          </table:table-cell>
          <table:table-cell office:value-type="string" calcext:value-type="string">
            <text:p>20:26:48</text:p>
          </table:table-cell>
          <table:table-cell table:formula="of:=[.D209]-[.C209]" office:value-type="time" office:time-value="PT15H10M34S" calcext:value-type="time">
            <text:p>15:10:34</text:p>
          </table:table-cell>
          <table:table-cell table:number-columns-repeated="1019"/>
        </table:table-row>
        <table:table-row table:style-name="ro2">
          <table:table-cell office:value-type="date" office:date-value="2022-07-28" calcext:value-type="date">
            <text:p>2022-07-28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5:17:27</text:p>
          </table:table-cell>
          <table:table-cell office:value-type="string" calcext:value-type="string">
            <text:p>20:25:34</text:p>
          </table:table-cell>
          <table:table-cell table:formula="of:=[.D210]-[.C210]" office:value-type="time" office:time-value="PT15H08M07S" calcext:value-type="time">
            <text:p>15:08:07</text:p>
          </table:table-cell>
          <table:table-cell table:number-columns-repeated="1019"/>
        </table:table-row>
        <table:table-row table:style-name="ro2">
          <table:table-cell office:value-type="date" office:date-value="2022-07-29" calcext:value-type="date">
            <text:p>2022-07-29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5:18:42</text:p>
          </table:table-cell>
          <table:table-cell office:value-type="string" calcext:value-type="string">
            <text:p>20:24:19</text:p>
          </table:table-cell>
          <table:table-cell table:formula="of:=[.D211]-[.C211]" office:value-type="time" office:time-value="PT15H05M37S" calcext:value-type="time">
            <text:p>15:05:37</text:p>
          </table:table-cell>
          <table:table-cell table:number-columns-repeated="1019"/>
        </table:table-row>
        <table:table-row table:style-name="ro2">
          <table:table-cell office:value-type="date" office:date-value="2022-07-30" calcext:value-type="date">
            <text:p>2022-07-30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5:19:56</text:p>
          </table:table-cell>
          <table:table-cell office:value-type="string" calcext:value-type="string">
            <text:p>20:23:02</text:p>
          </table:table-cell>
          <table:table-cell table:formula="of:=[.D212]-[.C212]" office:value-type="time" office:time-value="PT15H03M06S" calcext:value-type="time">
            <text:p>15:03:06</text:p>
          </table:table-cell>
          <table:table-cell table:number-columns-repeated="1019"/>
        </table:table-row>
        <table:table-row table:style-name="ro2">
          <table:table-cell office:value-type="date" office:date-value="2022-07-31" calcext:value-type="date">
            <text:p>2022-07-31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5:21:12</text:p>
          </table:table-cell>
          <table:table-cell office:value-type="string" calcext:value-type="string">
            <text:p>20:21:42</text:p>
          </table:table-cell>
          <table:table-cell table:formula="of:=[.D213]-[.C213]" office:value-type="time" office:time-value="PT15H00M30S" calcext:value-type="time">
            <text:p>15:00:30</text:p>
          </table:table-cell>
          <table:table-cell table:number-columns-repeated="1019"/>
        </table:table-row>
        <table:table-row table:style-name="ro2"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5:22:28</text:p>
          </table:table-cell>
          <table:table-cell office:value-type="string" calcext:value-type="string">
            <text:p>20:20:22</text:p>
          </table:table-cell>
          <table:table-cell table:formula="of:=[.D214]-[.C214]" office:value-type="time" office:time-value="PT14H57M54S" calcext:value-type="time">
            <text:p>14:57:54</text:p>
          </table:table-cell>
          <table:table-cell table:number-columns-repeated="1019"/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5:23:44</text:p>
          </table:table-cell>
          <table:table-cell office:value-type="string" calcext:value-type="string">
            <text:p>20:18:59</text:p>
          </table:table-cell>
          <table:table-cell table:formula="of:=[.D215]-[.C215]" office:value-type="time" office:time-value="PT14H55M15S" calcext:value-type="time">
            <text:p>14:55:15</text:p>
          </table:table-cell>
          <table:table-cell table:number-columns-repeated="1019"/>
        </table:table-row>
        <table:table-row table:style-name="ro2"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5:25:01</text:p>
          </table:table-cell>
          <table:table-cell office:value-type="string" calcext:value-type="string">
            <text:p>20:17:35</text:p>
          </table:table-cell>
          <table:table-cell table:formula="of:=[.D216]-[.C216]" office:value-type="time" office:time-value="PT14H52M34S" calcext:value-type="time">
            <text:p>14:52:34</text:p>
          </table:table-cell>
          <table:table-cell table:number-columns-repeated="1019"/>
        </table:table-row>
        <table:table-row table:style-name="ro2"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5:26:18</text:p>
          </table:table-cell>
          <table:table-cell office:value-type="string" calcext:value-type="string">
            <text:p>20:16:09</text:p>
          </table:table-cell>
          <table:table-cell table:formula="of:=[.D217]-[.C217]" office:value-type="time" office:time-value="PT14H49M51S" calcext:value-type="time">
            <text:p>14:49:51</text:p>
          </table:table-cell>
          <table:table-cell table:number-columns-repeated="1019"/>
        </table:table-row>
        <table:table-row table:style-name="ro2">
          <table:table-cell office:value-type="date" office:date-value="2022-08-05" calcext:value-type="date">
            <text:p>2022-08-05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5:27:36</text:p>
          </table:table-cell>
          <table:table-cell office:value-type="string" calcext:value-type="string">
            <text:p>20:14:41</text:p>
          </table:table-cell>
          <table:table-cell table:formula="of:=[.D218]-[.C218]" office:value-type="time" office:time-value="PT14H47M05S" calcext:value-type="time">
            <text:p>14:47:05</text:p>
          </table:table-cell>
          <table:table-cell table:number-columns-repeated="1019"/>
        </table:table-row>
        <table:table-row table:style-name="ro2"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5:28:55</text:p>
          </table:table-cell>
          <table:table-cell office:value-type="string" calcext:value-type="string">
            <text:p>20:13:12</text:p>
          </table:table-cell>
          <table:table-cell table:formula="of:=[.D219]-[.C219]" office:value-type="time" office:time-value="PT14H44M17S" calcext:value-type="time">
            <text:p>14:44:17</text:p>
          </table:table-cell>
          <table:table-cell table:number-columns-repeated="1019"/>
        </table:table-row>
        <table:table-row table:style-name="ro2">
          <table:table-cell office:value-type="date" office:date-value="2022-08-07" calcext:value-type="date">
            <text:p>2022-08-07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5:30:13</text:p>
          </table:table-cell>
          <table:table-cell office:value-type="string" calcext:value-type="string">
            <text:p>20:11:41</text:p>
          </table:table-cell>
          <table:table-cell table:formula="of:=[.D220]-[.C220]" office:value-type="time" office:time-value="PT14H41M28S" calcext:value-type="time">
            <text:p>14:41:28</text:p>
          </table:table-cell>
          <table:table-cell table:number-columns-repeated="1019"/>
        </table:table-row>
        <table:table-row table:style-name="ro2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5:31:32</text:p>
          </table:table-cell>
          <table:table-cell office:value-type="string" calcext:value-type="string">
            <text:p>20:10:09</text:p>
          </table:table-cell>
          <table:table-cell table:formula="of:=[.D221]-[.C221]" office:value-type="time" office:time-value="PT14H38M37S" calcext:value-type="time">
            <text:p>14:38:37</text:p>
          </table:table-cell>
          <table:table-cell table:number-columns-repeated="1019"/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5:32:51</text:p>
          </table:table-cell>
          <table:table-cell office:value-type="string" calcext:value-type="string">
            <text:p>20:08:36</text:p>
          </table:table-cell>
          <table:table-cell table:formula="of:=[.D222]-[.C222]" office:value-type="time" office:time-value="PT14H35M45S" calcext:value-type="time">
            <text:p>14:35:45</text:p>
          </table:table-cell>
          <table:table-cell table:number-columns-repeated="1019"/>
        </table:table-row>
        <table:table-row table:style-name="ro2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5:34:11</text:p>
          </table:table-cell>
          <table:table-cell office:value-type="string" calcext:value-type="string">
            <text:p>20:07:01</text:p>
          </table:table-cell>
          <table:table-cell table:formula="of:=[.D223]-[.C223]" office:value-type="time" office:time-value="PT14H32M50S" calcext:value-type="time">
            <text:p>14:32:50</text:p>
          </table:table-cell>
          <table:table-cell table:number-columns-repeated="1019"/>
        </table:table-row>
        <table:table-row table:style-name="ro2"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5:35:30</text:p>
          </table:table-cell>
          <table:table-cell office:value-type="string" calcext:value-type="string">
            <text:p>20:05:24</text:p>
          </table:table-cell>
          <table:table-cell table:formula="of:=[.D224]-[.C224]" office:value-type="time" office:time-value="PT14H29M54S" calcext:value-type="time">
            <text:p>14:29:54</text:p>
          </table:table-cell>
          <table:table-cell table:number-columns-repeated="1019"/>
        </table:table-row>
        <table:table-row table:style-name="ro2"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5:36:50</text:p>
          </table:table-cell>
          <table:table-cell office:value-type="string" calcext:value-type="string">
            <text:p>20:03:47</text:p>
          </table:table-cell>
          <table:table-cell table:formula="of:=[.D225]-[.C225]" office:value-type="time" office:time-value="PT14H26M57S" calcext:value-type="time">
            <text:p>14:26:57</text:p>
          </table:table-cell>
          <table:table-cell table:number-columns-repeated="1019"/>
        </table:table-row>
        <table:table-row table:style-name="ro2">
          <table:table-cell office:value-type="date" office:date-value="2022-08-13" calcext:value-type="date">
            <text:p>2022-08-13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5:38:10</text:p>
          </table:table-cell>
          <table:table-cell office:value-type="string" calcext:value-type="string">
            <text:p>20:02:08</text:p>
          </table:table-cell>
          <table:table-cell table:formula="of:=[.D226]-[.C226]" office:value-type="time" office:time-value="PT14H23M58S" calcext:value-type="time">
            <text:p>14:23:58</text:p>
          </table:table-cell>
          <table:table-cell table:number-columns-repeated="1019"/>
        </table:table-row>
        <table:table-row table:style-name="ro2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5:39:30</text:p>
          </table:table-cell>
          <table:table-cell office:value-type="string" calcext:value-type="string">
            <text:p>20:00:27</text:p>
          </table:table-cell>
          <table:table-cell table:formula="of:=[.D227]-[.C227]" office:value-type="time" office:time-value="PT14H20M57S" calcext:value-type="time">
            <text:p>14:20:57</text:p>
          </table:table-cell>
          <table:table-cell table:number-columns-repeated="1019"/>
        </table:table-row>
        <table:table-row table:style-name="ro2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5:40:50</text:p>
          </table:table-cell>
          <table:table-cell office:value-type="string" calcext:value-type="string">
            <text:p>19:58:46</text:p>
          </table:table-cell>
          <table:table-cell table:formula="of:=[.D228]-[.C228]" office:value-type="time" office:time-value="PT14H17M56S" calcext:value-type="time">
            <text:p>14:17:56</text:p>
          </table:table-cell>
          <table:table-cell table:number-columns-repeated="1019"/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5:42:11</text:p>
          </table:table-cell>
          <table:table-cell office:value-type="string" calcext:value-type="string">
            <text:p>19:57:03</text:p>
          </table:table-cell>
          <table:table-cell table:formula="of:=[.D229]-[.C229]" office:value-type="time" office:time-value="PT14H14M52S" calcext:value-type="time">
            <text:p>14:14:52</text:p>
          </table:table-cell>
          <table:table-cell table:number-columns-repeated="1019"/>
        </table:table-row>
        <table:table-row table:style-name="ro2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5:43:31</text:p>
          </table:table-cell>
          <table:table-cell office:value-type="string" calcext:value-type="string">
            <text:p>19:55:19</text:p>
          </table:table-cell>
          <table:table-cell table:formula="of:=[.D230]-[.C230]" office:value-type="time" office:time-value="PT14H11M48S" calcext:value-type="time">
            <text:p>14:11:48</text:p>
          </table:table-cell>
          <table:table-cell table:number-columns-repeated="1019"/>
        </table:table-row>
        <table:table-row table:style-name="ro2"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5:44:51</text:p>
          </table:table-cell>
          <table:table-cell office:value-type="string" calcext:value-type="string">
            <text:p>19:53:34</text:p>
          </table:table-cell>
          <table:table-cell table:formula="of:=[.D231]-[.C231]" office:value-type="time" office:time-value="PT14H08M43S" calcext:value-type="time">
            <text:p>14:08:43</text:p>
          </table:table-cell>
          <table:table-cell table:number-columns-repeated="1019"/>
        </table:table-row>
        <table:table-row table:style-name="ro2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5:46:12</text:p>
          </table:table-cell>
          <table:table-cell office:value-type="string" calcext:value-type="string">
            <text:p>19:51:48</text:p>
          </table:table-cell>
          <table:table-cell table:formula="of:=[.D232]-[.C232]" office:value-type="time" office:time-value="PT14H05M36S" calcext:value-type="time">
            <text:p>14:05:36</text:p>
          </table:table-cell>
          <table:table-cell table:number-columns-repeated="1019"/>
        </table:table-row>
        <table:table-row table:style-name="ro2">
          <table:table-cell office:value-type="date" office:date-value="2022-08-20" calcext:value-type="date">
            <text:p>2022-08-20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5:47:32</text:p>
          </table:table-cell>
          <table:table-cell office:value-type="string" calcext:value-type="string">
            <text:p>19:50:00</text:p>
          </table:table-cell>
          <table:table-cell table:formula="of:=[.D233]-[.C233]" office:value-type="time" office:time-value="PT14H02M28S" calcext:value-type="time">
            <text:p>14:02:28</text:p>
          </table:table-cell>
          <table:table-cell table:number-columns-repeated="1019"/>
        </table:table-row>
        <table:table-row table:style-name="ro2">
          <table:table-cell office:value-type="date" office:date-value="2022-08-21" calcext:value-type="date">
            <text:p>2022-08-21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5:48:53</text:p>
          </table:table-cell>
          <table:table-cell office:value-type="string" calcext:value-type="string">
            <text:p>19:48:12</text:p>
          </table:table-cell>
          <table:table-cell table:formula="of:=[.D234]-[.C234]" office:value-type="time" office:time-value="PT13H59M19S" calcext:value-type="time">
            <text:p>13:59:19</text:p>
          </table:table-cell>
          <table:table-cell table:number-columns-repeated="1019"/>
        </table:table-row>
        <table:table-row table:style-name="ro2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5:50:13</text:p>
          </table:table-cell>
          <table:table-cell office:value-type="string" calcext:value-type="string">
            <text:p>19:46:23</text:p>
          </table:table-cell>
          <table:table-cell table:formula="of:=[.D235]-[.C235]" office:value-type="time" office:time-value="PT13H56M10S" calcext:value-type="time">
            <text:p>13:56:10</text:p>
          </table:table-cell>
          <table:table-cell table:number-columns-repeated="1019"/>
        </table:table-row>
        <table:table-row table:style-name="ro2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5:51:33</text:p>
          </table:table-cell>
          <table:table-cell office:value-type="string" calcext:value-type="string">
            <text:p>19:44:32</text:p>
          </table:table-cell>
          <table:table-cell table:formula="of:=[.D236]-[.C236]" office:value-type="time" office:time-value="PT13H52M59S" calcext:value-type="time">
            <text:p>13:52:59</text:p>
          </table:table-cell>
          <table:table-cell table:number-columns-repeated="1019"/>
        </table:table-row>
        <table:table-row table:style-name="ro2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5:52:54</text:p>
          </table:table-cell>
          <table:table-cell office:value-type="string" calcext:value-type="string">
            <text:p>19:42:41</text:p>
          </table:table-cell>
          <table:table-cell table:formula="of:=[.D237]-[.C237]" office:value-type="time" office:time-value="PT13H49M47S" calcext:value-type="time">
            <text:p>13:49:47</text:p>
          </table:table-cell>
          <table:table-cell table:number-columns-repeated="1019"/>
        </table:table-row>
        <table:table-row table:style-name="ro2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5:54:14</text:p>
          </table:table-cell>
          <table:table-cell office:value-type="string" calcext:value-type="string">
            <text:p>19:40:49</text:p>
          </table:table-cell>
          <table:table-cell table:formula="of:=[.D238]-[.C238]" office:value-type="time" office:time-value="PT13H46M35S" calcext:value-type="time">
            <text:p>13:46:35</text:p>
          </table:table-cell>
          <table:table-cell table:number-columns-repeated="1019"/>
        </table:table-row>
        <table:table-row table:style-name="ro2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5:55:34</text:p>
          </table:table-cell>
          <table:table-cell office:value-type="string" calcext:value-type="string">
            <text:p>19:38:56</text:p>
          </table:table-cell>
          <table:table-cell table:formula="of:=[.D239]-[.C239]" office:value-type="time" office:time-value="PT13H43M22S" calcext:value-type="time">
            <text:p>13:43:22</text:p>
          </table:table-cell>
          <table:table-cell table:number-columns-repeated="1019"/>
        </table:table-row>
        <table:table-row table:style-name="ro2">
          <table:table-cell office:value-type="date" office:date-value="2022-08-27" calcext:value-type="date">
            <text:p>2022-08-27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5:56:55</text:p>
          </table:table-cell>
          <table:table-cell office:value-type="string" calcext:value-type="string">
            <text:p>19:37:02</text:p>
          </table:table-cell>
          <table:table-cell table:formula="of:=[.D240]-[.C240]" office:value-type="time" office:time-value="PT13H40M07S" calcext:value-type="time">
            <text:p>13:40:07</text:p>
          </table:table-cell>
          <table:table-cell table:number-columns-repeated="1019"/>
        </table:table-row>
        <table:table-row table:style-name="ro2"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5:58:15</text:p>
          </table:table-cell>
          <table:table-cell office:value-type="string" calcext:value-type="string">
            <text:p>19:35:07</text:p>
          </table:table-cell>
          <table:table-cell table:formula="of:=[.D241]-[.C241]" office:value-type="time" office:time-value="PT13H36M52S" calcext:value-type="time">
            <text:p>13:36:52</text:p>
          </table:table-cell>
          <table:table-cell table:number-columns-repeated="1019"/>
        </table:table-row>
        <table:table-row table:style-name="ro2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5:59:35</text:p>
          </table:table-cell>
          <table:table-cell office:value-type="string" calcext:value-type="string">
            <text:p>19:33:12</text:p>
          </table:table-cell>
          <table:table-cell table:formula="of:=[.D242]-[.C242]" office:value-type="time" office:time-value="PT13H33M37S" calcext:value-type="time">
            <text:p>13:33:37</text:p>
          </table:table-cell>
          <table:table-cell table:number-columns-repeated="1019"/>
        </table:table-row>
        <table:table-row table:style-name="ro2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6:00:55</text:p>
          </table:table-cell>
          <table:table-cell office:value-type="string" calcext:value-type="string">
            <text:p>19:31:16</text:p>
          </table:table-cell>
          <table:table-cell table:formula="of:=[.D243]-[.C243]" office:value-type="time" office:time-value="PT13H30M21S" calcext:value-type="time">
            <text:p>13:30:21</text:p>
          </table:table-cell>
          <table:table-cell table:number-columns-repeated="1019"/>
        </table:table-row>
        <table:table-row table:style-name="ro2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6:02:15</text:p>
          </table:table-cell>
          <table:table-cell office:value-type="string" calcext:value-type="string">
            <text:p>19:29:19</text:p>
          </table:table-cell>
          <table:table-cell table:formula="of:=[.D244]-[.C244]" office:value-type="time" office:time-value="PT13H27M04S" calcext:value-type="time">
            <text:p>13:27:04</text:p>
          </table:table-cell>
          <table:table-cell table:number-columns-repeated="1019"/>
        </table:table-row>
        <table:table-row table:style-name="ro2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6:03:34</text:p>
          </table:table-cell>
          <table:table-cell office:value-type="string" calcext:value-type="string">
            <text:p>19:27:21</text:p>
          </table:table-cell>
          <table:table-cell table:formula="of:=[.D245]-[.C245]" office:value-type="time" office:time-value="PT13H23M47S" calcext:value-type="time">
            <text:p>13:23:47</text:p>
          </table:table-cell>
          <table:table-cell table:number-columns-repeated="1019"/>
        </table:table-row>
        <table:table-row table:style-name="ro2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6:04:54</text:p>
          </table:table-cell>
          <table:table-cell office:value-type="string" calcext:value-type="string">
            <text:p>19:25:23</text:p>
          </table:table-cell>
          <table:table-cell table:formula="of:=[.D246]-[.C246]" office:value-type="time" office:time-value="PT13H20M29S" calcext:value-type="time">
            <text:p>13:20:29</text:p>
          </table:table-cell>
          <table:table-cell table:number-columns-repeated="1019"/>
        </table:table-row>
        <table:table-row table:style-name="ro2">
          <table:table-cell office:value-type="date" office:date-value="2022-09-03" calcext:value-type="date">
            <text:p>2022-09-03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6:06:14</text:p>
          </table:table-cell>
          <table:table-cell office:value-type="string" calcext:value-type="string">
            <text:p>19:23:24</text:p>
          </table:table-cell>
          <table:table-cell table:formula="of:=[.D247]-[.C247]" office:value-type="time" office:time-value="PT13H17M10S" calcext:value-type="time">
            <text:p>13:17:10</text:p>
          </table:table-cell>
          <table:table-cell table:number-columns-repeated="1019"/>
        </table:table-row>
        <table:table-row table:style-name="ro2">
          <table:table-cell office:value-type="date" office:date-value="2022-09-04" calcext:value-type="date">
            <text:p>2022-09-04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6:07:33</text:p>
          </table:table-cell>
          <table:table-cell office:value-type="string" calcext:value-type="string">
            <text:p>19:21:25</text:p>
          </table:table-cell>
          <table:table-cell table:formula="of:=[.D248]-[.C248]" office:value-type="time" office:time-value="PT13H13M52S" calcext:value-type="time">
            <text:p>13:13:52</text:p>
          </table:table-cell>
          <table:table-cell table:number-columns-repeated="1019"/>
        </table:table-row>
        <table:table-row table:style-name="ro2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6:08:53</text:p>
          </table:table-cell>
          <table:table-cell office:value-type="string" calcext:value-type="string">
            <text:p>19:19:25</text:p>
          </table:table-cell>
          <table:table-cell table:formula="of:=[.D249]-[.C249]" office:value-type="time" office:time-value="PT13H10M32S" calcext:value-type="time">
            <text:p>13:10:32</text:p>
          </table:table-cell>
          <table:table-cell table:number-columns-repeated="1019"/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6:10:12</text:p>
          </table:table-cell>
          <table:table-cell office:value-type="string" calcext:value-type="string">
            <text:p>19:17:25</text:p>
          </table:table-cell>
          <table:table-cell table:formula="of:=[.D250]-[.C250]" office:value-type="time" office:time-value="PT13H07M13S" calcext:value-type="time">
            <text:p>13:07:13</text:p>
          </table:table-cell>
          <table:table-cell table:number-columns-repeated="1019"/>
        </table:table-row>
        <table:table-row table:style-name="ro2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6:11:32</text:p>
          </table:table-cell>
          <table:table-cell office:value-type="string" calcext:value-type="string">
            <text:p>19:15:24</text:p>
          </table:table-cell>
          <table:table-cell table:formula="of:=[.D251]-[.C251]" office:value-type="time" office:time-value="PT13H03M52S" calcext:value-type="time">
            <text:p>13:03:52</text:p>
          </table:table-cell>
          <table:table-cell table:number-columns-repeated="1019"/>
        </table:table-row>
        <table:table-row table:style-name="ro2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6:12:51</text:p>
          </table:table-cell>
          <table:table-cell office:value-type="string" calcext:value-type="string">
            <text:p>19:13:23</text:p>
          </table:table-cell>
          <table:table-cell table:formula="of:=[.D252]-[.C252]" office:value-type="time" office:time-value="PT13H00M32S" calcext:value-type="time">
            <text:p>13:00:32</text:p>
          </table:table-cell>
          <table:table-cell table:number-columns-repeated="1019"/>
        </table:table-row>
        <table:table-row table:style-name="ro2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6:14:11</text:p>
          </table:table-cell>
          <table:table-cell office:value-type="string" calcext:value-type="string">
            <text:p>19:11:21</text:p>
          </table:table-cell>
          <table:table-cell table:formula="of:=[.D253]-[.C253]" office:value-type="time" office:time-value="PT12H57M10S" calcext:value-type="time">
            <text:p>12:57:10</text:p>
          </table:table-cell>
          <table:table-cell table:number-columns-repeated="1019"/>
        </table:table-row>
        <table:table-row table:style-name="ro2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6:15:30</text:p>
          </table:table-cell>
          <table:table-cell office:value-type="string" calcext:value-type="string">
            <text:p>19:09:19</text:p>
          </table:table-cell>
          <table:table-cell table:formula="of:=[.D254]-[.C254]" office:value-type="time" office:time-value="PT12H53M49S" calcext:value-type="time">
            <text:p>12:53:49</text:p>
          </table:table-cell>
          <table:table-cell table:number-columns-repeated="1019"/>
        </table:table-row>
        <table:table-row table:style-name="ro2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6:16:49</text:p>
          </table:table-cell>
          <table:table-cell office:value-type="string" calcext:value-type="string">
            <text:p>19:07:17</text:p>
          </table:table-cell>
          <table:table-cell table:formula="of:=[.D255]-[.C255]" office:value-type="time" office:time-value="PT12H50M28S" calcext:value-type="time">
            <text:p>12:50:28</text:p>
          </table:table-cell>
          <table:table-cell table:number-columns-repeated="1019"/>
        </table:table-row>
        <table:table-row table:style-name="ro2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6:18:08</text:p>
          </table:table-cell>
          <table:table-cell office:value-type="string" calcext:value-type="string">
            <text:p>19:05:14</text:p>
          </table:table-cell>
          <table:table-cell table:formula="of:=[.D256]-[.C256]" office:value-type="time" office:time-value="PT12H47M06S" calcext:value-type="time">
            <text:p>12:47:06</text:p>
          </table:table-cell>
          <table:table-cell table:number-columns-repeated="1019"/>
        </table:table-row>
        <table:table-row table:style-name="ro2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6:19:28</text:p>
          </table:table-cell>
          <table:table-cell office:value-type="string" calcext:value-type="string">
            <text:p>19:03:11</text:p>
          </table:table-cell>
          <table:table-cell table:formula="of:=[.D257]-[.C257]" office:value-type="time" office:time-value="PT12H43M43S" calcext:value-type="time">
            <text:p>12:43:43</text:p>
          </table:table-cell>
          <table:table-cell table:number-columns-repeated="1019"/>
        </table:table-row>
        <table:table-row table:style-name="ro2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6:20:47</text:p>
          </table:table-cell>
          <table:table-cell office:value-type="string" calcext:value-type="string">
            <text:p>19:01:08</text:p>
          </table:table-cell>
          <table:table-cell table:formula="of:=[.D258]-[.C258]" office:value-type="time" office:time-value="PT12H40M21S" calcext:value-type="time">
            <text:p>12:40:21</text:p>
          </table:table-cell>
          <table:table-cell table:number-columns-repeated="1019"/>
        </table:table-row>
        <table:table-row table:style-name="ro2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6:22:06</text:p>
          </table:table-cell>
          <table:table-cell office:value-type="string" calcext:value-type="string">
            <text:p>18:59:04</text:p>
          </table:table-cell>
          <table:table-cell table:formula="of:=[.D259]-[.C259]" office:value-type="time" office:time-value="PT12H36M58S" calcext:value-type="time">
            <text:p>12:36:58</text:p>
          </table:table-cell>
          <table:table-cell table:number-columns-repeated="1019"/>
        </table:table-row>
        <table:table-row table:style-name="ro2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6:23:26</text:p>
          </table:table-cell>
          <table:table-cell office:value-type="string" calcext:value-type="string">
            <text:p>18:57:01</text:p>
          </table:table-cell>
          <table:table-cell table:formula="of:=[.D260]-[.C260]" office:value-type="time" office:time-value="PT12H33M35S" calcext:value-type="time">
            <text:p>12:33:35</text:p>
          </table:table-cell>
          <table:table-cell table:number-columns-repeated="1019"/>
        </table:table-row>
        <table:table-row table:style-name="ro2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6:24:45</text:p>
          </table:table-cell>
          <table:table-cell office:value-type="string" calcext:value-type="string">
            <text:p>18:54:57</text:p>
          </table:table-cell>
          <table:table-cell table:formula="of:=[.D261]-[.C261]" office:value-type="time" office:time-value="PT12H30M12S" calcext:value-type="time">
            <text:p>12:30:12</text:p>
          </table:table-cell>
          <table:table-cell table:number-columns-repeated="1019"/>
        </table:table-row>
        <table:table-row table:style-name="ro2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6:26:05</text:p>
          </table:table-cell>
          <table:table-cell office:value-type="string" calcext:value-type="string">
            <text:p>18:52:53</text:p>
          </table:table-cell>
          <table:table-cell table:formula="of:=[.D262]-[.C262]" office:value-type="time" office:time-value="PT12H26M48S" calcext:value-type="time">
            <text:p>12:26:48</text:p>
          </table:table-cell>
          <table:table-cell table:number-columns-repeated="1019"/>
        </table:table-row>
        <table:table-row table:style-name="ro2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6:27:24</text:p>
          </table:table-cell>
          <table:table-cell office:value-type="string" calcext:value-type="string">
            <text:p>18:50:49</text:p>
          </table:table-cell>
          <table:table-cell table:formula="of:=[.D263]-[.C263]" office:value-type="time" office:time-value="PT12H23M25S" calcext:value-type="time">
            <text:p>12:23:25</text:p>
          </table:table-cell>
          <table:table-cell table:number-columns-repeated="1019"/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6:28:44</text:p>
          </table:table-cell>
          <table:table-cell office:value-type="string" calcext:value-type="string">
            <text:p>18:48:45</text:p>
          </table:table-cell>
          <table:table-cell table:formula="of:=[.D264]-[.C264]" office:value-type="time" office:time-value="PT12H20M01S" calcext:value-type="time">
            <text:p>12:20:01</text:p>
          </table:table-cell>
          <table:table-cell table:number-columns-repeated="1019"/>
        </table:table-row>
        <table:table-row table:style-name="ro2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6:30:04</text:p>
          </table:table-cell>
          <table:table-cell office:value-type="string" calcext:value-type="string">
            <text:p>18:46:41</text:p>
          </table:table-cell>
          <table:table-cell table:formula="of:=[.D265]-[.C265]" office:value-type="time" office:time-value="PT12H16M37S" calcext:value-type="time">
            <text:p>12:16:37</text:p>
          </table:table-cell>
          <table:table-cell table:number-columns-repeated="1019"/>
        </table:table-row>
        <table:table-row table:style-name="ro2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6:31:24</text:p>
          </table:table-cell>
          <table:table-cell office:value-type="string" calcext:value-type="string">
            <text:p>18:44:37</text:p>
          </table:table-cell>
          <table:table-cell table:formula="of:=[.D266]-[.C266]" office:value-type="time" office:time-value="PT12H13M13S" calcext:value-type="time">
            <text:p>12:13:13</text:p>
          </table:table-cell>
          <table:table-cell table:number-columns-repeated="1019"/>
        </table:table-row>
        <table:table-row table:style-name="ro2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6:32:44</text:p>
          </table:table-cell>
          <table:table-cell office:value-type="string" calcext:value-type="string">
            <text:p>18:42:33</text:p>
          </table:table-cell>
          <table:table-cell table:formula="of:=[.D267]-[.C267]" office:value-type="time" office:time-value="PT12H09M49S" calcext:value-type="time">
            <text:p>12:09:49</text:p>
          </table:table-cell>
          <table:table-cell table:number-columns-repeated="1019"/>
        </table:table-row>
        <table:table-row table:style-name="ro2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6:34:04</text:p>
          </table:table-cell>
          <table:table-cell office:value-type="string" calcext:value-type="string">
            <text:p>18:40:29</text:p>
          </table:table-cell>
          <table:table-cell table:formula="of:=[.D268]-[.C268]" office:value-type="time" office:time-value="PT12H06M25S" calcext:value-type="time">
            <text:p>12:06:25</text:p>
          </table:table-cell>
          <table:table-cell table:number-columns-repeated="1019"/>
        </table:table-row>
        <table:table-row table:style-name="ro2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6:35:24</text:p>
          </table:table-cell>
          <table:table-cell office:value-type="string" calcext:value-type="string">
            <text:p>18:38:26</text:p>
          </table:table-cell>
          <table:table-cell table:formula="of:=[.D269]-[.C269]" office:value-type="time" office:time-value="PT12H03M02S" calcext:value-type="time">
            <text:p>12:03:02</text:p>
          </table:table-cell>
          <table:table-cell table:number-columns-repeated="1019"/>
        </table:table-row>
        <table:table-row table:style-name="ro2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6:36:45</text:p>
          </table:table-cell>
          <table:table-cell office:value-type="string" calcext:value-type="string">
            <text:p>18:36:22</text:p>
          </table:table-cell>
          <table:table-cell table:formula="of:=[.D270]-[.C270]" office:value-type="time" office:time-value="PT11H59M37S" calcext:value-type="time">
            <text:p>11:59:37</text:p>
          </table:table-cell>
          <table:table-cell table:number-columns-repeated="1019"/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6:38:05</text:p>
          </table:table-cell>
          <table:table-cell office:value-type="string" calcext:value-type="string">
            <text:p>18:34:19</text:p>
          </table:table-cell>
          <table:table-cell table:formula="of:=[.D271]-[.C271]" office:value-type="time" office:time-value="PT11H56M14S" calcext:value-type="time">
            <text:p>11:56:14</text:p>
          </table:table-cell>
          <table:table-cell table:number-columns-repeated="1019"/>
        </table:table-row>
        <table:table-row table:style-name="ro2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6:39:26</text:p>
          </table:table-cell>
          <table:table-cell office:value-type="string" calcext:value-type="string">
            <text:p>18:32:16</text:p>
          </table:table-cell>
          <table:table-cell table:formula="of:=[.D272]-[.C272]" office:value-type="time" office:time-value="PT11H52M50S" calcext:value-type="time">
            <text:p>11:52:50</text:p>
          </table:table-cell>
          <table:table-cell table:number-columns-repeated="1019"/>
        </table:table-row>
        <table:table-row table:style-name="ro2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6:40:48</text:p>
          </table:table-cell>
          <table:table-cell office:value-type="string" calcext:value-type="string">
            <text:p>18:30:13</text:p>
          </table:table-cell>
          <table:table-cell table:formula="of:=[.D273]-[.C273]" office:value-type="time" office:time-value="PT11H49M25S" calcext:value-type="time">
            <text:p>11:49:25</text:p>
          </table:table-cell>
          <table:table-cell table:number-columns-repeated="1019"/>
        </table:table-row>
        <table:table-row table:style-name="ro2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6:42:09</text:p>
          </table:table-cell>
          <table:table-cell office:value-type="string" calcext:value-type="string">
            <text:p>18:28:10</text:p>
          </table:table-cell>
          <table:table-cell table:formula="of:=[.D274]-[.C274]" office:value-type="time" office:time-value="PT11H46M01S" calcext:value-type="time">
            <text:p>11:46:01</text:p>
          </table:table-cell>
          <table:table-cell table:number-columns-repeated="1019"/>
        </table:table-row>
        <table:table-row table:style-name="ro2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6:43:30</text:p>
          </table:table-cell>
          <table:table-cell office:value-type="string" calcext:value-type="string">
            <text:p>18:26:08</text:p>
          </table:table-cell>
          <table:table-cell table:formula="of:=[.D275]-[.C275]" office:value-type="time" office:time-value="PT11H42M38S" calcext:value-type="time">
            <text:p>11:42:38</text:p>
          </table:table-cell>
          <table:table-cell table:number-columns-repeated="1019"/>
        </table:table-row>
        <table:table-row table:style-name="ro2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6:44:52</text:p>
          </table:table-cell>
          <table:table-cell office:value-type="string" calcext:value-type="string">
            <text:p>18:24:06</text:p>
          </table:table-cell>
          <table:table-cell table:formula="of:=[.D276]-[.C276]" office:value-type="time" office:time-value="PT11H39M14S" calcext:value-type="time">
            <text:p>11:39:14</text:p>
          </table:table-cell>
          <table:table-cell table:number-columns-repeated="1019"/>
        </table:table-row>
        <table:table-row table:style-name="ro2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6:46:15</text:p>
          </table:table-cell>
          <table:table-cell office:value-type="string" calcext:value-type="string">
            <text:p>18:22:05</text:p>
          </table:table-cell>
          <table:table-cell table:formula="of:=[.D277]-[.C277]" office:value-type="time" office:time-value="PT11H35M50S" calcext:value-type="time">
            <text:p>11:35:50</text:p>
          </table:table-cell>
          <table:table-cell table:number-columns-repeated="1019"/>
        </table:table-row>
        <table:table-row table:style-name="ro2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6:47:37</text:p>
          </table:table-cell>
          <table:table-cell office:value-type="string" calcext:value-type="string">
            <text:p>18:20:04</text:p>
          </table:table-cell>
          <table:table-cell table:formula="of:=[.D278]-[.C278]" office:value-type="time" office:time-value="PT11H32M27S" calcext:value-type="time">
            <text:p>11:32:27</text:p>
          </table:table-cell>
          <table:table-cell table:number-columns-repeated="1019"/>
        </table:table-row>
        <table:table-row table:style-name="ro2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6:49:00</text:p>
          </table:table-cell>
          <table:table-cell office:value-type="string" calcext:value-type="string">
            <text:p>18:18:04</text:p>
          </table:table-cell>
          <table:table-cell table:formula="of:=[.D279]-[.C279]" office:value-type="time" office:time-value="PT11H29M04S" calcext:value-type="time">
            <text:p>11:29:04</text:p>
          </table:table-cell>
          <table:table-cell table:number-columns-repeated="1019"/>
        </table:table-row>
        <table:table-row table:style-name="ro2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6:50:23</text:p>
          </table:table-cell>
          <table:table-cell office:value-type="string" calcext:value-type="string">
            <text:p>18:16:04</text:p>
          </table:table-cell>
          <table:table-cell table:formula="of:=[.D280]-[.C280]" office:value-type="time" office:time-value="PT11H25M41S" calcext:value-type="time">
            <text:p>11:25:41</text:p>
          </table:table-cell>
          <table:table-cell table:number-columns-repeated="1019"/>
        </table:table-row>
        <table:table-row table:style-name="ro2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6:51:46</text:p>
          </table:table-cell>
          <table:table-cell office:value-type="string" calcext:value-type="string">
            <text:p>18:14:04</text:p>
          </table:table-cell>
          <table:table-cell table:formula="of:=[.D281]-[.C281]" office:value-type="time" office:time-value="PT11H22M18S" calcext:value-type="time">
            <text:p>11:22:18</text:p>
          </table:table-cell>
          <table:table-cell table:number-columns-repeated="1019"/>
        </table:table-row>
        <table:table-row table:style-name="ro2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6:53:10</text:p>
          </table:table-cell>
          <table:table-cell office:value-type="string" calcext:value-type="string">
            <text:p>18:12:05</text:p>
          </table:table-cell>
          <table:table-cell table:formula="of:=[.D282]-[.C282]" office:value-type="time" office:time-value="PT11H18M55S" calcext:value-type="time">
            <text:p>11:18:55</text:p>
          </table:table-cell>
          <table:table-cell table:number-columns-repeated="1019"/>
        </table:table-row>
        <table:table-row table:style-name="ro2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6:54:34</text:p>
          </table:table-cell>
          <table:table-cell office:value-type="string" calcext:value-type="string">
            <text:p>18:10:07</text:p>
          </table:table-cell>
          <table:table-cell table:formula="of:=[.D283]-[.C283]" office:value-type="time" office:time-value="PT11H15M33S" calcext:value-type="time">
            <text:p>11:15:33</text:p>
          </table:table-cell>
          <table:table-cell table:number-columns-repeated="1019"/>
        </table:table-row>
        <table:table-row table:style-name="ro2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6:55:58</text:p>
          </table:table-cell>
          <table:table-cell office:value-type="string" calcext:value-type="string">
            <text:p>18:08:10</text:p>
          </table:table-cell>
          <table:table-cell table:formula="of:=[.D284]-[.C284]" office:value-type="time" office:time-value="PT11H12M12S" calcext:value-type="time">
            <text:p>11:12:12</text:p>
          </table:table-cell>
          <table:table-cell table:number-columns-repeated="1019"/>
        </table:table-row>
        <table:table-row table:style-name="ro2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6:57:23</text:p>
          </table:table-cell>
          <table:table-cell office:value-type="string" calcext:value-type="string">
            <text:p>18:06:13</text:p>
          </table:table-cell>
          <table:table-cell table:formula="of:=[.D285]-[.C285]" office:value-type="time" office:time-value="PT11H08M50S" calcext:value-type="time">
            <text:p>11:08:50</text:p>
          </table:table-cell>
          <table:table-cell table:number-columns-repeated="1019"/>
        </table:table-row>
        <table:table-row table:style-name="ro2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6:58:48</text:p>
          </table:table-cell>
          <table:table-cell office:value-type="string" calcext:value-type="string">
            <text:p>18:04:16</text:p>
          </table:table-cell>
          <table:table-cell table:formula="of:=[.D286]-[.C286]" office:value-type="time" office:time-value="PT11H05M28S" calcext:value-type="time">
            <text:p>11:05:28</text:p>
          </table:table-cell>
          <table:table-cell table:number-columns-repeated="1019"/>
        </table:table-row>
        <table:table-row table:style-name="ro2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7:00:13</text:p>
          </table:table-cell>
          <table:table-cell office:value-type="string" calcext:value-type="string">
            <text:p>18:02:21</text:p>
          </table:table-cell>
          <table:table-cell table:formula="of:=[.D287]-[.C287]" office:value-type="time" office:time-value="PT11H02M08S" calcext:value-type="time">
            <text:p>11:02:08</text:p>
          </table:table-cell>
          <table:table-cell table:number-columns-repeated="4"/>
          <table:table-cell office:value-type="string" calcext:value-type="string">
            <text:p>Meleg_1</text:p>
          </table:table-cell>
          <table:table-cell table:number-columns-repeated="1014"/>
        </table:table-row>
        <table:table-row table:style-name="ro2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7:01:39</text:p>
          </table:table-cell>
          <table:table-cell office:value-type="string" calcext:value-type="string">
            <text:p>18:00:26</text:p>
          </table:table-cell>
          <table:table-cell table:formula="of:=[.D288]-[.C288]" office:value-type="time" office:time-value="PT10H58M47S" calcext:value-type="time">
            <text:p>10:58:47</text:p>
          </table:table-cell>
          <table:table-cell table:number-columns-repeated="1019"/>
        </table:table-row>
        <table:table-row table:style-name="ro2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7:03:05</text:p>
          </table:table-cell>
          <table:table-cell office:value-type="string" calcext:value-type="string">
            <text:p>17:58:33</text:p>
          </table:table-cell>
          <table:table-cell table:formula="of:=[.D289]-[.C289]" office:value-type="time" office:time-value="PT10H55M28S" calcext:value-type="time">
            <text:p>10:55:28</text:p>
          </table:table-cell>
          <table:table-cell table:number-columns-repeated="1019"/>
        </table:table-row>
        <table:table-row table:style-name="ro2">
          <table:table-cell office:value-type="date" office:date-value="2022-10-16" calcext:value-type="date">
            <text:p>2022-10-16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7:04:31</text:p>
          </table:table-cell>
          <table:table-cell office:value-type="string" calcext:value-type="string">
            <text:p>17:56:40</text:p>
          </table:table-cell>
          <table:table-cell table:formula="of:=[.D290]-[.C290]" office:value-type="time" office:time-value="PT10H52M09S" calcext:value-type="time">
            <text:p>10:52:09</text:p>
          </table:table-cell>
          <table:table-cell table:number-columns-repeated="1019"/>
        </table:table-row>
        <table:table-row table:style-name="ro2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7:05:58</text:p>
          </table:table-cell>
          <table:table-cell office:value-type="string" calcext:value-type="string">
            <text:p>17:54:48</text:p>
          </table:table-cell>
          <table:table-cell table:formula="of:=[.D291]-[.C291]" office:value-type="time" office:time-value="PT10H48M50S" calcext:value-type="time">
            <text:p>10:48:50</text:p>
          </table:table-cell>
          <table:table-cell table:number-columns-repeated="1019"/>
        </table:table-row>
        <table:table-row table:style-name="ro2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7:07:26</text:p>
          </table:table-cell>
          <table:table-cell office:value-type="string" calcext:value-type="string">
            <text:p>17:52:56</text:p>
          </table:table-cell>
          <table:table-cell table:formula="of:=[.D292]-[.C292]" office:value-type="time" office:time-value="PT10H45M30S" calcext:value-type="time">
            <text:p>10:45:30</text:p>
          </table:table-cell>
          <table:table-cell table:number-columns-repeated="1019"/>
        </table:table-row>
        <table:table-row table:style-name="ro2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7:08:53</text:p>
          </table:table-cell>
          <table:table-cell office:value-type="string" calcext:value-type="string">
            <text:p>17:51:06</text:p>
          </table:table-cell>
          <table:table-cell table:formula="of:=[.D293]-[.C293]" office:value-type="time" office:time-value="PT10H42M13S" calcext:value-type="time">
            <text:p>10:42:13</text:p>
          </table:table-cell>
          <table:table-cell table:number-columns-repeated="1019"/>
        </table:table-row>
        <table:table-row table:style-name="ro2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7:10:21</text:p>
          </table:table-cell>
          <table:table-cell office:value-type="string" calcext:value-type="string">
            <text:p>17:49:17</text:p>
          </table:table-cell>
          <table:table-cell table:formula="of:=[.D294]-[.C294]" office:value-type="time" office:time-value="PT10H38M56S" calcext:value-type="time">
            <text:p>10:38:56</text:p>
          </table:table-cell>
          <table:table-cell table:number-columns-repeated="1019"/>
        </table:table-row>
        <table:table-row table:style-name="ro2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7:11:49</text:p>
          </table:table-cell>
          <table:table-cell office:value-type="string" calcext:value-type="string">
            <text:p>17:47:29</text:p>
          </table:table-cell>
          <table:table-cell table:formula="of:=[.D295]-[.C295]" office:value-type="time" office:time-value="PT10H35M40S" calcext:value-type="time">
            <text:p>10:35:40</text:p>
          </table:table-cell>
          <table:table-cell table:number-columns-repeated="1019"/>
        </table:table-row>
        <table:table-row table:style-name="ro2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7:13:18</text:p>
          </table:table-cell>
          <table:table-cell office:value-type="string" calcext:value-type="string">
            <text:p>17:45:42</text:p>
          </table:table-cell>
          <table:table-cell table:formula="of:=[.D296]-[.C296]" office:value-type="time" office:time-value="PT10H32M24S" calcext:value-type="time">
            <text:p>10:32:24</text:p>
          </table:table-cell>
          <table:table-cell table:number-columns-repeated="1019"/>
        </table:table-row>
        <table:table-row table:style-name="ro2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7:14:47</text:p>
          </table:table-cell>
          <table:table-cell office:value-type="string" calcext:value-type="string">
            <text:p>17:43:56</text:p>
          </table:table-cell>
          <table:table-cell table:formula="of:=[.D297]-[.C297]" office:value-type="time" office:time-value="PT10H29M09S" calcext:value-type="time">
            <text:p>10:29:09</text:p>
          </table:table-cell>
          <table:table-cell table:number-columns-repeated="1019"/>
        </table:table-row>
        <table:table-row table:style-name="ro2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7:16:16</text:p>
          </table:table-cell>
          <table:table-cell office:value-type="string" calcext:value-type="string">
            <text:p>17:42:12</text:p>
          </table:table-cell>
          <table:table-cell table:formula="of:=[.D298]-[.C298]" office:value-type="time" office:time-value="PT10H25M56S" calcext:value-type="time">
            <text:p>10:25:56</text:p>
          </table:table-cell>
          <table:table-cell table:number-columns-repeated="1019"/>
        </table:table-row>
        <table:table-row table:style-name="ro2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7:17:46</text:p>
          </table:table-cell>
          <table:table-cell office:value-type="string" calcext:value-type="string">
            <text:p>17:40:28</text:p>
          </table:table-cell>
          <table:table-cell table:formula="of:=[.D299]-[.C299]" office:value-type="time" office:time-value="PT10H22M42S" calcext:value-type="time">
            <text:p>10:22:42</text:p>
          </table:table-cell>
          <table:table-cell table:number-columns-repeated="1019"/>
        </table:table-row>
        <table:table-row table:style-name="ro2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7:19:15</text:p>
          </table:table-cell>
          <table:table-cell office:value-type="string" calcext:value-type="string">
            <text:p>17:38:46</text:p>
          </table:table-cell>
          <table:table-cell table:formula="of:=[.D300]-[.C300]" office:value-type="time" office:time-value="PT10H19M31S" calcext:value-type="time">
            <text:p>10:19:31</text:p>
          </table:table-cell>
          <table:table-cell table:number-columns-repeated="1019"/>
        </table:table-row>
        <table:table-row table:style-name="ro2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7:20:45</text:p>
          </table:table-cell>
          <table:table-cell office:value-type="string" calcext:value-type="string">
            <text:p>17:37:05</text:p>
          </table:table-cell>
          <table:table-cell table:formula="of:=[.D301]-[.C301]" office:value-type="time" office:time-value="PT10H16M20S" calcext:value-type="time">
            <text:p>10:16:20</text:p>
          </table:table-cell>
          <table:table-cell table:number-columns-repeated="1019"/>
        </table:table-row>
        <table:table-row table:style-name="ro2">
          <table:table-cell office:value-type="date" office:date-value="2022-10-28" calcext:value-type="date">
            <text:p>2022-10-28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7:22:16</text:p>
          </table:table-cell>
          <table:table-cell office:value-type="string" calcext:value-type="string">
            <text:p>17:35:25</text:p>
          </table:table-cell>
          <table:table-cell table:formula="of:=[.D302]-[.C302]" office:value-type="time" office:time-value="PT10H13M09S" calcext:value-type="time">
            <text:p>10:13:09</text:p>
          </table:table-cell>
          <table:table-cell table:number-columns-repeated="1019"/>
        </table:table-row>
        <table:table-row table:style-name="ro2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7:23:46</text:p>
          </table:table-cell>
          <table:table-cell office:value-type="string" calcext:value-type="string">
            <text:p>17:33:47</text:p>
          </table:table-cell>
          <table:table-cell table:formula="of:=[.D303]-[.C303]" office:value-type="time" office:time-value="PT10H10M01S" calcext:value-type="time">
            <text:p>10:10:01</text:p>
          </table:table-cell>
          <table:table-cell table:number-columns-repeated="1019"/>
        </table:table-row>
        <table:table-row table:style-name="ro2">
          <table:table-cell office:value-type="date" office:date-value="2022-10-30" calcext:value-type="date">
            <text:p>2022-10-30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6:25:17</text:p>
          </table:table-cell>
          <table:table-cell office:value-type="string" calcext:value-type="string">
            <text:p>16:32:10</text:p>
          </table:table-cell>
          <table:table-cell table:formula="of:=[.D304]-[.C304]" office:value-type="time" office:time-value="PT10H06M53S" calcext:value-type="time">
            <text:p>10:06:53</text:p>
          </table:table-cell>
          <table:table-cell table:number-columns-repeated="1019"/>
        </table:table-row>
        <table:table-row table:style-name="ro2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6:26:48</text:p>
          </table:table-cell>
          <table:table-cell office:value-type="string" calcext:value-type="string">
            <text:p>16:30:35</text:p>
          </table:table-cell>
          <table:table-cell table:formula="of:=[.D305]-[.C305]" office:value-type="time" office:time-value="PT10H03M47S" calcext:value-type="time">
            <text:p>10:03:47</text:p>
          </table:table-cell>
          <table:table-cell table:number-columns-repeated="1019"/>
        </table:table-row>
        <table:table-row table:style-name="ro2">
          <table:table-cell office:value-type="date" office:date-value="2022-11-01" calcext:value-type="date">
            <text:p>2022-11-01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6:28:20</text:p>
          </table:table-cell>
          <table:table-cell office:value-type="string" calcext:value-type="string">
            <text:p>16:29:01</text:p>
          </table:table-cell>
          <table:table-cell table:formula="of:=[.D306]-[.C306]" office:value-type="time" office:time-value="PT10H00M41S" calcext:value-type="time">
            <text:p>10:00:41</text:p>
          </table:table-cell>
          <table:table-cell table:number-columns-repeated="1019"/>
        </table:table-row>
        <table:table-row table:style-name="ro2">
          <table:table-cell office:value-type="date" office:date-value="2022-11-02" calcext:value-type="date">
            <text:p>2022-11-02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6:29:51</text:p>
          </table:table-cell>
          <table:table-cell office:value-type="string" calcext:value-type="string">
            <text:p>16:27:28</text:p>
          </table:table-cell>
          <table:table-cell table:formula="of:=[.D307]-[.C307]" office:value-type="time" office:time-value="PT09H57M37S" calcext:value-type="time">
            <text:p>9:57:37</text:p>
          </table:table-cell>
          <table:table-cell table:number-columns-repeated="1019"/>
        </table:table-row>
        <table:table-row table:style-name="ro2">
          <table:table-cell office:value-type="date" office:date-value="2022-11-03" calcext:value-type="date">
            <text:p>2022-11-03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6:31:22</text:p>
          </table:table-cell>
          <table:table-cell office:value-type="string" calcext:value-type="string">
            <text:p>16:25:57</text:p>
          </table:table-cell>
          <table:table-cell table:formula="of:=[.D308]-[.C308]" office:value-type="time" office:time-value="PT09H54M35S" calcext:value-type="time">
            <text:p>9:54:35</text:p>
          </table:table-cell>
          <table:table-cell table:number-columns-repeated="1019"/>
        </table:table-row>
        <table:table-row table:style-name="ro2">
          <table:table-cell office:value-type="date" office:date-value="2022-11-04" calcext:value-type="date">
            <text:p>2022-11-04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6:32:54</text:p>
          </table:table-cell>
          <table:table-cell office:value-type="string" calcext:value-type="string">
            <text:p>16:24:28</text:p>
          </table:table-cell>
          <table:table-cell table:formula="of:=[.D309]-[.C309]" office:value-type="time" office:time-value="PT09H51M34S" calcext:value-type="time">
            <text:p>9:51:34</text:p>
          </table:table-cell>
          <table:table-cell table:number-columns-repeated="1019"/>
        </table:table-row>
        <table:table-row table:style-name="ro2">
          <table:table-cell office:value-type="date" office:date-value="2022-11-05" calcext:value-type="date">
            <text:p>2022-11-05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6:34:25</text:p>
          </table:table-cell>
          <table:table-cell office:value-type="string" calcext:value-type="string">
            <text:p>16:23:00</text:p>
          </table:table-cell>
          <table:table-cell table:formula="of:=[.D310]-[.C310]" office:value-type="time" office:time-value="PT09H48M35S" calcext:value-type="time">
            <text:p>9:48:35</text:p>
          </table:table-cell>
          <table:table-cell table:number-columns-repeated="1019"/>
        </table:table-row>
        <table:table-row table:style-name="ro2">
          <table:table-cell office:value-type="date" office:date-value="2022-11-06" calcext:value-type="date">
            <text:p>2022-11-06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6:35:57</text:p>
          </table:table-cell>
          <table:table-cell office:value-type="string" calcext:value-type="string">
            <text:p>16:21:34</text:p>
          </table:table-cell>
          <table:table-cell table:formula="of:=[.D311]-[.C311]" office:value-type="time" office:time-value="PT09H45M37S" calcext:value-type="time">
            <text:p>9:45:37</text:p>
          </table:table-cell>
          <table:table-cell table:number-columns-repeated="1019"/>
        </table:table-row>
        <table:table-row table:style-name="ro2">
          <table:table-cell office:value-type="date" office:date-value="2022-11-07" calcext:value-type="date">
            <text:p>2022-11-07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6:37:29</text:p>
          </table:table-cell>
          <table:table-cell office:value-type="string" calcext:value-type="string">
            <text:p>16:20:10</text:p>
          </table:table-cell>
          <table:table-cell table:formula="of:=[.D312]-[.C312]" office:value-type="time" office:time-value="PT09H42M41S" calcext:value-type="time">
            <text:p>9:42:41</text:p>
          </table:table-cell>
          <table:table-cell table:number-columns-repeated="1019"/>
        </table:table-row>
        <table:table-row table:style-name="ro2">
          <table:table-cell office:value-type="date" office:date-value="2022-11-08" calcext:value-type="date">
            <text:p>2022-11-08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6:39:00</text:p>
          </table:table-cell>
          <table:table-cell office:value-type="string" calcext:value-type="string">
            <text:p>16:18:47</text:p>
          </table:table-cell>
          <table:table-cell table:formula="of:=[.D313]-[.C313]" office:value-type="time" office:time-value="PT09H39M47S" calcext:value-type="time">
            <text:p>9:39:47</text:p>
          </table:table-cell>
          <table:table-cell table:number-columns-repeated="1019"/>
        </table:table-row>
        <table:table-row table:style-name="ro2">
          <table:table-cell office:value-type="date" office:date-value="2022-11-09" calcext:value-type="date">
            <text:p>2022-11-09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6:40:31</text:p>
          </table:table-cell>
          <table:table-cell office:value-type="string" calcext:value-type="string">
            <text:p>16:17:27</text:p>
          </table:table-cell>
          <table:table-cell table:formula="of:=[.D314]-[.C314]" office:value-type="time" office:time-value="PT09H36M56S" calcext:value-type="time">
            <text:p>9:36:56</text:p>
          </table:table-cell>
          <table:table-cell table:number-columns-repeated="1019"/>
        </table:table-row>
        <table:table-row table:style-name="ro2">
          <table:table-cell office:value-type="date" office:date-value="2022-11-10" calcext:value-type="date">
            <text:p>2022-11-10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6:42:03</text:p>
          </table:table-cell>
          <table:table-cell office:value-type="string" calcext:value-type="string">
            <text:p>16:16:08</text:p>
          </table:table-cell>
          <table:table-cell table:formula="of:=[.D315]-[.C315]" office:value-type="time" office:time-value="PT09H34M05S" calcext:value-type="time">
            <text:p>9:34:05</text:p>
          </table:table-cell>
          <table:table-cell table:number-columns-repeated="1019"/>
        </table:table-row>
        <table:table-row table:style-name="ro2">
          <table:table-cell office:value-type="date" office:date-value="2022-11-11" calcext:value-type="date">
            <text:p>2022-11-11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6:43:34</text:p>
          </table:table-cell>
          <table:table-cell office:value-type="string" calcext:value-type="string">
            <text:p>16:14:51</text:p>
          </table:table-cell>
          <table:table-cell table:formula="of:=[.D316]-[.C316]" office:value-type="time" office:time-value="PT09H31M17S" calcext:value-type="time">
            <text:p>9:31:17</text:p>
          </table:table-cell>
          <table:table-cell table:number-columns-repeated="1019"/>
        </table:table-row>
        <table:table-row table:style-name="ro2">
          <table:table-cell office:value-type="date" office:date-value="2022-11-12" calcext:value-type="date">
            <text:p>2022-11-12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6:45:05</text:p>
          </table:table-cell>
          <table:table-cell office:value-type="string" calcext:value-type="string">
            <text:p>16:13:36</text:p>
          </table:table-cell>
          <table:table-cell table:formula="of:=[.D317]-[.C317]" office:value-type="time" office:time-value="PT09H28M31S" calcext:value-type="time">
            <text:p>9:28:31</text:p>
          </table:table-cell>
          <table:table-cell table:number-columns-repeated="1019"/>
        </table:table-row>
        <table:table-row table:style-name="ro2">
          <table:table-cell office:value-type="date" office:date-value="2022-11-13" calcext:value-type="date">
            <text:p>2022-11-13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6:46:35</text:p>
          </table:table-cell>
          <table:table-cell office:value-type="string" calcext:value-type="string">
            <text:p>16:12:22</text:p>
          </table:table-cell>
          <table:table-cell table:formula="of:=[.D318]-[.C318]" office:value-type="time" office:time-value="PT09H25M47S" calcext:value-type="time">
            <text:p>9:25:47</text:p>
          </table:table-cell>
          <table:table-cell table:number-columns-repeated="1019"/>
        </table:table-row>
        <table:table-row table:style-name="ro2">
          <table:table-cell office:value-type="date" office:date-value="2022-11-14" calcext:value-type="date">
            <text:p>2022-11-14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6:48:05</text:p>
          </table:table-cell>
          <table:table-cell office:value-type="string" calcext:value-type="string">
            <text:p>16:11:11</text:p>
          </table:table-cell>
          <table:table-cell table:formula="of:=[.D319]-[.C319]" office:value-type="time" office:time-value="PT09H23M06S" calcext:value-type="time">
            <text:p>9:23:06</text:p>
          </table:table-cell>
          <table:table-cell table:number-columns-repeated="1019"/>
        </table:table-row>
        <table:table-row table:style-name="ro2">
          <table:table-cell office:value-type="date" office:date-value="2022-11-15" calcext:value-type="date">
            <text:p>2022-11-15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6:49:35</text:p>
          </table:table-cell>
          <table:table-cell office:value-type="string" calcext:value-type="string">
            <text:p>16:10:02</text:p>
          </table:table-cell>
          <table:table-cell table:formula="of:=[.D320]-[.C320]" office:value-type="time" office:time-value="PT09H20M27S" calcext:value-type="time">
            <text:p>9:20:27</text:p>
          </table:table-cell>
          <table:table-cell table:number-columns-repeated="1019"/>
        </table:table-row>
        <table:table-row table:style-name="ro2">
          <table:table-cell office:value-type="date" office:date-value="2022-11-16" calcext:value-type="date">
            <text:p>2022-11-16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6:51:04</text:p>
          </table:table-cell>
          <table:table-cell office:value-type="string" calcext:value-type="string">
            <text:p>16:08:55</text:p>
          </table:table-cell>
          <table:table-cell table:formula="of:=[.D321]-[.C321]" office:value-type="time" office:time-value="PT09H17M51S" calcext:value-type="time">
            <text:p>9:17:51</text:p>
          </table:table-cell>
          <table:table-cell table:number-columns-repeated="1019"/>
        </table:table-row>
        <table:table-row table:style-name="ro2">
          <table:table-cell office:value-type="date" office:date-value="2022-11-17" calcext:value-type="date">
            <text:p>2022-11-17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6:52:33</text:p>
          </table:table-cell>
          <table:table-cell office:value-type="string" calcext:value-type="string">
            <text:p>16:07:50</text:p>
          </table:table-cell>
          <table:table-cell table:formula="of:=[.D322]-[.C322]" office:value-type="time" office:time-value="PT09H15M17S" calcext:value-type="time">
            <text:p>9:15:17</text:p>
          </table:table-cell>
          <table:table-cell table:number-columns-repeated="1019"/>
        </table:table-row>
        <table:table-row table:style-name="ro2">
          <table:table-cell office:value-type="date" office:date-value="2022-11-18" calcext:value-type="date">
            <text:p>2022-11-18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6:54:01</text:p>
          </table:table-cell>
          <table:table-cell office:value-type="string" calcext:value-type="string">
            <text:p>16:06:47</text:p>
          </table:table-cell>
          <table:table-cell table:formula="of:=[.D323]-[.C323]" office:value-type="time" office:time-value="PT09H12M46S" calcext:value-type="time">
            <text:p>9:12:46</text:p>
          </table:table-cell>
          <table:table-cell table:number-columns-repeated="1019"/>
        </table:table-row>
        <table:table-row table:style-name="ro2">
          <table:table-cell office:value-type="date" office:date-value="2022-11-19" calcext:value-type="date">
            <text:p>2022-11-19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6:55:29</text:p>
          </table:table-cell>
          <table:table-cell office:value-type="string" calcext:value-type="string">
            <text:p>16:05:47</text:p>
          </table:table-cell>
          <table:table-cell table:formula="of:=[.D324]-[.C324]" office:value-type="time" office:time-value="PT09H10M18S" calcext:value-type="time">
            <text:p>9:10:18</text:p>
          </table:table-cell>
          <table:table-cell table:number-columns-repeated="1019"/>
        </table:table-row>
        <table:table-row table:style-name="ro2">
          <table:table-cell office:value-type="date" office:date-value="2022-11-20" calcext:value-type="date">
            <text:p>2022-11-20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6:56:56</text:p>
          </table:table-cell>
          <table:table-cell office:value-type="string" calcext:value-type="string">
            <text:p>16:04:49</text:p>
          </table:table-cell>
          <table:table-cell table:formula="of:=[.D325]-[.C325]" office:value-type="time" office:time-value="PT09H07M53S" calcext:value-type="time">
            <text:p>9:07:53</text:p>
          </table:table-cell>
          <table:table-cell table:number-columns-repeated="1019"/>
        </table:table-row>
        <table:table-row table:style-name="ro2">
          <table:table-cell office:value-type="date" office:date-value="2022-11-21" calcext:value-type="date">
            <text:p>2022-11-21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6:58:22</text:p>
          </table:table-cell>
          <table:table-cell office:value-type="string" calcext:value-type="string">
            <text:p>16:03:53</text:p>
          </table:table-cell>
          <table:table-cell table:formula="of:=[.D326]-[.C326]" office:value-type="time" office:time-value="PT09H05M31S" calcext:value-type="time">
            <text:p>9:05:31</text:p>
          </table:table-cell>
          <table:table-cell table:number-columns-repeated="1019"/>
        </table:table-row>
        <table:table-row table:style-name="ro2">
          <table:table-cell office:value-type="date" office:date-value="2022-11-22" calcext:value-type="date">
            <text:p>2022-11-22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6:59:47</text:p>
          </table:table-cell>
          <table:table-cell office:value-type="string" calcext:value-type="string">
            <text:p>16:02:59</text:p>
          </table:table-cell>
          <table:table-cell table:formula="of:=[.D327]-[.C327]" office:value-type="time" office:time-value="PT09H03M12S" calcext:value-type="time">
            <text:p>9:03:12</text:p>
          </table:table-cell>
          <table:table-cell table:number-columns-repeated="1019"/>
        </table:table-row>
        <table:table-row table:style-name="ro2">
          <table:table-cell office:value-type="date" office:date-value="2022-11-23" calcext:value-type="date">
            <text:p>2022-11-23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7:01:11</text:p>
          </table:table-cell>
          <table:table-cell office:value-type="string" calcext:value-type="string">
            <text:p>16:02:08</text:p>
          </table:table-cell>
          <table:table-cell table:formula="of:=[.D328]-[.C328]" office:value-type="time" office:time-value="PT09H00M57S" calcext:value-type="time">
            <text:p>9:00:57</text:p>
          </table:table-cell>
          <table:table-cell table:number-columns-repeated="1019"/>
        </table:table-row>
        <table:table-row table:style-name="ro2">
          <table:table-cell office:value-type="date" office:date-value="2022-11-24" calcext:value-type="date">
            <text:p>2022-11-24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7:02:35</text:p>
          </table:table-cell>
          <table:table-cell office:value-type="string" calcext:value-type="string">
            <text:p>16:01:19</text:p>
          </table:table-cell>
          <table:table-cell table:formula="of:=[.D329]-[.C329]" office:value-type="time" office:time-value="PT08H58M44S" calcext:value-type="time">
            <text:p>8:58:44</text:p>
          </table:table-cell>
          <table:table-cell table:number-columns-repeated="1019"/>
        </table:table-row>
        <table:table-row table:style-name="ro2">
          <table:table-cell office:value-type="date" office:date-value="2022-11-25" calcext:value-type="date">
            <text:p>2022-11-25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7:03:57</text:p>
          </table:table-cell>
          <table:table-cell office:value-type="string" calcext:value-type="string">
            <text:p>16:00:32</text:p>
          </table:table-cell>
          <table:table-cell table:formula="of:=[.D330]-[.C330]" office:value-type="time" office:time-value="PT08H56M35S" calcext:value-type="time">
            <text:p>8:56:35</text:p>
          </table:table-cell>
          <table:table-cell table:number-columns-repeated="1019"/>
        </table:table-row>
        <table:table-row table:style-name="ro2">
          <table:table-cell office:value-type="date" office:date-value="2022-11-26" calcext:value-type="date">
            <text:p>2022-11-26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7:05:19</text:p>
          </table:table-cell>
          <table:table-cell office:value-type="string" calcext:value-type="string">
            <text:p>15:59:48</text:p>
          </table:table-cell>
          <table:table-cell table:formula="of:=[.D331]-[.C331]" office:value-type="time" office:time-value="PT08H54M29S" calcext:value-type="time">
            <text:p>8:54:29</text:p>
          </table:table-cell>
          <table:table-cell table:number-columns-repeated="1019"/>
        </table:table-row>
        <table:table-row table:style-name="ro2">
          <table:table-cell office:value-type="date" office:date-value="2022-11-27" calcext:value-type="date">
            <text:p>2022-11-27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7:06:39</text:p>
          </table:table-cell>
          <table:table-cell office:value-type="string" calcext:value-type="string">
            <text:p>15:59:07</text:p>
          </table:table-cell>
          <table:table-cell table:formula="of:=[.D332]-[.C332]" office:value-type="time" office:time-value="PT08H52M28S" calcext:value-type="time">
            <text:p>8:52:28</text:p>
          </table:table-cell>
          <table:table-cell table:number-columns-repeated="1019"/>
        </table:table-row>
        <table:table-row table:style-name="ro2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7:07:58</text:p>
          </table:table-cell>
          <table:table-cell office:value-type="string" calcext:value-type="string">
            <text:p>15:58:28</text:p>
          </table:table-cell>
          <table:table-cell table:formula="of:=[.D333]-[.C333]" office:value-type="time" office:time-value="PT08H50M30S" calcext:value-type="time">
            <text:p>8:50:30</text:p>
          </table:table-cell>
          <table:table-cell table:number-columns-repeated="1019"/>
        </table:table-row>
        <table:table-row table:style-name="ro2">
          <table:table-cell office:value-type="date" office:date-value="2022-11-29" calcext:value-type="date">
            <text:p>2022-11-29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7:09:15</text:p>
          </table:table-cell>
          <table:table-cell office:value-type="string" calcext:value-type="string">
            <text:p>15:57:52</text:p>
          </table:table-cell>
          <table:table-cell table:formula="of:=[.D334]-[.C334]" office:value-type="time" office:time-value="PT08H48M37S" calcext:value-type="time">
            <text:p>8:48:37</text:p>
          </table:table-cell>
          <table:table-cell table:number-columns-repeated="1019"/>
        </table:table-row>
        <table:table-row table:style-name="ro2">
          <table:table-cell office:value-type="date" office:date-value="2022-11-30" calcext:value-type="date">
            <text:p>2022-11-30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7:10:32</text:p>
          </table:table-cell>
          <table:table-cell office:value-type="string" calcext:value-type="string">
            <text:p>15:57:18</text:p>
          </table:table-cell>
          <table:table-cell table:formula="of:=[.D335]-[.C335]" office:value-type="time" office:time-value="PT08H46M46S" calcext:value-type="time">
            <text:p>8:46:46</text:p>
          </table:table-cell>
          <table:table-cell table:number-columns-repeated="1019"/>
        </table:table-row>
        <table:table-row table:style-name="ro2">
          <table:table-cell office:value-type="date" office:date-value="2022-12-01" calcext:value-type="date">
            <text:p>2022-12-01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7:11:47</text:p>
          </table:table-cell>
          <table:table-cell office:value-type="string" calcext:value-type="string">
            <text:p>15:56:47</text:p>
          </table:table-cell>
          <table:table-cell table:formula="of:=[.D336]-[.C336]" office:value-type="time" office:time-value="PT08H45M00S" calcext:value-type="time">
            <text:p>8:45:00</text:p>
          </table:table-cell>
          <table:table-cell table:number-columns-repeated="1019"/>
        </table:table-row>
        <table:table-row table:style-name="ro2">
          <table:table-cell office:value-type="date" office:date-value="2022-12-02" calcext:value-type="date">
            <text:p>2022-12-02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7:13:00</text:p>
          </table:table-cell>
          <table:table-cell office:value-type="string" calcext:value-type="string">
            <text:p>15:56:19</text:p>
          </table:table-cell>
          <table:table-cell table:formula="of:=[.D337]-[.C337]" office:value-type="time" office:time-value="PT08H43M19S" calcext:value-type="time">
            <text:p>8:43:19</text:p>
          </table:table-cell>
          <table:table-cell table:number-columns-repeated="1019"/>
        </table:table-row>
        <table:table-row table:style-name="ro2">
          <table:table-cell office:value-type="date" office:date-value="2022-12-03" calcext:value-type="date">
            <text:p>2022-12-03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7:14:12</text:p>
          </table:table-cell>
          <table:table-cell office:value-type="string" calcext:value-type="string">
            <text:p>15:55:53</text:p>
          </table:table-cell>
          <table:table-cell table:formula="of:=[.D338]-[.C338]" office:value-type="time" office:time-value="PT08H41M41S" calcext:value-type="time">
            <text:p>8:41:41</text:p>
          </table:table-cell>
          <table:table-cell table:number-columns-repeated="1019"/>
        </table:table-row>
        <table:table-row table:style-name="ro2">
          <table:table-cell office:value-type="date" office:date-value="2022-12-04" calcext:value-type="date">
            <text:p>2022-12-04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7:15:22</text:p>
          </table:table-cell>
          <table:table-cell office:value-type="string" calcext:value-type="string">
            <text:p>15:55:30</text:p>
          </table:table-cell>
          <table:table-cell table:formula="of:=[.D339]-[.C339]" office:value-type="time" office:time-value="PT08H40M08S" calcext:value-type="time">
            <text:p>8:40:08</text:p>
          </table:table-cell>
          <table:table-cell table:number-columns-repeated="1019"/>
        </table:table-row>
        <table:table-row table:style-name="ro2">
          <table:table-cell office:value-type="date" office:date-value="2022-12-05" calcext:value-type="date">
            <text:p>2022-12-05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7:16:30</text:p>
          </table:table-cell>
          <table:table-cell office:value-type="string" calcext:value-type="string">
            <text:p>15:55:10</text:p>
          </table:table-cell>
          <table:table-cell table:formula="of:=[.D340]-[.C340]" office:value-type="time" office:time-value="PT08H38M40S" calcext:value-type="time">
            <text:p>8:38:40</text:p>
          </table:table-cell>
          <table:table-cell table:number-columns-repeated="1019"/>
        </table:table-row>
        <table:table-row table:style-name="ro2">
          <table:table-cell office:value-type="date" office:date-value="2022-12-06" calcext:value-type="date">
            <text:p>2022-12-06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7:17:37</text:p>
          </table:table-cell>
          <table:table-cell office:value-type="string" calcext:value-type="string">
            <text:p>15:54:53</text:p>
          </table:table-cell>
          <table:table-cell table:formula="of:=[.D341]-[.C341]" office:value-type="time" office:time-value="PT08H37M16S" calcext:value-type="time">
            <text:p>8:37:16</text:p>
          </table:table-cell>
          <table:table-cell table:number-columns-repeated="1019"/>
        </table:table-row>
        <table:table-row table:style-name="ro2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7:18:41</text:p>
          </table:table-cell>
          <table:table-cell office:value-type="string" calcext:value-type="string">
            <text:p>15:54:38</text:p>
          </table:table-cell>
          <table:table-cell table:formula="of:=[.D342]-[.C342]" office:value-type="time" office:time-value="PT08H35M57S" calcext:value-type="time">
            <text:p>8:35:57</text:p>
          </table:table-cell>
          <table:table-cell table:number-columns-repeated="1019"/>
        </table:table-row>
        <table:table-row table:style-name="ro2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7:19:44</text:p>
          </table:table-cell>
          <table:table-cell office:value-type="string" calcext:value-type="string">
            <text:p>15:54:26</text:p>
          </table:table-cell>
          <table:table-cell table:formula="of:=[.D343]-[.C343]" office:value-type="time" office:time-value="PT08H34M42S" calcext:value-type="time">
            <text:p>8:34:42</text:p>
          </table:table-cell>
          <table:table-cell table:number-columns-repeated="1019"/>
        </table:table-row>
        <table:table-row table:style-name="ro2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7:20:45</text:p>
          </table:table-cell>
          <table:table-cell office:value-type="string" calcext:value-type="string">
            <text:p>15:54:17</text:p>
          </table:table-cell>
          <table:table-cell table:formula="of:=[.D344]-[.C344]" office:value-type="time" office:time-value="PT08H33M32S" calcext:value-type="time">
            <text:p>8:33:32</text:p>
          </table:table-cell>
          <table:table-cell table:number-columns-repeated="1019"/>
        </table:table-row>
        <table:table-row table:style-name="ro2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7:21:44</text:p>
          </table:table-cell>
          <table:table-cell office:value-type="string" calcext:value-type="string">
            <text:p>15:54:11</text:p>
          </table:table-cell>
          <table:table-cell table:formula="of:=[.D345]-[.C345]" office:value-type="time" office:time-value="PT08H32M27S" calcext:value-type="time">
            <text:p>8:32:27</text:p>
          </table:table-cell>
          <table:table-cell table:number-columns-repeated="1019"/>
        </table:table-row>
        <table:table-row table:style-name="ro2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7:22:40</text:p>
          </table:table-cell>
          <table:table-cell office:value-type="string" calcext:value-type="string">
            <text:p>15:54:08</text:p>
          </table:table-cell>
          <table:table-cell table:formula="of:=[.D346]-[.C346]" office:value-type="time" office:time-value="PT08H31M28S" calcext:value-type="time">
            <text:p>8:31:28</text:p>
          </table:table-cell>
          <table:table-cell table:number-columns-repeated="1019"/>
        </table:table-row>
        <table:table-row table:style-name="ro2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7:23:35</text:p>
          </table:table-cell>
          <table:table-cell office:value-type="string" calcext:value-type="string">
            <text:p>15:54:07</text:p>
          </table:table-cell>
          <table:table-cell table:formula="of:=[.D347]-[.C347]" office:value-type="time" office:time-value="PT08H30M32S" calcext:value-type="time">
            <text:p>8:30:32</text:p>
          </table:table-cell>
          <table:table-cell table:number-columns-repeated="1019"/>
        </table:table-row>
        <table:table-row table:style-name="ro2">
          <table:table-cell office:value-type="date" office:date-value="2022-12-13" calcext:value-type="date">
            <text:p>2022-12-13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7:24:27</text:p>
          </table:table-cell>
          <table:table-cell office:value-type="string" calcext:value-type="string">
            <text:p>15:54:10</text:p>
          </table:table-cell>
          <table:table-cell table:formula="of:=[.D348]-[.C348]" office:value-type="time" office:time-value="PT08H29M43S" calcext:value-type="time">
            <text:p>8:29:43</text:p>
          </table:table-cell>
          <table:table-cell table:number-columns-repeated="1019"/>
        </table:table-row>
        <table:table-row table:style-name="ro2">
          <table:table-cell office:value-type="date" office:date-value="2022-12-14" calcext:value-type="date">
            <text:p>2022-12-14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7:25:17</text:p>
          </table:table-cell>
          <table:table-cell office:value-type="string" calcext:value-type="string">
            <text:p>15:54:15</text:p>
          </table:table-cell>
          <table:table-cell table:formula="of:=[.D349]-[.C349]" office:value-type="time" office:time-value="PT08H28M58S" calcext:value-type="time">
            <text:p>8:28:58</text:p>
          </table:table-cell>
          <table:table-cell table:number-columns-repeated="1019"/>
        </table:table-row>
        <table:table-row table:style-name="ro2">
          <table:table-cell office:value-type="date" office:date-value="2022-12-15" calcext:value-type="date">
            <text:p>2022-12-15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7:26:04</text:p>
          </table:table-cell>
          <table:table-cell office:value-type="string" calcext:value-type="string">
            <text:p>15:54:24</text:p>
          </table:table-cell>
          <table:table-cell table:formula="of:=[.D350]-[.C350]" office:value-type="time" office:time-value="PT08H28M20S" calcext:value-type="time">
            <text:p>8:28:20</text:p>
          </table:table-cell>
          <table:table-cell table:number-columns-repeated="1019"/>
        </table:table-row>
        <table:table-row table:style-name="ro2">
          <table:table-cell office:value-type="date" office:date-value="2022-12-16" calcext:value-type="date">
            <text:p>2022-12-16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7:26:49</text:p>
          </table:table-cell>
          <table:table-cell office:value-type="string" calcext:value-type="string">
            <text:p>15:54:35</text:p>
          </table:table-cell>
          <table:table-cell table:formula="of:=[.D351]-[.C351]" office:value-type="time" office:time-value="PT08H27M46S" calcext:value-type="time">
            <text:p>8:27:46</text:p>
          </table:table-cell>
          <table:table-cell table:number-columns-repeated="1019"/>
        </table:table-row>
        <table:table-row table:style-name="ro2">
          <table:table-cell office:value-type="date" office:date-value="2022-12-17" calcext:value-type="date">
            <text:p>2022-12-17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7:27:32</text:p>
          </table:table-cell>
          <table:table-cell office:value-type="string" calcext:value-type="string">
            <text:p>15:54:49</text:p>
          </table:table-cell>
          <table:table-cell table:formula="of:=[.D352]-[.C352]" office:value-type="time" office:time-value="PT08H27M17S" calcext:value-type="time">
            <text:p>8:27:17</text:p>
          </table:table-cell>
          <table:table-cell table:number-columns-repeated="1019"/>
        </table:table-row>
        <table:table-row table:style-name="ro2">
          <table:table-cell office:value-type="date" office:date-value="2022-12-18" calcext:value-type="date">
            <text:p>2022-12-18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7:28:12</text:p>
          </table:table-cell>
          <table:table-cell office:value-type="string" calcext:value-type="string">
            <text:p>15:55:05</text:p>
          </table:table-cell>
          <table:table-cell table:formula="of:=[.D353]-[.C353]" office:value-type="time" office:time-value="PT08H26M53S" calcext:value-type="time">
            <text:p>8:26:53</text:p>
          </table:table-cell>
          <table:table-cell table:number-columns-repeated="1019"/>
        </table:table-row>
        <table:table-row table:style-name="ro2"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7:28:50</text:p>
          </table:table-cell>
          <table:table-cell office:value-type="string" calcext:value-type="string">
            <text:p>15:55:25</text:p>
          </table:table-cell>
          <table:table-cell table:formula="of:=[.D354]-[.C354]" office:value-type="time" office:time-value="PT08H26M35S" calcext:value-type="time">
            <text:p>8:26:35</text:p>
          </table:table-cell>
          <table:table-cell table:number-columns-repeated="1019"/>
        </table:table-row>
        <table:table-row table:style-name="ro2">
          <table:table-cell office:value-type="date" office:date-value="2022-12-20" calcext:value-type="date">
            <text:p>2022-12-20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7:29:25</text:p>
          </table:table-cell>
          <table:table-cell office:value-type="string" calcext:value-type="string">
            <text:p>15:55:47</text:p>
          </table:table-cell>
          <table:table-cell table:formula="of:=[.D355]-[.C355]" office:value-type="time" office:time-value="PT08H26M22S" calcext:value-type="time">
            <text:p>8:26:22</text:p>
          </table:table-cell>
          <table:table-cell table:number-columns-repeated="1019"/>
        </table:table-row>
        <table:table-row table:style-name="ro2">
          <table:table-cell office:value-type="date" office:date-value="2022-12-21" calcext:value-type="date">
            <text:p>2022-12-21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7:29:57</text:p>
          </table:table-cell>
          <table:table-cell office:value-type="string" calcext:value-type="string">
            <text:p>15:56:12</text:p>
          </table:table-cell>
          <table:table-cell table:formula="of:=[.D356]-[.C356]" office:value-type="time" office:time-value="PT08H26M15S" calcext:value-type="time">
            <text:p>8:26:15</text:p>
          </table:table-cell>
          <table:table-cell table:number-columns-repeated="1019"/>
        </table:table-row>
        <table:table-row table:style-name="ro2">
          <table:table-cell office:value-type="date" office:date-value="2022-12-22" calcext:value-type="date">
            <text:p>2022-12-22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7:30:27</text:p>
          </table:table-cell>
          <table:table-cell office:value-type="string" calcext:value-type="string">
            <text:p>15:56:40</text:p>
          </table:table-cell>
          <table:table-cell table:formula="of:=[.D357]-[.C357]" office:value-type="time" office:time-value="PT08H26M13S" calcext:value-type="time">
            <text:p>8:26:13</text:p>
          </table:table-cell>
          <table:table-cell table:number-columns-repeated="1019"/>
        </table:table-row>
        <table:table-row table:style-name="ro2">
          <table:table-cell office:value-type="date" office:date-value="2022-12-23" calcext:value-type="date">
            <text:p>2022-12-23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7:30:54</text:p>
          </table:table-cell>
          <table:table-cell office:value-type="string" calcext:value-type="string">
            <text:p>15:57:11</text:p>
          </table:table-cell>
          <table:table-cell table:formula="of:=[.D358]-[.C358]" office:value-type="time" office:time-value="PT08H26M17S" calcext:value-type="time">
            <text:p>8:26:17</text:p>
          </table:table-cell>
          <table:table-cell table:number-columns-repeated="1019"/>
        </table:table-row>
        <table:table-row table:style-name="ro2">
          <table:table-cell office:value-type="date" office:date-value="2022-12-24" calcext:value-type="date">
            <text:p>2022-12-24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7:31:18</text:p>
          </table:table-cell>
          <table:table-cell office:value-type="string" calcext:value-type="string">
            <text:p>15:57:45</text:p>
          </table:table-cell>
          <table:table-cell table:formula="of:=[.D359]-[.C359]" office:value-type="time" office:time-value="PT08H26M27S" calcext:value-type="time">
            <text:p>8:26:27</text:p>
          </table:table-cell>
          <table:table-cell table:number-columns-repeated="1019"/>
        </table:table-row>
        <table:table-row table:style-name="ro2">
          <table:table-cell office:value-type="date" office:date-value="2022-12-25" calcext:value-type="date">
            <text:p>2022-12-25</text:p>
          </table:table-cell>
          <table:table-cell office:value-type="string" calcext:value-type="string">
            <text:p>Vasárnap</text:p>
          </table:table-cell>
          <table:table-cell office:value-type="string" calcext:value-type="string">
            <text:p>7:31:40</text:p>
          </table:table-cell>
          <table:table-cell office:value-type="string" calcext:value-type="string">
            <text:p>15:58:21</text:p>
          </table:table-cell>
          <table:table-cell table:formula="of:=[.D360]-[.C360]" office:value-type="time" office:time-value="PT08H26M41S" calcext:value-type="time">
            <text:p>8:26:41</text:p>
          </table:table-cell>
          <table:table-cell table:number-columns-repeated="1019"/>
        </table:table-row>
        <table:table-row table:style-name="ro2">
          <table:table-cell office:value-type="date" office:date-value="2022-12-26" calcext:value-type="date">
            <text:p>2022-12-26</text:p>
          </table:table-cell>
          <table:table-cell office:value-type="string" calcext:value-type="string">
            <text:p>Hétfő</text:p>
          </table:table-cell>
          <table:table-cell office:value-type="string" calcext:value-type="string">
            <text:p>7:31:59</text:p>
          </table:table-cell>
          <table:table-cell office:value-type="string" calcext:value-type="string">
            <text:p>15:58:59</text:p>
          </table:table-cell>
          <table:table-cell table:formula="of:=[.D361]-[.C361]" office:value-type="time" office:time-value="PT08H27M00S" calcext:value-type="time">
            <text:p>8:27:00</text:p>
          </table:table-cell>
          <table:table-cell table:number-columns-repeated="1019"/>
        </table:table-row>
        <table:table-row table:style-name="ro2">
          <table:table-cell office:value-type="date" office:date-value="2022-12-27" calcext:value-type="date">
            <text:p>2022-12-27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7:32:15</text:p>
          </table:table-cell>
          <table:table-cell office:value-type="string" calcext:value-type="string">
            <text:p>15:59:41</text:p>
          </table:table-cell>
          <table:table-cell table:formula="of:=[.D362]-[.C362]" office:value-type="time" office:time-value="PT08H27M26S" calcext:value-type="time">
            <text:p>8:27:26</text:p>
          </table:table-cell>
          <table:table-cell table:number-columns-repeated="1019"/>
        </table:table-row>
        <table:table-row table:style-name="ro2">
          <table:table-cell office:value-type="date" office:date-value="2022-12-28" calcext:value-type="date">
            <text:p>2022-12-28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7:32:28</text:p>
          </table:table-cell>
          <table:table-cell office:value-type="string" calcext:value-type="string">
            <text:p>16:00:25</text:p>
          </table:table-cell>
          <table:table-cell table:formula="of:=[.D363]-[.C363]" office:value-type="time" office:time-value="PT08H27M57S" calcext:value-type="time">
            <text:p>8:27:57</text:p>
          </table:table-cell>
          <table:table-cell table:number-columns-repeated="1019"/>
        </table:table-row>
        <table:table-row table:style-name="ro2">
          <table:table-cell office:value-type="date" office:date-value="2022-12-29" calcext:value-type="date">
            <text:p>2022-12-29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7:32:39</text:p>
          </table:table-cell>
          <table:table-cell office:value-type="string" calcext:value-type="string">
            <text:p>16:01:11</text:p>
          </table:table-cell>
          <table:table-cell table:formula="of:=[.D364]-[.C364]" office:value-type="time" office:time-value="PT08H28M32S" calcext:value-type="time">
            <text:p>8:28:32</text:p>
          </table:table-cell>
          <table:table-cell table:number-columns-repeated="1019"/>
        </table:table-row>
        <table:table-row table:style-name="ro2">
          <table:table-cell office:value-type="date" office:date-value="2022-12-30" calcext:value-type="date">
            <text:p>2022-12-30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7:32:46</text:p>
          </table:table-cell>
          <table:table-cell office:value-type="string" calcext:value-type="string">
            <text:p>16:02:00</text:p>
          </table:table-cell>
          <table:table-cell table:formula="of:=[.D365]-[.C365]" office:value-type="time" office:time-value="PT08H29M14S" calcext:value-type="time">
            <text:p>8:29:14</text:p>
          </table:table-cell>
          <table:table-cell table:number-columns-repeated="1019"/>
        </table:table-row>
        <table:table-row table:style-name="ro2">
          <table:table-cell office:value-type="date" office:date-value="2022-12-31" calcext:value-type="date">
            <text:p>2022-12-31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7:32:51</text:p>
          </table:table-cell>
          <table:table-cell office:value-type="string" calcext:value-type="string">
            <text:p>16:02:51</text:p>
          </table:table-cell>
          <table:table-cell table:formula="of:=[.D366]-[.C366]" office:value-type="time" office:time-value="PT08H30M00S" calcext:value-type="time">
            <text:p>8:30:0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26T18:57:16.391395001</dc:date>
    <meta:editing-duration>PT5H24M28S</meta:editing-duration>
    <meta:editing-cycles>9</meta:editing-cycles>
    <meta:document-statistic meta:table-count="1" meta:cell-count="1844" meta:object-count="0"/>
  </office:meta>
</office:document-meta>
</file>